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ow" table:style-name="ta1">
        <table:shapes>
          <draw:frame draw:z-index="0" draw:style-name="gr1" draw:text-style-name="P1" svg:width="918.37pt" svg:height="516.56pt" svg:x="383.41pt" svg:y="0pt">
            <draw:object draw:notify-on-update-of-ranges="flow.A1:flow.A1 flow.A2:flow.A401 flow.B1:flow.B1 flow.B2:flow.B401 flow.C1:flow.C1 flow.C2:flow.C401 flow.D1:flow.D1 flow.D2:flow.D4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per10</text:p>
          </table:table-cell>
          <table:table-cell office:value-type="string" calcext:value-type="string">
            <text:p>per90</text:p>
          </table:table-cell>
          <table:table-cell office:value-type="string" calcext:value-type="string">
            <text:p>per99</text:p>
          </table:table-cell>
        </table:table-row>
        <table:table-row table:style-name="ro1">
          <table:table-cell table:number-columns-repeated="4" office:value-type="float" office:value="0.60466028797962" calcext:value-type="float">
            <text:p>0.60466028797962</text:p>
          </table:table-cell>
        </table:table-row>
        <table:table-row table:style-name="ro1">
          <table:table-cell office:value-type="float" office:value="0.940509088045012" calcext:value-type="float">
            <text:p>0.940509088045012</text:p>
          </table:table-cell>
          <table:table-cell office:value-type="float" office:value="0.912778453177228" calcext:value-type="float">
            <text:p>0.912778453177228</text:p>
          </table:table-cell>
          <table:table-cell office:value-type="float" office:value="0.937183852400801" calcext:value-type="float">
            <text:p>0.937183852400801</text:p>
          </table:table-cell>
          <table:table-cell office:value-type="float" office:value="0.940173574758234" calcext:value-type="float">
            <text:p>0.940173574758234</text:p>
          </table:table-cell>
        </table:table-row>
        <table:table-row table:style-name="ro1">
          <table:table-cell office:value-type="float" office:value="0.214263872582375" calcext:value-type="float">
            <text:p>0.214263872582375</text:p>
          </table:table-cell>
          <table:table-cell office:value-type="float" office:value="0.224586748157668" calcext:value-type="float">
            <text:p>0.224586748157668</text:p>
          </table:table-cell>
          <table:table-cell office:value-type="float" office:value="0.937183852400801" calcext:value-type="float">
            <text:p>0.937183852400801</text:p>
          </table:table-cell>
          <table:table-cell office:value-type="float" office:value="0.940173574758234" calcext:value-type="float">
            <text:p>0.940173574758234</text:p>
          </table:table-cell>
        </table:table-row>
        <table:table-row table:style-name="ro1">
          <table:table-cell office:value-type="float" office:value="0.862491437447886" calcext:value-type="float">
            <text:p>0.862491437447886</text:p>
          </table:table-cell>
          <table:table-cell office:value-type="float" office:value="0.224586748157668" calcext:value-type="float">
            <text:p>0.224586748157668</text:p>
          </table:table-cell>
          <table:table-cell office:value-type="float" office:value="0.937183852400801" calcext:value-type="float">
            <text:p>0.937183852400801</text:p>
          </table:table-cell>
          <table:table-cell office:value-type="float" office:value="0.940173574758234" calcext:value-type="float">
            <text:p>0.940173574758234</text:p>
          </table:table-cell>
        </table:table-row>
        <table:table-row table:style-name="ro1">
          <table:table-cell office:value-type="float" office:value="0.975241618860578" calcext:value-type="float">
            <text:p>0.975241618860578</text:p>
          </table:table-cell>
          <table:table-cell office:value-type="float" office:value="0.224586748157668" calcext:value-type="float">
            <text:p>0.224586748157668</text:p>
          </table:table-cell>
          <table:table-cell office:value-type="float" office:value="0.974313380654242" calcext:value-type="float">
            <text:p>0.974313380654242</text:p>
          </table:table-cell>
          <table:table-cell office:value-type="float" office:value="0.975154167379026" calcext:value-type="float">
            <text:p>0.975154167379026</text:p>
          </table:table-cell>
        </table:table-row>
        <table:table-row table:style-name="ro1">
          <table:table-cell office:value-type="float" office:value="0.530585715350705" calcext:value-type="float">
            <text:p>0.530585715350705</text:p>
          </table:table-cell>
          <table:table-cell office:value-type="float" office:value="0.224586748157668" calcext:value-type="float">
            <text:p>0.224586748157668</text:p>
          </table:table-cell>
          <table:table-cell office:value-type="float" office:value="0.624921518210512" calcext:value-type="float">
            <text:p>0.624921518210512</text:p>
          </table:table-cell>
          <table:table-cell office:value-type="float" office:value="0.975154167379026" calcext:value-type="float">
            <text:p>0.975154167379026</text:p>
          </table:table-cell>
        </table:table-row>
        <table:table-row table:style-name="ro1">
          <table:table-cell office:value-type="float" office:value="0.222289417006788" calcext:value-type="float">
            <text:p>0.222289417006788</text:p>
          </table:table-cell>
          <table:table-cell office:value-type="float" office:value="0.222367104533629" calcext:value-type="float">
            <text:p>0.222367104533629</text:p>
          </table:table-cell>
          <table:table-cell office:value-type="float" office:value="0.624921518210512" calcext:value-type="float">
            <text:p>0.624921518210512</text:p>
          </table:table-cell>
          <table:table-cell office:value-type="float" office:value="0.975154167379026" calcext:value-type="float">
            <text:p>0.975154167379026</text:p>
          </table:table-cell>
        </table:table-row>
        <table:table-row table:style-name="ro1">
          <table:table-cell office:value-type="float" office:value="0.682653488013244" calcext:value-type="float">
            <text:p>0.682653488013244</text:p>
          </table:table-cell>
          <table:table-cell office:value-type="float" office:value="0.222367104533629" calcext:value-type="float">
            <text:p>0.222367104533629</text:p>
          </table:table-cell>
          <table:table-cell office:value-type="float" office:value="0.680433027636216" calcext:value-type="float">
            <text:p>0.680433027636216</text:p>
          </table:table-cell>
          <table:table-cell office:value-type="float" office:value="0.975154167379026" calcext:value-type="float">
            <text:p>0.975154167379026</text:p>
          </table:table-cell>
        </table:table-row>
        <table:table-row table:style-name="ro1">
          <table:table-cell office:value-type="float" office:value="0.64948946059294" calcext:value-type="float">
            <text:p>0.64948946059294</text:p>
          </table:table-cell>
          <table:table-cell office:value-type="float" office:value="0.222367104533629" calcext:value-type="float">
            <text:p>0.222367104533629</text:p>
          </table:table-cell>
          <table:table-cell office:value-type="float" office:value="0.680433027636216" calcext:value-type="float">
            <text:p>0.680433027636216</text:p>
          </table:table-cell>
          <table:table-cell office:value-type="float" office:value="0.975154167379026" calcext:value-type="float">
            <text:p>0.975154167379026</text:p>
          </table:table-cell>
        </table:table-row>
        <table:table-row table:style-name="ro1">
          <table:table-cell office:value-type="float" office:value="0.669575297699774" calcext:value-type="float">
            <text:p>0.669575297699774</text:p>
          </table:table-cell>
          <table:table-cell office:value-type="float" office:value="0.222367104533629" calcext:value-type="float">
            <text:p>0.222367104533629</text:p>
          </table:table-cell>
          <table:table-cell office:value-type="float" office:value="0.680433027636216" calcext:value-type="float">
            <text:p>0.680433027636216</text:p>
          </table:table-cell>
          <table:table-cell office:value-type="float" office:value="0.975154167379026" calcext:value-type="float">
            <text:p>0.975154167379026</text:p>
          </table:table-cell>
        </table:table-row>
        <table:table-row table:style-name="ro1">
          <table:table-cell office:value-type="float" office:value="0.434912473891458" calcext:value-type="float">
            <text:p>0.434912473891458</text:p>
          </table:table-cell>
          <table:table-cell office:value-type="float" office:value="0.222367104533629" calcext:value-type="float">
            <text:p>0.222367104533629</text:p>
          </table:table-cell>
          <table:table-cell office:value-type="float" office:value="0.680433027636216" calcext:value-type="float">
            <text:p>0.680433027636216</text:p>
          </table:table-cell>
          <table:table-cell office:value-type="float" office:value="0.975154167379026" calcext:value-type="float">
            <text:p>0.975154167379026</text:p>
          </table:table-cell>
        </table:table-row>
        <table:table-row table:style-name="ro1">
          <table:table-cell office:value-type="float" office:value="0.409618277884993" calcext:value-type="float">
            <text:p>0.409618277884993</text:p>
          </table:table-cell>
          <table:table-cell office:value-type="float" office:value="0.222367104533629" calcext:value-type="float">
            <text:p>0.222367104533629</text:p>
          </table:table-cell>
          <table:table-cell office:value-type="float" office:value="0.680433027636216" calcext:value-type="float">
            <text:p>0.680433027636216</text:p>
          </table:table-cell>
          <table:table-cell office:value-type="float" office:value="0.975154167379026" calcext:value-type="float">
            <text:p>0.975154167379026</text:p>
          </table:table-cell>
        </table:table-row>
        <table:table-row table:style-name="ro1">
          <table:table-cell office:value-type="float" office:value="0.0262651506096894" calcext:value-type="float">
            <text:p>0.026265150609689</text:p>
          </table:table-cell>
          <table:table-cell office:value-type="float" office:value="0.0382338144642022" calcext:value-type="float">
            <text:p>0.038233814464202</text:p>
          </table:table-cell>
          <table:table-cell office:value-type="float" office:value="0.680433027636216" calcext:value-type="float">
            <text:p>0.680433027636216</text:p>
          </table:table-cell>
          <table:table-cell office:value-type="float" office:value="0.975154167379026" calcext:value-type="float">
            <text:p>0.975154167379026</text:p>
          </table:table-cell>
        </table:table-row>
        <table:table-row table:style-name="ro1">
          <table:table-cell office:value-type="float" office:value="0.975674814987316" calcext:value-type="float">
            <text:p>0.975674814987316</text:p>
          </table:table-cell>
          <table:table-cell office:value-type="float" office:value="0.0382338144642022" calcext:value-type="float">
            <text:p>0.038233814464202</text:p>
          </table:table-cell>
          <table:table-cell office:value-type="float" office:value="0.956359931702665" calcext:value-type="float">
            <text:p>0.956359931702665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025193959794895" calcext:value-type="float">
            <text:p>0.025193959794895</text:p>
          </table:table-cell>
          <table:table-cell office:value-type="float" office:value="0.0261037170974048" calcext:value-type="float">
            <text:p>0.026103717097405</text:p>
          </table:table-cell>
          <table:table-cell office:value-type="float" office:value="0.400439948474146" calcext:value-type="float">
            <text:p>0.400439948474146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107381112820752" calcext:value-type="float">
            <text:p>0.107381112820752</text:p>
          </table:table-cell>
          <table:table-cell office:value-type="float" office:value="0.0733580169365602" calcext:value-type="float">
            <text:p>0.07335801693656</text:p>
          </table:table-cell>
          <table:table-cell office:value-type="float" office:value="0.400439948474146" calcext:value-type="float">
            <text:p>0.400439948474146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076190262303755" calcext:value-type="float">
            <text:p>0.076190262303755</text:p>
          </table:table-cell>
          <table:table-cell office:value-type="float" office:value="0.0733580169365602" calcext:value-type="float">
            <text:p>0.07335801693656</text:p>
          </table:table-cell>
          <table:table-cell office:value-type="float" office:value="0.400439948474146" calcext:value-type="float">
            <text:p>0.400439948474146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654270134424146" calcext:value-type="float">
            <text:p>0.654270134424146</text:p>
          </table:table-cell>
          <table:table-cell office:value-type="float" office:value="0.0733580169365602" calcext:value-type="float">
            <text:p>0.07335801693656</text:p>
          </table:table-cell>
          <table:table-cell office:value-type="float" office:value="0.633311678703504" calcext:value-type="float">
            <text:p>0.633311678703504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21647114665497" calcext:value-type="float">
            <text:p>0.21647114665497</text:p>
          </table:table-cell>
          <table:table-cell office:value-type="float" office:value="0.0733580169365602" calcext:value-type="float">
            <text:p>0.07335801693656</text:p>
          </table:table-cell>
          <table:table-cell office:value-type="float" office:value="0.408599801588391" calcext:value-type="float">
            <text:p>0.408599801588391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111674636764805" calcext:value-type="float">
            <text:p>0.111674636764805</text:p>
          </table:table-cell>
          <table:table-cell office:value-type="float" office:value="0.0733580169365602" calcext:value-type="float">
            <text:p>0.07335801693656</text:p>
          </table:table-cell>
          <table:table-cell office:value-type="float" office:value="0.408599801588391" calcext:value-type="float">
            <text:p>0.408599801588391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0929701554999249" calcext:value-type="float">
            <text:p>0.092970155499925</text:p>
          </table:table-cell>
          <table:table-cell office:value-type="float" office:value="0.0733580169365602" calcext:value-type="float">
            <text:p>0.07335801693656</text:p>
          </table:table-cell>
          <table:table-cell office:value-type="float" office:value="0.246322348586609" calcext:value-type="float">
            <text:p>0.246322348586609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499385493752413" calcext:value-type="float">
            <text:p>0.499385493752413</text:p>
          </table:table-cell>
          <table:table-cell office:value-type="float" office:value="0.0733580169365602" calcext:value-type="float">
            <text:p>0.07335801693656</text:p>
          </table:table-cell>
          <table:table-cell office:value-type="float" office:value="0.474307164051298" calcext:value-type="float">
            <text:p>0.474307164051298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625836626958125" calcext:value-type="float">
            <text:p>0.625836626958125</text:p>
          </table:table-cell>
          <table:table-cell office:value-type="float" office:value="0.0733580169365602" calcext:value-type="float">
            <text:p>0.07335801693656</text:p>
          </table:table-cell>
          <table:table-cell office:value-type="float" office:value="0.474307164051298" calcext:value-type="float">
            <text:p>0.474307164051298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835103801154353" calcext:value-type="float">
            <text:p>0.835103801154353</text:p>
          </table:table-cell>
          <table:table-cell office:value-type="float" office:value="0.439581951656653" calcext:value-type="float">
            <text:p>0.439581951656653</text:p>
          </table:table-cell>
          <table:table-cell office:value-type="float" office:value="0.796447018607597" calcext:value-type="float">
            <text:p>0.796447018607597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834805760219212" calcext:value-type="float">
            <text:p>0.834805760219212</text:p>
          </table:table-cell>
          <table:table-cell office:value-type="float" office:value="0.439581951656653" calcext:value-type="float">
            <text:p>0.439581951656653</text:p>
          </table:table-cell>
          <table:table-cell office:value-type="float" office:value="0.830543677817922" calcext:value-type="float">
            <text:p>0.830543677817922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718530449352775" calcext:value-type="float">
            <text:p>0.718530449352775</text:p>
          </table:table-cell>
          <table:table-cell office:value-type="float" office:value="0.568129646447493" calcext:value-type="float">
            <text:p>0.568129646447493</text:p>
          </table:table-cell>
          <table:table-cell office:value-type="float" office:value="0.778924678525228" calcext:value-type="float">
            <text:p>0.778924678525228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0429216421763342" calcext:value-type="float">
            <text:p>0.042921642176334</text:p>
          </table:table-cell>
          <table:table-cell office:value-type="float" office:value="0.105391316693168" calcext:value-type="float">
            <text:p>0.105391316693168</text:p>
          </table:table-cell>
          <table:table-cell office:value-type="float" office:value="0.778924678525228" calcext:value-type="float">
            <text:p>0.778924678525228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899750125717527" calcext:value-type="float">
            <text:p>0.899750125717527</text:p>
          </table:table-cell>
          <table:table-cell office:value-type="float" office:value="0.105391316693168" calcext:value-type="float">
            <text:p>0.105391316693168</text:p>
          </table:table-cell>
          <table:table-cell office:value-type="float" office:value="0.884911912904438" calcext:value-type="float">
            <text:p>0.884911912904438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599194252505881" calcext:value-type="float">
            <text:p>0.599194252505881</text:p>
          </table:table-cell>
          <table:table-cell office:value-type="float" office:value="0.105391316693168" calcext:value-type="float">
            <text:p>0.105391316693168</text:p>
          </table:table-cell>
          <table:table-cell office:value-type="float" office:value="0.884911912904438" calcext:value-type="float">
            <text:p>0.884911912904438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968746159965812" calcext:value-type="float">
            <text:p>0.968746159965812</text:p>
          </table:table-cell>
          <table:table-cell office:value-type="float" office:value="0.105391316693168" calcext:value-type="float">
            <text:p>0.105391316693168</text:p>
          </table:table-cell>
          <table:table-cell office:value-type="float" office:value="0.884911912904438" calcext:value-type="float">
            <text:p>0.884911912904438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181590846757564" calcext:value-type="float">
            <text:p>0.181590846757564</text:p>
          </table:table-cell>
          <table:table-cell office:value-type="float" office:value="0.105391316693168" calcext:value-type="float">
            <text:p>0.105391316693168</text:p>
          </table:table-cell>
          <table:table-cell office:value-type="float" office:value="0.591249672342069" calcext:value-type="float">
            <text:p>0.591249672342069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288638310127309" calcext:value-type="float">
            <text:p>0.288638310127309</text:p>
          </table:table-cell>
          <table:table-cell office:value-type="float" office:value="0.105391316693168" calcext:value-type="float">
            <text:p>0.105391316693168</text:p>
          </table:table-cell>
          <table:table-cell office:value-type="float" office:value="0.591249672342069" calcext:value-type="float">
            <text:p>0.591249672342069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57855090249582" calcext:value-type="float">
            <text:p>0.57855090249582</text:p>
          </table:table-cell>
          <table:table-cell office:value-type="float" office:value="0.295797588645946" calcext:value-type="float">
            <text:p>0.295797588645946</text:p>
          </table:table-cell>
          <table:table-cell office:value-type="float" office:value="0.586139503389856" calcext:value-type="float">
            <text:p>0.586139503389856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409419400031073" calcext:value-type="float">
            <text:p>0.409419400031073</text:p>
          </table:table-cell>
          <table:table-cell office:value-type="float" office:value="0.295797588645946" calcext:value-type="float">
            <text:p>0.295797588645946</text:p>
          </table:table-cell>
          <table:table-cell office:value-type="float" office:value="0.516289660165041" calcext:value-type="float">
            <text:p>0.516289660165041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170946032088393" calcext:value-type="float">
            <text:p>0.170946032088393</text:p>
          </table:table-cell>
          <table:table-cell office:value-type="float" office:value="0.189540944767177" calcext:value-type="float">
            <text:p>0.189540944767177</text:p>
          </table:table-cell>
          <table:table-cell office:value-type="float" office:value="0.516289660165041" calcext:value-type="float">
            <text:p>0.516289660165041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84099320643626" calcext:value-type="float">
            <text:p>0.84099320643626</text:p>
          </table:table-cell>
          <table:table-cell office:value-type="float" office:value="0.189540944767177" calcext:value-type="float">
            <text:p>0.189540944767177</text:p>
          </table:table-cell>
          <table:table-cell office:value-type="float" office:value="0.791462157005057" calcext:value-type="float">
            <text:p>0.791462157005057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34746838606941" calcext:value-type="float">
            <text:p>0.34746838606941</text:p>
          </table:table-cell>
          <table:table-cell office:value-type="float" office:value="0.189540944767177" calcext:value-type="float">
            <text:p>0.189540944767177</text:p>
          </table:table-cell>
          <table:table-cell office:value-type="float" office:value="0.791462157005057" calcext:value-type="float">
            <text:p>0.791462157005057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338977388395436" calcext:value-type="float">
            <text:p>0.338977388395436</text:p>
          </table:table-cell>
          <table:table-cell office:value-type="float" office:value="0.189540944767177" calcext:value-type="float">
            <text:p>0.189540944767177</text:p>
          </table:table-cell>
          <table:table-cell office:value-type="float" office:value="0.791462157005057" calcext:value-type="float">
            <text:p>0.791462157005057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390842445151151" calcext:value-type="float">
            <text:p>0.390842445151151</text:p>
          </table:table-cell>
          <table:table-cell office:value-type="float" office:value="0.189540944767177" calcext:value-type="float">
            <text:p>0.189540944767177</text:p>
          </table:table-cell>
          <table:table-cell office:value-type="float" office:value="0.791462157005057" calcext:value-type="float">
            <text:p>0.791462157005057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622001634597334" calcext:value-type="float">
            <text:p>0.622001634597334</text:p>
          </table:table-cell>
          <table:table-cell office:value-type="float" office:value="0.189540944767177" calcext:value-type="float">
            <text:p>0.189540944767177</text:p>
          </table:table-cell>
          <table:table-cell office:value-type="float" office:value="0.791462157005057" calcext:value-type="float">
            <text:p>0.791462157005057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837465924073446" calcext:value-type="float">
            <text:p>0.837465924073446</text:p>
          </table:table-cell>
          <table:table-cell office:value-type="float" office:value="0.189540944767177" calcext:value-type="float">
            <text:p>0.189540944767177</text:p>
          </table:table-cell>
          <table:table-cell office:value-type="float" office:value="0.829639557061811" calcext:value-type="float">
            <text:p>0.829639557061811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742590857371292" calcext:value-type="float">
            <text:p>0.742590857371292</text:p>
          </table:table-cell>
          <table:table-cell office:value-type="float" office:value="0.189540944767177" calcext:value-type="float">
            <text:p>0.189540944767177</text:p>
          </table:table-cell>
          <table:table-cell office:value-type="float" office:value="0.829639557061811" calcext:value-type="float">
            <text:p>0.829639557061811</text:p>
          </table:table-cell>
          <table:table-cell office:value-type="float" office:value="0.975671195788451" calcext:value-type="float">
            <text:p>0.975671195788451</text:p>
          </table:table-cell>
        </table:table-row>
        <table:table-row table:style-name="ro1">
          <table:table-cell office:value-type="float" office:value="0.994606366872326" calcext:value-type="float">
            <text:p>0.994606366872326</text:p>
          </table:table-cell>
          <table:table-cell office:value-type="float" office:value="0.189540944767177" calcext:value-type="float">
            <text:p>0.189540944767177</text:p>
          </table:table-cell>
          <table:table-cell office:value-type="float" office:value="0.965414709169231" calcext:value-type="float">
            <text:p>0.965414709169231</text:p>
          </table:table-cell>
          <table:table-cell office:value-type="float" office:value="0.994207829252841" calcext:value-type="float">
            <text:p>0.994207829252841</text:p>
          </table:table-cell>
        </table:table-row>
        <table:table-row table:style-name="ro1">
          <table:table-cell office:value-type="float" office:value="0.654379523407735" calcext:value-type="float">
            <text:p>0.654379523407735</text:p>
          </table:table-cell>
          <table:table-cell office:value-type="float" office:value="0.189540944767177" calcext:value-type="float">
            <text:p>0.189540944767177</text:p>
          </table:table-cell>
          <table:table-cell office:value-type="float" office:value="0.965414709169231" calcext:value-type="float">
            <text:p>0.965414709169231</text:p>
          </table:table-cell>
          <table:table-cell office:value-type="float" office:value="0.994207829252841" calcext:value-type="float">
            <text:p>0.994207829252841</text:p>
          </table:table-cell>
        </table:table-row>
        <table:table-row table:style-name="ro1">
          <table:table-cell office:value-type="float" office:value="0.0659348318652484" calcext:value-type="float">
            <text:p>0.065934831865248</text:p>
          </table:table-cell>
          <table:table-cell office:value-type="float" office:value="0.0886379954594802" calcext:value-type="float">
            <text:p>0.08863799545948</text:p>
          </table:table-cell>
          <table:table-cell office:value-type="float" office:value="0.965414709169231" calcext:value-type="float">
            <text:p>0.965414709169231</text:p>
          </table:table-cell>
          <table:table-cell office:value-type="float" office:value="0.994207829252841" calcext:value-type="float">
            <text:p>0.994207829252841</text:p>
          </table:table-cell>
        </table:table-row>
        <table:table-row table:style-name="ro1">
          <table:table-cell office:value-type="float" office:value="0.420217365675508" calcext:value-type="float">
            <text:p>0.420217365675508</text:p>
          </table:table-cell>
          <table:table-cell office:value-type="float" office:value="0.0886379954594802" calcext:value-type="float">
            <text:p>0.08863799545948</text:p>
          </table:table-cell>
          <table:table-cell office:value-type="float" office:value="0.965414709169231" calcext:value-type="float">
            <text:p>0.965414709169231</text:p>
          </table:table-cell>
          <table:table-cell office:value-type="float" office:value="0.994207829252841" calcext:value-type="float">
            <text:p>0.994207829252841</text:p>
          </table:table-cell>
        </table:table-row>
        <table:table-row table:style-name="ro1">
          <table:table-cell office:value-type="float" office:value="0.968744565816411" calcext:value-type="float">
            <text:p>0.968744565816411</text:p>
          </table:table-cell>
          <table:table-cell office:value-type="float" office:value="0.0886379954594802" calcext:value-type="float">
            <text:p>0.08863799545948</text:p>
          </table:table-cell>
          <table:table-cell office:value-type="float" office:value="0.968110949369377" calcext:value-type="float">
            <text:p>0.968110949369377</text:p>
          </table:table-cell>
          <table:table-cell office:value-type="float" office:value="0.994207829252841" calcext:value-type="float">
            <text:p>0.994207829252841</text:p>
          </table:table-cell>
        </table:table-row>
        <table:table-row table:style-name="ro1">
          <table:table-cell office:value-type="float" office:value="0.226509590761971" calcext:value-type="float">
            <text:p>0.226509590761971</text:p>
          </table:table-cell>
          <table:table-cell office:value-type="float" office:value="0.0886379954594802" calcext:value-type="float">
            <text:p>0.08863799545948</text:p>
          </table:table-cell>
          <table:table-cell office:value-type="float" office:value="0.968110949369377" calcext:value-type="float">
            <text:p>0.968110949369377</text:p>
          </table:table-cell>
          <table:table-cell office:value-type="float" office:value="0.994207829252841" calcext:value-type="float">
            <text:p>0.994207829252841</text:p>
          </table:table-cell>
        </table:table-row>
        <table:table-row table:style-name="ro1">
          <table:table-cell office:value-type="float" office:value="0.440094720890059" calcext:value-type="float">
            <text:p>0.440094720890059</text:p>
          </table:table-cell>
          <table:table-cell office:value-type="float" office:value="0.0886379954594802" calcext:value-type="float">
            <text:p>0.08863799545948</text:p>
          </table:table-cell>
          <table:table-cell office:value-type="float" office:value="0.968110949369377" calcext:value-type="float">
            <text:p>0.968110949369377</text:p>
          </table:table-cell>
          <table:table-cell office:value-type="float" office:value="0.832446594874566" calcext:value-type="float">
            <text:p>0.832446594874566</text:p>
          </table:table-cell>
        </table:table-row>
        <table:table-row table:style-name="ro1">
          <table:table-cell office:value-type="float" office:value="0.929299843203577" calcext:value-type="float">
            <text:p>0.929299843203577</text:p>
          </table:table-cell>
          <table:table-cell office:value-type="float" office:value="0.0886379954594802" calcext:value-type="float">
            <text:p>0.08863799545948</text:p>
          </table:table-cell>
          <table:table-cell office:value-type="float" office:value="0.968110949369377" calcext:value-type="float">
            <text:p>0.968110949369377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334818399125445" calcext:value-type="float">
            <text:p>0.334818399125445</text:p>
          </table:table-cell>
          <table:table-cell office:value-type="float" office:value="0.16335131978906" calcext:value-type="float">
            <text:p>0.16335131978906</text:p>
          </table:table-cell>
          <table:table-cell office:value-type="float" office:value="0.968110949369377" calcext:value-type="float">
            <text:p>0.968110949369377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755853225591031" calcext:value-type="float">
            <text:p>0.755853225591031</text:p>
          </table:table-cell>
          <table:table-cell office:value-type="float" office:value="0.16335131978906" calcext:value-type="float">
            <text:p>0.16335131978906</text:p>
          </table:table-cell>
          <table:table-cell office:value-type="float" office:value="0.968110949369377" calcext:value-type="float">
            <text:p>0.968110949369377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80499304548386" calcext:value-type="float">
            <text:p>0.80499304548386</text:p>
          </table:table-cell>
          <table:table-cell office:value-type="float" office:value="0.16335131978906" calcext:value-type="float">
            <text:p>0.16335131978906</text:p>
          </table:table-cell>
          <table:table-cell office:value-type="float" office:value="0.968110949369377" calcext:value-type="float">
            <text:p>0.968110949369377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183759416747548" calcext:value-type="float">
            <text:p>0.183759416747548</text:p>
          </table:table-cell>
          <table:table-cell office:value-type="float" office:value="0.169301202284246" calcext:value-type="float">
            <text:p>0.169301202284246</text:p>
          </table:table-cell>
          <table:table-cell office:value-type="float" office:value="0.968110949369377" calcext:value-type="float">
            <text:p>0.968110949369377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438007884259053" calcext:value-type="float">
            <text:p>0.438007884259053</text:p>
          </table:table-cell>
          <table:table-cell office:value-type="float" office:value="0.169301202284246" calcext:value-type="float">
            <text:p>0.169301202284246</text:p>
          </table:table-cell>
          <table:table-cell office:value-type="float" office:value="0.968110949369377" calcext:value-type="float">
            <text:p>0.968110949369377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0632202608191323" calcext:value-type="float">
            <text:p>0.063220260819132</text:p>
          </table:table-cell>
          <table:table-cell office:value-type="float" office:value="0.0864254667646259" calcext:value-type="float">
            <text:p>0.086425466764626</text:p>
          </table:table-cell>
          <table:table-cell office:value-type="float" office:value="0.711039731031239" calcext:value-type="float">
            <text:p>0.711039731031239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271576966125781" calcext:value-type="float">
            <text:p>0.271576966125781</text:p>
          </table:table-cell>
          <table:table-cell office:value-type="float" office:value="0.0864254667646259" calcext:value-type="float">
            <text:p>0.086425466764626</text:p>
          </table:table-cell>
          <table:table-cell office:value-type="float" office:value="0.711039731031239" calcext:value-type="float">
            <text:p>0.711039731031239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0658283904852482" calcext:value-type="float">
            <text:p>0.065828390485248</text:p>
          </table:table-cell>
          <table:table-cell office:value-type="float" office:value="0.0704587409666587" calcext:value-type="float">
            <text:p>0.070458740966659</text:p>
          </table:table-cell>
          <table:table-cell office:value-type="float" office:value="0.711039731031239" calcext:value-type="float">
            <text:p>0.711039731031239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458133016593446" calcext:value-type="float">
            <text:p>0.458133016593446</text:p>
          </table:table-cell>
          <table:table-cell office:value-type="float" office:value="0.0704587409666587" calcext:value-type="float">
            <text:p>0.070458740966659</text:p>
          </table:table-cell>
          <table:table-cell office:value-type="float" office:value="0.711039731031239" calcext:value-type="float">
            <text:p>0.711039731031239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691779727526282" calcext:value-type="float">
            <text:p>0.691779727526282</text:p>
          </table:table-cell>
          <table:table-cell office:value-type="float" office:value="0.238383331928719" calcext:value-type="float">
            <text:p>0.238383331928719</text:p>
          </table:table-cell>
          <table:table-cell office:value-type="float" office:value="0.711039731031239" calcext:value-type="float">
            <text:p>0.711039731031239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291793169543691" calcext:value-type="float">
            <text:p>0.291793169543691</text:p>
          </table:table-cell>
          <table:table-cell office:value-type="float" office:value="0.238383331928719" calcext:value-type="float">
            <text:p>0.238383331928719</text:p>
          </table:table-cell>
          <table:table-cell office:value-type="float" office:value="0.711039731031239" calcext:value-type="float">
            <text:p>0.711039731031239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574483073730671" calcext:value-type="float">
            <text:p>0.574483073730671</text:p>
          </table:table-cell>
          <table:table-cell office:value-type="float" office:value="0.238383331928719" calcext:value-type="float">
            <text:p>0.238383331928719</text:p>
          </table:table-cell>
          <table:table-cell office:value-type="float" office:value="0.711039731031239" calcext:value-type="float">
            <text:p>0.711039731031239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414351441814978" calcext:value-type="float">
            <text:p>0.414351441814978</text:p>
          </table:table-cell>
          <table:table-cell office:value-type="float" office:value="0.238383331928719" calcext:value-type="float">
            <text:p>0.238383331928719</text:p>
          </table:table-cell>
          <table:table-cell office:value-type="float" office:value="0.711039731031239" calcext:value-type="float">
            <text:p>0.711039731031239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860592676989594" calcext:value-type="float">
            <text:p>0.860592676989594</text:p>
          </table:table-cell>
          <table:table-cell office:value-type="float" office:value="0.238383331928719" calcext:value-type="float">
            <text:p>0.238383331928719</text:p>
          </table:table-cell>
          <table:table-cell office:value-type="float" office:value="0.711039731031239" calcext:value-type="float">
            <text:p>0.711039731031239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785115070196304" calcext:value-type="float">
            <text:p>0.785115070196304</text:p>
          </table:table-cell>
          <table:table-cell office:value-type="float" office:value="0.238383331928719" calcext:value-type="float">
            <text:p>0.238383331928719</text:p>
          </table:table-cell>
          <table:table-cell office:value-type="float" office:value="0.766945647382232" calcext:value-type="float">
            <text:p>0.766945647382232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78355110232412" calcext:value-type="float">
            <text:p>0.78355110232412</text:p>
          </table:table-cell>
          <table:table-cell office:value-type="float" office:value="0.238383331928719" calcext:value-type="float">
            <text:p>0.238383331928719</text:p>
          </table:table-cell>
          <table:table-cell office:value-type="float" office:value="0.779430951849817" calcext:value-type="float">
            <text:p>0.779430951849817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180389688742667" calcext:value-type="float">
            <text:p>0.180389688742667</text:p>
          </table:table-cell>
          <table:table-cell office:value-type="float" office:value="0.194942400703212" calcext:value-type="float">
            <text:p>0.194942400703212</text:p>
          </table:table-cell>
          <table:table-cell office:value-type="float" office:value="0.779430951849817" calcext:value-type="float">
            <text:p>0.779430951849817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185761471886246" calcext:value-type="float">
            <text:p>0.185761471886246</text:p>
          </table:table-cell>
          <table:table-cell office:value-type="float" office:value="0.188090961287565" calcext:value-type="float">
            <text:p>0.188090961287565</text:p>
          </table:table-cell>
          <table:table-cell office:value-type="float" office:value="0.779430951849817" calcext:value-type="float">
            <text:p>0.779430951849817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424287792614556" calcext:value-type="float">
            <text:p>0.424287792614556</text:p>
          </table:table-cell>
          <table:table-cell office:value-type="float" office:value="0.188090961287565" calcext:value-type="float">
            <text:p>0.188090961287565</text:p>
          </table:table-cell>
          <table:table-cell office:value-type="float" office:value="0.779430951849817" calcext:value-type="float">
            <text:p>0.779430951849817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833912323474154" calcext:value-type="float">
            <text:p>0.833912323474154</text:p>
          </table:table-cell>
          <table:table-cell office:value-type="float" office:value="0.188090961287565" calcext:value-type="float">
            <text:p>0.188090961287565</text:p>
          </table:table-cell>
          <table:table-cell office:value-type="float" office:value="0.779430951849817" calcext:value-type="float">
            <text:p>0.779430951849817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174950706024954" calcext:value-type="float">
            <text:p>0.174950706024954</text:p>
          </table:table-cell>
          <table:table-cell office:value-type="float" office:value="0.178393355927705" calcext:value-type="float">
            <text:p>0.178393355927705</text:p>
          </table:table-cell>
          <table:table-cell office:value-type="float" office:value="0.779430951849817" calcext:value-type="float">
            <text:p>0.779430951849817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464129726810059" calcext:value-type="float">
            <text:p>0.464129726810059</text:p>
          </table:table-cell>
          <table:table-cell office:value-type="float" office:value="0.178393355927705" calcext:value-type="float">
            <text:p>0.178393355927705</text:p>
          </table:table-cell>
          <table:table-cell office:value-type="float" office:value="0.779430951849817" calcext:value-type="float">
            <text:p>0.779430951849817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899904806272574" calcext:value-type="float">
            <text:p>0.899904806272574</text:p>
          </table:table-cell>
          <table:table-cell office:value-type="float" office:value="0.178393355927705" calcext:value-type="float">
            <text:p>0.178393355927705</text:p>
          </table:table-cell>
          <table:table-cell office:value-type="float" office:value="0.867690185859163" calcext:value-type="float">
            <text:p>0.867690185859163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128335694293658" calcext:value-type="float">
            <text:p>0.128335694293658</text:p>
          </table:table-cell>
          <table:table-cell office:value-type="float" office:value="0.141854916778766" calcext:value-type="float">
            <text:p>0.141854916778766</text:p>
          </table:table-cell>
          <table:table-cell office:value-type="float" office:value="0.867690185859163" calcext:value-type="float">
            <text:p>0.867690185859163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21003058696227" calcext:value-type="float">
            <text:p>0.21003058696227</text:p>
          </table:table-cell>
          <table:table-cell office:value-type="float" office:value="0.141854916778766" calcext:value-type="float">
            <text:p>0.141854916778766</text:p>
          </table:table-cell>
          <table:table-cell office:value-type="float" office:value="0.867690185859163" calcext:value-type="float">
            <text:p>0.867690185859163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370113838768236" calcext:value-type="float">
            <text:p>0.370113838768236</text:p>
          </table:table-cell>
          <table:table-cell office:value-type="float" office:value="0.141854916778766" calcext:value-type="float">
            <text:p>0.141854916778766</text:p>
          </table:table-cell>
          <table:table-cell office:value-type="float" office:value="0.867690185859163" calcext:value-type="float">
            <text:p>0.867690185859163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26856565109274" calcext:value-type="float">
            <text:p>0.26856565109274</text:p>
          </table:table-cell>
          <table:table-cell office:value-type="float" office:value="0.141854916778766" calcext:value-type="float">
            <text:p>0.141854916778766</text:p>
          </table:table-cell>
          <table:table-cell office:value-type="float" office:value="0.867690185859163" calcext:value-type="float">
            <text:p>0.867690185859163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413048210834218" calcext:value-type="float">
            <text:p>0.413048210834218</text:p>
          </table:table-cell>
          <table:table-cell office:value-type="float" office:value="0.141854916778766" calcext:value-type="float">
            <text:p>0.141854916778766</text:p>
          </table:table-cell>
          <table:table-cell office:value-type="float" office:value="0.867690185859163" calcext:value-type="float">
            <text:p>0.867690185859163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644637179536137" calcext:value-type="float">
            <text:p>0.644637179536137</text:p>
          </table:table-cell>
          <table:table-cell office:value-type="float" office:value="0.141854916778766" calcext:value-type="float">
            <text:p>0.141854916778766</text:p>
          </table:table-cell>
          <table:table-cell office:value-type="float" office:value="0.867690185859163" calcext:value-type="float">
            <text:p>0.867690185859163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854651072752696" calcext:value-type="float">
            <text:p>0.854651072752696</text:p>
          </table:table-cell>
          <table:table-cell office:value-type="float" office:value="0.141854916778766" calcext:value-type="float">
            <text:p>0.141854916778766</text:p>
          </table:table-cell>
          <table:table-cell office:value-type="float" office:value="0.867690185859163" calcext:value-type="float">
            <text:p>0.867690185859163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603616699517383" calcext:value-type="float">
            <text:p>0.603616699517383</text:p>
          </table:table-cell>
          <table:table-cell office:value-type="float" office:value="0.141854916778766" calcext:value-type="float">
            <text:p>0.141854916778766</text:p>
          </table:table-cell>
          <table:table-cell office:value-type="float" office:value="0.867690185859163" calcext:value-type="float">
            <text:p>0.867690185859163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160647306628953" calcext:value-type="float">
            <text:p>0.160647306628953</text:p>
          </table:table-cell>
          <table:table-cell office:value-type="float" office:value="0.141854916778766" calcext:value-type="float">
            <text:p>0.141854916778766</text:p>
          </table:table-cell>
          <table:table-cell office:value-type="float" office:value="0.867690185859163" calcext:value-type="float">
            <text:p>0.867690185859163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0389340890113056" calcext:value-type="float">
            <text:p>0.038934089011306</text:p>
          </table:table-cell>
          <table:table-cell office:value-type="float" office:value="0.0691193494519388" calcext:value-type="float">
            <text:p>0.069119349451939</text:p>
          </table:table-cell>
          <table:table-cell office:value-type="float" office:value="0.867690185859163" calcext:value-type="float">
            <text:p>0.867690185859163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689028994422591" calcext:value-type="float">
            <text:p>0.689028994422591</text:p>
          </table:table-cell>
          <table:table-cell office:value-type="float" office:value="0.0691193494519388" calcext:value-type="float">
            <text:p>0.069119349451939</text:p>
          </table:table-cell>
          <table:table-cell office:value-type="float" office:value="0.867690185859163" calcext:value-type="float">
            <text:p>0.867690185859163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138121141411369" calcext:value-type="float">
            <text:p>0.138121141411369</text:p>
          </table:table-cell>
          <table:table-cell office:value-type="float" office:value="0.0691193494519388" calcext:value-type="float">
            <text:p>0.069119349451939</text:p>
          </table:table-cell>
          <table:table-cell office:value-type="float" office:value="0.867690185859163" calcext:value-type="float">
            <text:p>0.867690185859163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383215934258071" calcext:value-type="float">
            <text:p>0.383215934258071</text:p>
          </table:table-cell>
          <table:table-cell office:value-type="float" office:value="0.0691193494519388" calcext:value-type="float">
            <text:p>0.069119349451939</text:p>
          </table:table-cell>
          <table:table-cell office:value-type="float" office:value="0.768208820027317" calcext:value-type="float">
            <text:p>0.768208820027317</text:p>
          </table:table-cell>
          <table:table-cell office:value-type="float" office:value="0.926937568854089" calcext:value-type="float">
            <text:p>0.926937568854089</text:p>
          </table:table-cell>
        </table:table-row>
        <table:table-row table:style-name="ro1">
          <table:table-cell office:value-type="float" office:value="0.999542411284479" calcext:value-type="float">
            <text:p>0.999542411284479</text:p>
          </table:table-cell>
          <table:table-cell office:value-type="float" office:value="0.258422108726108" calcext:value-type="float">
            <text:p>0.258422108726108</text:p>
          </table:table-cell>
          <table:table-cell office:value-type="float" office:value="0.768208820027317" calcext:value-type="float">
            <text:p>0.76820882002731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797483492800149" calcext:value-type="float">
            <text:p>0.797483492800149</text:p>
          </table:table-cell>
          <table:table-cell office:value-type="float" office:value="0.258422108726108" calcext:value-type="float">
            <text:p>0.258422108726108</text:p>
          </table:table-cell>
          <table:table-cell office:value-type="float" office:value="0.768208820027317" calcext:value-type="float">
            <text:p>0.76820882002731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340545936505176" calcext:value-type="float">
            <text:p>0.340545936505176</text:p>
          </table:table-cell>
          <table:table-cell office:value-type="float" office:value="0.258422108726108" calcext:value-type="float">
            <text:p>0.258422108726108</text:p>
          </table:table-cell>
          <table:table-cell office:value-type="float" office:value="0.768208820027317" calcext:value-type="float">
            <text:p>0.76820882002731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602722487326043" calcext:value-type="float">
            <text:p>0.602722487326043</text:p>
          </table:table-cell>
          <table:table-cell office:value-type="float" office:value="0.258422108726108" calcext:value-type="float">
            <text:p>0.258422108726108</text:p>
          </table:table-cell>
          <table:table-cell office:value-type="float" office:value="0.768208820027317" calcext:value-type="float">
            <text:p>0.76820882002731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649192607882891" calcext:value-type="float">
            <text:p>0.649192607882891</text:p>
          </table:table-cell>
          <table:table-cell office:value-type="float" office:value="0.258422108726108" calcext:value-type="float">
            <text:p>0.258422108726108</text:p>
          </table:table-cell>
          <table:table-cell office:value-type="float" office:value="0.768208820027317" calcext:value-type="float">
            <text:p>0.76820882002731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065733218281766" calcext:value-type="float">
            <text:p>0.065733218281766</text:p>
          </table:table-cell>
          <table:table-cell office:value-type="float" office:value="0.126443416640942" calcext:value-type="float">
            <text:p>0.126443416640942</text:p>
          </table:table-cell>
          <table:table-cell office:value-type="float" office:value="0.768208820027317" calcext:value-type="float">
            <text:p>0.76820882002731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296771043670174" calcext:value-type="float">
            <text:p>0.296771043670174</text:p>
          </table:table-cell>
          <table:table-cell office:value-type="float" office:value="0.126443416640942" calcext:value-type="float">
            <text:p>0.126443416640942</text:p>
          </table:table-cell>
          <table:table-cell office:value-type="float" office:value="0.768208820027317" calcext:value-type="float">
            <text:p>0.76820882002731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762540281465451" calcext:value-type="float">
            <text:p>0.762540281465451</text:p>
          </table:table-cell>
          <table:table-cell office:value-type="float" office:value="0.126443416640942" calcext:value-type="float">
            <text:p>0.126443416640942</text:p>
          </table:table-cell>
          <table:table-cell office:value-type="float" office:value="0.768208820027317" calcext:value-type="float">
            <text:p>0.76820882002731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156495670384455" calcext:value-type="float">
            <text:p>0.156495670384455</text:p>
          </table:table-cell>
          <table:table-cell office:value-type="float" office:value="0.126443416640942" calcext:value-type="float">
            <text:p>0.126443416640942</text:p>
          </table:table-cell>
          <table:table-cell office:value-type="float" office:value="0.768208820027317" calcext:value-type="float">
            <text:p>0.76820882002731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0094065421789575" calcext:value-type="float">
            <text:p>0.009406542178958</text:p>
          </table:table-cell>
          <table:table-cell office:value-type="float" office:value="0.126443416640942" calcext:value-type="float">
            <text:p>0.126443416640942</text:p>
          </table:table-cell>
          <table:table-cell office:value-type="float" office:value="0.625576812912964" calcext:value-type="float">
            <text:p>0.625576812912964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00225110935731895" calcext:value-type="float">
            <text:p>0.002251109357319</text:p>
          </table:table-cell>
          <table:table-cell office:value-type="float" office:value="0.042812233284967" calcext:value-type="float">
            <text:p>0.042812233284967</text:p>
          </table:table-cell>
          <table:table-cell office:value-type="float" office:value="0.625576812912964" calcext:value-type="float">
            <text:p>0.625576812912964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31908502121734" calcext:value-type="float">
            <text:p>0.31908502121734</text:p>
          </table:table-cell>
          <table:table-cell office:value-type="float" office:value="0.042812233284967" calcext:value-type="float">
            <text:p>0.042812233284967</text:p>
          </table:table-cell>
          <table:table-cell office:value-type="float" office:value="0.56892398635185" calcext:value-type="float">
            <text:p>0.56892398635185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0969628496516176" calcext:value-type="float">
            <text:p>0.096962849651618</text:p>
          </table:table-cell>
          <table:table-cell office:value-type="float" office:value="0.042812233284967" calcext:value-type="float">
            <text:p>0.042812233284967</text:p>
          </table:table-cell>
          <table:table-cell office:value-type="float" office:value="0.56892398635185" calcext:value-type="float">
            <text:p>0.56892398635185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413942190820319" calcext:value-type="float">
            <text:p>0.413942190820319</text:p>
          </table:table-cell>
          <table:table-cell office:value-type="float" office:value="0.042812233284967" calcext:value-type="float">
            <text:p>0.042812233284967</text:p>
          </table:table-cell>
          <table:table-cell office:value-type="float" office:value="0.56892398635185" calcext:value-type="float">
            <text:p>0.56892398635185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261997297553201" calcext:value-type="float">
            <text:p>0.261997297553201</text:p>
          </table:table-cell>
          <table:table-cell office:value-type="float" office:value="0.042812233284967" calcext:value-type="float">
            <text:p>0.042812233284967</text:p>
          </table:table-cell>
          <table:table-cell office:value-type="float" office:value="0.56892398635185" calcext:value-type="float">
            <text:p>0.56892398635185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439660331234208" calcext:value-type="float">
            <text:p>0.439660331234208</text:p>
          </table:table-cell>
          <table:table-cell office:value-type="float" office:value="0.042812233284967" calcext:value-type="float">
            <text:p>0.042812233284967</text:p>
          </table:table-cell>
          <table:table-cell office:value-type="float" office:value="0.56892398635185" calcext:value-type="float">
            <text:p>0.56892398635185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683089523532115" calcext:value-type="float">
            <text:p>0.683089523532115</text:p>
          </table:table-cell>
          <table:table-cell office:value-type="float" office:value="0.156437306975677" calcext:value-type="float">
            <text:p>0.156437306975677</text:p>
          </table:table-cell>
          <table:table-cell office:value-type="float" office:value="0.644280776569847" calcext:value-type="float">
            <text:p>0.64428077656984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879519936071822" calcext:value-type="float">
            <text:p>0.879519936071822</text:p>
          </table:table-cell>
          <table:table-cell office:value-type="float" office:value="0.156437306975677" calcext:value-type="float">
            <text:p>0.156437306975677</text:p>
          </table:table-cell>
          <table:table-cell office:value-type="float" office:value="0.799043381505357" calcext:value-type="float">
            <text:p>0.79904338150535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580339198761717" calcext:value-type="float">
            <text:p>0.580339198761717</text:p>
          </table:table-cell>
          <table:table-cell office:value-type="float" office:value="0.230481305540924" calcext:value-type="float">
            <text:p>0.230481305540924</text:p>
          </table:table-cell>
          <table:table-cell office:value-type="float" office:value="0.799043381505357" calcext:value-type="float">
            <text:p>0.79904338150535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156083173577506" calcext:value-type="float">
            <text:p>0.156083173577506</text:p>
          </table:table-cell>
          <table:table-cell office:value-type="float" office:value="0.181855075499474" calcext:value-type="float">
            <text:p>0.181855075499474</text:p>
          </table:table-cell>
          <table:table-cell office:value-type="float" office:value="0.799043381505357" calcext:value-type="float">
            <text:p>0.79904338150535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626685543079065" calcext:value-type="float">
            <text:p>0.626685543079065</text:p>
          </table:table-cell>
          <table:table-cell office:value-type="float" office:value="0.181855075499474" calcext:value-type="float">
            <text:p>0.181855075499474</text:p>
          </table:table-cell>
          <table:table-cell office:value-type="float" office:value="0.799043381505357" calcext:value-type="float">
            <text:p>0.79904338150535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055401565747874" calcext:value-type="float">
            <text:p>0.055401565747874</text:p>
          </table:table-cell>
          <table:table-cell office:value-type="float" office:value="0.0997424068296039" calcext:value-type="float">
            <text:p>0.099742406829604</text:p>
          </table:table-cell>
          <table:table-cell office:value-type="float" office:value="0.799043381505357" calcext:value-type="float">
            <text:p>0.79904338150535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656757487992803" calcext:value-type="float">
            <text:p>0.656757487992803</text:p>
          </table:table-cell>
          <table:table-cell office:value-type="float" office:value="0.0997424068296039" calcext:value-type="float">
            <text:p>0.099742406829604</text:p>
          </table:table-cell>
          <table:table-cell office:value-type="float" office:value="0.799043381505357" calcext:value-type="float">
            <text:p>0.79904338150535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0589537832936831" calcext:value-type="float">
            <text:p>0.058953783293683</text:p>
          </table:table-cell>
          <table:table-cell office:value-type="float" office:value="0.0734271658386873" calcext:value-type="float">
            <text:p>0.073427165838687</text:p>
          </table:table-cell>
          <table:table-cell office:value-type="float" office:value="0.799043381505357" calcext:value-type="float">
            <text:p>0.79904338150535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600594773530842" calcext:value-type="float">
            <text:p>0.600594773530842</text:p>
          </table:table-cell>
          <table:table-cell office:value-type="float" office:value="0.0734271658386873" calcext:value-type="float">
            <text:p>0.073427165838687</text:p>
          </table:table-cell>
          <table:table-cell office:value-type="float" office:value="0.765941028215196" calcext:value-type="float">
            <text:p>0.765941028215196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431530810327497" calcext:value-type="float">
            <text:p>0.431530810327497</text:p>
          </table:table-cell>
          <table:table-cell office:value-type="float" office:value="0.0734271658386873" calcext:value-type="float">
            <text:p>0.073427165838687</text:p>
          </table:table-cell>
          <table:table-cell office:value-type="float" office:value="0.765941028215196" calcext:value-type="float">
            <text:p>0.765941028215196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966000798357847" calcext:value-type="float">
            <text:p>0.966000798357847</text:p>
          </table:table-cell>
          <table:table-cell office:value-type="float" office:value="0.0734271658386873" calcext:value-type="float">
            <text:p>0.073427165838687</text:p>
          </table:table-cell>
          <table:table-cell office:value-type="float" office:value="0.893774747156187" calcext:value-type="float">
            <text:p>0.89377474715618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248659328913509" calcext:value-type="float">
            <text:p>0.248659328913509</text:p>
          </table:table-cell>
          <table:table-cell office:value-type="float" office:value="0.0734271658386873" calcext:value-type="float">
            <text:p>0.073427165838687</text:p>
          </table:table-cell>
          <table:table-cell office:value-type="float" office:value="0.893774747156187" calcext:value-type="float">
            <text:p>0.89377474715618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481197168362668" calcext:value-type="float">
            <text:p>0.481197168362668</text:p>
          </table:table-cell>
          <table:table-cell office:value-type="float" office:value="0.0734271658386873" calcext:value-type="float">
            <text:p>0.073427165838687</text:p>
          </table:table-cell>
          <table:table-cell office:value-type="float" office:value="0.893774747156187" calcext:value-type="float">
            <text:p>0.89377474715618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517305806455127" calcext:value-type="float">
            <text:p>0.517305806455127</text:p>
          </table:table-cell>
          <table:table-cell office:value-type="float" office:value="0.0734271658386873" calcext:value-type="float">
            <text:p>0.073427165838687</text:p>
          </table:table-cell>
          <table:table-cell office:value-type="float" office:value="0.893774747156187" calcext:value-type="float">
            <text:p>0.89377474715618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361173348788089" calcext:value-type="float">
            <text:p>0.361173348788089</text:p>
          </table:table-cell>
          <table:table-cell office:value-type="float" office:value="0.0734271658386873" calcext:value-type="float">
            <text:p>0.073427165838687</text:p>
          </table:table-cell>
          <table:table-cell office:value-type="float" office:value="0.893774747156187" calcext:value-type="float">
            <text:p>0.89377474715618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203482089100414" calcext:value-type="float">
            <text:p>0.203482089100414</text:p>
          </table:table-cell>
          <table:table-cell office:value-type="float" office:value="0.0940380887010845" calcext:value-type="float">
            <text:p>0.094038088701085</text:p>
          </table:table-cell>
          <table:table-cell office:value-type="float" office:value="0.784378129397745" calcext:value-type="float">
            <text:p>0.784378129397745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876128001317277" calcext:value-type="float">
            <text:p>0.876128001317277</text:p>
          </table:table-cell>
          <table:table-cell office:value-type="float" office:value="0.0940380887010845" calcext:value-type="float">
            <text:p>0.094038088701085</text:p>
          </table:table-cell>
          <table:table-cell office:value-type="float" office:value="0.841901560068298" calcext:value-type="float">
            <text:p>0.841901560068298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480114434344636" calcext:value-type="float">
            <text:p>0.480114434344636</text:p>
          </table:table-cell>
          <table:table-cell office:value-type="float" office:value="0.0940380887010845" calcext:value-type="float">
            <text:p>0.094038088701085</text:p>
          </table:table-cell>
          <table:table-cell office:value-type="float" office:value="0.841901560068298" calcext:value-type="float">
            <text:p>0.841901560068298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0638545852102756" calcext:value-type="float">
            <text:p>0.063854585210276</text:p>
          </table:table-cell>
          <table:table-cell office:value-type="float" office:value="0.0752321675230104" calcext:value-type="float">
            <text:p>0.07523216752301</text:p>
          </table:table-cell>
          <table:table-cell office:value-type="float" office:value="0.841901560068298" calcext:value-type="float">
            <text:p>0.841901560068298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147332507507476" calcext:value-type="float">
            <text:p>0.147332507507476</text:p>
          </table:table-cell>
          <table:table-cell office:value-type="float" office:value="0.0752321675230104" calcext:value-type="float">
            <text:p>0.07523216752301</text:p>
          </table:table-cell>
          <table:table-cell office:value-type="float" office:value="0.841901560068298" calcext:value-type="float">
            <text:p>0.841901560068298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350465666063364" calcext:value-type="float">
            <text:p>0.350465666063364</text:p>
          </table:table-cell>
          <table:table-cell office:value-type="float" office:value="0.0752321675230104" calcext:value-type="float">
            <text:p>0.07523216752301</text:p>
          </table:table-cell>
          <table:table-cell office:value-type="float" office:value="0.841901560068298" calcext:value-type="float">
            <text:p>0.841901560068298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689082883906036" calcext:value-type="float">
            <text:p>0.689082883906036</text:p>
          </table:table-cell>
          <table:table-cell office:value-type="float" office:value="0.0752321675230104" calcext:value-type="float">
            <text:p>0.07523216752301</text:p>
          </table:table-cell>
          <table:table-cell office:value-type="float" office:value="0.841901560068298" calcext:value-type="float">
            <text:p>0.841901560068298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831295737487562" calcext:value-type="float">
            <text:p>0.831295737487562</text:p>
          </table:table-cell>
          <table:table-cell office:value-type="float" office:value="0.0752321675230104" calcext:value-type="float">
            <text:p>0.07523216752301</text:p>
          </table:table-cell>
          <table:table-cell office:value-type="float" office:value="0.841901560068298" calcext:value-type="float">
            <text:p>0.841901560068298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863355935690071" calcext:value-type="float">
            <text:p>0.863355935690071</text:p>
          </table:table-cell>
          <table:table-cell office:value-type="float" office:value="0.0752321675230104" calcext:value-type="float">
            <text:p>0.07523216752301</text:p>
          </table:table-cell>
          <table:table-cell office:value-type="float" office:value="0.855063753701288" calcext:value-type="float">
            <text:p>0.855063753701288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633149717991664" calcext:value-type="float">
            <text:p>0.633149717991664</text:p>
          </table:table-cell>
          <table:table-cell office:value-type="float" office:value="0.0752321675230104" calcext:value-type="float">
            <text:p>0.07523216752301</text:p>
          </table:table-cell>
          <table:table-cell office:value-type="float" office:value="0.855063753701288" calcext:value-type="float">
            <text:p>0.855063753701288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137102073221654" calcext:value-type="float">
            <text:p>0.137102073221654</text:p>
          </table:table-cell>
          <table:table-cell office:value-type="float" office:value="0.0752321675230104" calcext:value-type="float">
            <text:p>0.07523216752301</text:p>
          </table:table-cell>
          <table:table-cell office:value-type="float" office:value="0.855063753701288" calcext:value-type="float">
            <text:p>0.855063753701288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480847505212529" calcext:value-type="float">
            <text:p>0.480847505212529</text:p>
          </table:table-cell>
          <table:table-cell office:value-type="float" office:value="0.0752321675230104" calcext:value-type="float">
            <text:p>0.07523216752301</text:p>
          </table:table-cell>
          <table:table-cell office:value-type="float" office:value="0.855063753701288" calcext:value-type="float">
            <text:p>0.855063753701288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309838527001328" calcext:value-type="float">
            <text:p>0.309838527001328</text:p>
          </table:table-cell>
          <table:table-cell office:value-type="float" office:value="0.109481271096487" calcext:value-type="float">
            <text:p>0.109481271096487</text:p>
          </table:table-cell>
          <table:table-cell office:value-type="float" office:value="0.855063753701288" calcext:value-type="float">
            <text:p>0.855063753701288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857490715723978" calcext:value-type="float">
            <text:p>0.857490715723978</text:p>
          </table:table-cell>
          <table:table-cell office:value-type="float" office:value="0.109481271096487" calcext:value-type="float">
            <text:p>0.109481271096487</text:p>
          </table:table-cell>
          <table:table-cell office:value-type="float" office:value="0.85653019601107" calcext:value-type="float">
            <text:p>0.8565301960110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616291445437977" calcext:value-type="float">
            <text:p>0.616291445437977</text:p>
          </table:table-cell>
          <table:table-cell office:value-type="float" office:value="0.109481271096487" calcext:value-type="float">
            <text:p>0.109481271096487</text:p>
          </table:table-cell>
          <table:table-cell office:value-type="float" office:value="0.85653019601107" calcext:value-type="float">
            <text:p>0.8565301960110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49203778837184" calcext:value-type="float">
            <text:p>0.49203778837184</text:p>
          </table:table-cell>
          <table:table-cell office:value-type="float" office:value="0.109481271096487" calcext:value-type="float">
            <text:p>0.109481271096487</text:p>
          </table:table-cell>
          <table:table-cell office:value-type="float" office:value="0.85653019601107" calcext:value-type="float">
            <text:p>0.8565301960110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0769357781740662" calcext:value-type="float">
            <text:p>0.076935778174066</text:p>
          </table:table-cell>
          <table:table-cell office:value-type="float" office:value="0.0899929519812651" calcext:value-type="float">
            <text:p>0.089992951981265</text:p>
          </table:table-cell>
          <table:table-cell office:value-type="float" office:value="0.85653019601107" calcext:value-type="float">
            <text:p>0.8565301960110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179834046345808" calcext:value-type="float">
            <text:p>0.179834046345808</text:p>
          </table:table-cell>
          <table:table-cell office:value-type="float" office:value="0.0899929519812651" calcext:value-type="float">
            <text:p>0.089992951981265</text:p>
          </table:table-cell>
          <table:table-cell office:value-type="float" office:value="0.85653019601107" calcext:value-type="float">
            <text:p>0.8565301960110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203822951448716" calcext:value-type="float">
            <text:p>0.203822951448716</text:p>
          </table:table-cell>
          <table:table-cell office:value-type="float" office:value="0.0899929519812651" calcext:value-type="float">
            <text:p>0.089992951981265</text:p>
          </table:table-cell>
          <table:table-cell office:value-type="float" office:value="0.85653019601107" calcext:value-type="float">
            <text:p>0.8565301960110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6640792144603" calcext:value-type="float">
            <text:p>0.6640792144603</text:p>
          </table:table-cell>
          <table:table-cell office:value-type="float" office:value="0.0899929519812651" calcext:value-type="float">
            <text:p>0.089992951981265</text:p>
          </table:table-cell>
          <table:table-cell office:value-type="float" office:value="0.85653019601107" calcext:value-type="float">
            <text:p>0.8565301960110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0940592054067492" calcext:value-type="float">
            <text:p>0.094059205406749</text:p>
          </table:table-cell>
          <table:table-cell office:value-type="float" office:value="0.0899929519812651" calcext:value-type="float">
            <text:p>0.089992951981265</text:p>
          </table:table-cell>
          <table:table-cell office:value-type="float" office:value="0.85653019601107" calcext:value-type="float">
            <text:p>0.8565301960110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573012097296325" calcext:value-type="float">
            <text:p>0.573012097296325</text:p>
          </table:table-cell>
          <table:table-cell office:value-type="float" office:value="0.0899929519812651" calcext:value-type="float">
            <text:p>0.089992951981265</text:p>
          </table:table-cell>
          <table:table-cell office:value-type="float" office:value="0.85653019601107" calcext:value-type="float">
            <text:p>0.8565301960110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313447374499911" calcext:value-type="float">
            <text:p>0.313447374499911</text:p>
          </table:table-cell>
          <table:table-cell office:value-type="float" office:value="0.0899929519812651" calcext:value-type="float">
            <text:p>0.089992951981265</text:p>
          </table:table-cell>
          <table:table-cell office:value-type="float" office:value="0.85653019601107" calcext:value-type="float">
            <text:p>0.8565301960110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522229884721665" calcext:value-type="float">
            <text:p>0.522229884721665</text:p>
          </table:table-cell>
          <table:table-cell office:value-type="float" office:value="0.0899929519812651" calcext:value-type="float">
            <text:p>0.089992951981265</text:p>
          </table:table-cell>
          <table:table-cell office:value-type="float" office:value="0.85653019601107" calcext:value-type="float">
            <text:p>0.8565301960110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356624304623517" calcext:value-type="float">
            <text:p>0.356624304623517</text:p>
          </table:table-cell>
          <table:table-cell office:value-type="float" office:value="0.0899929519812651" calcext:value-type="float">
            <text:p>0.089992951981265</text:p>
          </table:table-cell>
          <table:table-cell office:value-type="float" office:value="0.85653019601107" calcext:value-type="float">
            <text:p>0.85653019601107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891239204267491" calcext:value-type="float">
            <text:p>0.891239204267491</text:p>
          </table:table-cell>
          <table:table-cell office:value-type="float" office:value="0.197759764662667" calcext:value-type="float">
            <text:p>0.197759764662667</text:p>
          </table:table-cell>
          <table:table-cell office:value-type="float" office:value="0.876768684790324" calcext:value-type="float">
            <text:p>0.876768684790324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730821632655765" calcext:value-type="float">
            <text:p>0.730821632655765</text:p>
          </table:table-cell>
          <table:table-cell office:value-type="float" office:value="0.269024720276718" calcext:value-type="float">
            <text:p>0.269024720276718</text:p>
          </table:table-cell>
          <table:table-cell office:value-type="float" office:value="0.876768684790324" calcext:value-type="float">
            <text:p>0.876768684790324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222527527916819" calcext:value-type="float">
            <text:p>0.222527527916819</text:p>
          </table:table-cell>
          <table:table-cell office:value-type="float" office:value="0.242069826155037" calcext:value-type="float">
            <text:p>0.242069826155037</text:p>
          </table:table-cell>
          <table:table-cell office:value-type="float" office:value="0.876768684790324" calcext:value-type="float">
            <text:p>0.876768684790324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410024466317113" calcext:value-type="float">
            <text:p>0.410024466317113</text:p>
          </table:table-cell>
          <table:table-cell office:value-type="float" office:value="0.264256700681071" calcext:value-type="float">
            <text:p>0.264256700681071</text:p>
          </table:table-cell>
          <table:table-cell office:value-type="float" office:value="0.876768684790324" calcext:value-type="float">
            <text:p>0.876768684790324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366483733848687" calcext:value-type="float">
            <text:p>0.366483733848687</text:p>
          </table:table-cell>
          <table:table-cell office:value-type="float" office:value="0.264256700681071" calcext:value-type="float">
            <text:p>0.264256700681071</text:p>
          </table:table-cell>
          <table:table-cell office:value-type="float" office:value="0.876768684790324" calcext:value-type="float">
            <text:p>0.876768684790324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686107439847995" calcext:value-type="float">
            <text:p>0.686107439847995</text:p>
          </table:table-cell>
          <table:table-cell office:value-type="float" office:value="0.264256700681071" calcext:value-type="float">
            <text:p>0.264256700681071</text:p>
          </table:table-cell>
          <table:table-cell office:value-type="float" office:value="0.876768684790324" calcext:value-type="float">
            <text:p>0.876768684790324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288628136058482" calcext:value-type="float">
            <text:p>0.288628136058482</text:p>
          </table:table-cell>
          <table:table-cell office:value-type="float" office:value="0.264256700681071" calcext:value-type="float">
            <text:p>0.264256700681071</text:p>
          </table:table-cell>
          <table:table-cell office:value-type="float" office:value="0.876768684790324" calcext:value-type="float">
            <text:p>0.876768684790324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205728637185671" calcext:value-type="float">
            <text:p>0.205728637185671</text:p>
          </table:table-cell>
          <table:table-cell office:value-type="float" office:value="0.230812092969414" calcext:value-type="float">
            <text:p>0.230812092969414</text:p>
          </table:table-cell>
          <table:table-cell office:value-type="float" office:value="0.876768684790324" calcext:value-type="float">
            <text:p>0.876768684790324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284790833137666" calcext:value-type="float">
            <text:p>0.284790833137666</text:p>
          </table:table-cell>
          <table:table-cell office:value-type="float" office:value="0.230812092969414" calcext:value-type="float">
            <text:p>0.230812092969414</text:p>
          </table:table-cell>
          <table:table-cell office:value-type="float" office:value="0.876768684790324" calcext:value-type="float">
            <text:p>0.876768684790324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287027779441704" calcext:value-type="float">
            <text:p>0.287027779441704</text:p>
          </table:table-cell>
          <table:table-cell office:value-type="float" office:value="0.230812092969414" calcext:value-type="float">
            <text:p>0.230812092969414</text:p>
          </table:table-cell>
          <table:table-cell office:value-type="float" office:value="0.876768684790324" calcext:value-type="float">
            <text:p>0.876768684790324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0794080985835464" calcext:value-type="float">
            <text:p>0.079408098583546</text:p>
          </table:table-cell>
          <table:table-cell office:value-type="float" office:value="0.230812092969414" calcext:value-type="float">
            <text:p>0.230812092969414</text:p>
          </table:table-cell>
          <table:table-cell office:value-type="float" office:value="0.876768684790324" calcext:value-type="float">
            <text:p>0.876768684790324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482733299232555" calcext:value-type="float">
            <text:p>0.482733299232555</text:p>
          </table:table-cell>
          <table:table-cell office:value-type="float" office:value="0.230812092969414" calcext:value-type="float">
            <text:p>0.230812092969414</text:p>
          </table:table-cell>
          <table:table-cell office:value-type="float" office:value="0.876768684790324" calcext:value-type="float">
            <text:p>0.876768684790324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556025243390733" calcext:value-type="float">
            <text:p>0.556025243390733</text:p>
          </table:table-cell>
          <table:table-cell office:value-type="float" office:value="0.230812092969414" calcext:value-type="float">
            <text:p>0.230812092969414</text:p>
          </table:table-cell>
          <table:table-cell office:value-type="float" office:value="0.876768684790324" calcext:value-type="float">
            <text:p>0.876768684790324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691942488241772" calcext:value-type="float">
            <text:p>0.691942488241772</text:p>
          </table:table-cell>
          <table:table-cell office:value-type="float" office:value="0.230812092969414" calcext:value-type="float">
            <text:p>0.230812092969414</text:p>
          </table:table-cell>
          <table:table-cell office:value-type="float" office:value="0.876768684790324" calcext:value-type="float">
            <text:p>0.876768684790324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583209754235874" calcext:value-type="float">
            <text:p>0.583209754235874</text:p>
          </table:table-cell>
          <table:table-cell office:value-type="float" office:value="0.230812092969414" calcext:value-type="float">
            <text:p>0.230812092969414</text:p>
          </table:table-cell>
          <table:table-cell office:value-type="float" office:value="0.876768684790324" calcext:value-type="float">
            <text:p>0.876768684790324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832092024620797" calcext:value-type="float">
            <text:p>0.832092024620797</text:p>
          </table:table-cell>
          <table:table-cell office:value-type="float" office:value="0.230812092969414" calcext:value-type="float">
            <text:p>0.230812092969414</text:p>
          </table:table-cell>
          <table:table-cell office:value-type="float" office:value="0.876768684790324" calcext:value-type="float">
            <text:p>0.876768684790324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793097689943577" calcext:value-type="float">
            <text:p>0.793097689943577</text:p>
          </table:table-cell>
          <table:table-cell office:value-type="float" office:value="0.299761890268514" calcext:value-type="float">
            <text:p>0.299761890268514</text:p>
          </table:table-cell>
          <table:table-cell office:value-type="float" office:value="0.876768684790324" calcext:value-type="float">
            <text:p>0.876768684790324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960517410146679" calcext:value-type="float">
            <text:p>0.960517410146679</text:p>
          </table:table-cell>
          <table:table-cell office:value-type="float" office:value="0.299761890268514" calcext:value-type="float">
            <text:p>0.299761890268514</text:p>
          </table:table-cell>
          <table:table-cell office:value-type="float" office:value="0.923295754432744" calcext:value-type="float">
            <text:p>0.923295754432744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320902211670713" calcext:value-type="float">
            <text:p>0.320902211670713</text:p>
          </table:table-cell>
          <table:table-cell office:value-type="float" office:value="0.299761890268514" calcext:value-type="float">
            <text:p>0.299761890268514</text:p>
          </table:table-cell>
          <table:table-cell office:value-type="float" office:value="0.923295754432744" calcext:value-type="float">
            <text:p>0.923295754432744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234754487431478" calcext:value-type="float">
            <text:p>0.234754487431478</text:p>
          </table:table-cell>
          <table:table-cell office:value-type="float" office:value="0.263846198093356" calcext:value-type="float">
            <text:p>0.263846198093356</text:p>
          </table:table-cell>
          <table:table-cell office:value-type="float" office:value="0.923295754432744" calcext:value-type="float">
            <text:p>0.923295754432744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352568841023171" calcext:value-type="float">
            <text:p>0.352568841023171</text:p>
          </table:table-cell>
          <table:table-cell office:value-type="float" office:value="0.263846198093356" calcext:value-type="float">
            <text:p>0.263846198093356</text:p>
          </table:table-cell>
          <table:table-cell office:value-type="float" office:value="0.923295754432744" calcext:value-type="float">
            <text:p>0.923295754432744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576797461723825" calcext:value-type="float">
            <text:p>0.576797461723825</text:p>
          </table:table-cell>
          <table:table-cell office:value-type="float" office:value="0.263846198093356" calcext:value-type="float">
            <text:p>0.263846198093356</text:p>
          </table:table-cell>
          <table:table-cell office:value-type="float" office:value="0.881947509479412" calcext:value-type="float">
            <text:p>0.881947509479412</text:p>
          </table:table-cell>
          <table:table-cell office:value-type="float" office:value="0.996515759970898" calcext:value-type="float">
            <text:p>0.996515759970898</text:p>
          </table:table-cell>
        </table:table-row>
        <table:table-row table:style-name="ro1">
          <table:table-cell office:value-type="float" office:value="0.885666504560731" calcext:value-type="float">
            <text:p>0.885666504560731</text:p>
          </table:table-cell>
          <table:table-cell office:value-type="float" office:value="0.263846198093356" calcext:value-type="float">
            <text:p>0.263846198093356</text:p>
          </table:table-cell>
          <table:table-cell office:value-type="float" office:value="0.883985315003423" calcext:value-type="float">
            <text:p>0.883985315003423</text:p>
          </table:table-cell>
          <table:table-cell office:value-type="float" office:value="0.984424213157681" calcext:value-type="float">
            <text:p>0.984424213157681</text:p>
          </table:table-cell>
        </table:table-row>
        <table:table-row table:style-name="ro1">
          <table:table-cell office:value-type="float" office:value="0.289231938368278" calcext:value-type="float">
            <text:p>0.289231938368278</text:p>
          </table:table-cell>
          <table:table-cell office:value-type="float" office:value="0.263846198093356" calcext:value-type="float">
            <text:p>0.263846198093356</text:p>
          </table:table-cell>
          <table:table-cell office:value-type="float" office:value="0.883985315003423" calcext:value-type="float">
            <text:p>0.883985315003423</text:p>
          </table:table-cell>
          <table:table-cell office:value-type="float" office:value="0.984424213157681" calcext:value-type="float">
            <text:p>0.984424213157681</text:p>
          </table:table-cell>
        </table:table-row>
        <table:table-row table:style-name="ro1">
          <table:table-cell office:value-type="float" office:value="0.596212370406206" calcext:value-type="float">
            <text:p>0.596212370406206</text:p>
          </table:table-cell>
          <table:table-cell office:value-type="float" office:value="0.263846198093356" calcext:value-type="float">
            <text:p>0.263846198093356</text:p>
          </table:table-cell>
          <table:table-cell office:value-type="float" office:value="0.883985315003423" calcext:value-type="float">
            <text:p>0.883985315003423</text:p>
          </table:table-cell>
          <table:table-cell office:value-type="float" office:value="0.984424213157681" calcext:value-type="float">
            <text:p>0.984424213157681</text:p>
          </table:table-cell>
        </table:table-row>
        <table:table-row table:style-name="ro1">
          <table:table-cell office:value-type="float" office:value="0.442145026920983" calcext:value-type="float">
            <text:p>0.442145026920983</text:p>
          </table:table-cell>
          <table:table-cell office:value-type="float" office:value="0.263846198093356" calcext:value-type="float">
            <text:p>0.263846198093356</text:p>
          </table:table-cell>
          <table:table-cell office:value-type="float" office:value="0.883985315003423" calcext:value-type="float">
            <text:p>0.883985315003423</text:p>
          </table:table-cell>
          <table:table-cell office:value-type="float" office:value="0.984424213157681" calcext:value-type="float">
            <text:p>0.984424213157681</text:p>
          </table:table-cell>
        </table:table-row>
        <table:table-row table:style-name="ro1">
          <table:table-cell office:value-type="float" office:value="0.722639210730703" calcext:value-type="float">
            <text:p>0.722639210730703</text:p>
          </table:table-cell>
          <table:table-cell office:value-type="float" office:value="0.263846198093356" calcext:value-type="float">
            <text:p>0.263846198093356</text:p>
          </table:table-cell>
          <table:table-cell office:value-type="float" office:value="0.883985315003423" calcext:value-type="float">
            <text:p>0.883985315003423</text:p>
          </table:table-cell>
          <table:table-cell office:value-type="float" office:value="0.984424213157681" calcext:value-type="float">
            <text:p>0.984424213157681</text:p>
          </table:table-cell>
        </table:table-row>
        <table:table-row table:style-name="ro1">
          <table:table-cell office:value-type="float" office:value="0.716848451479382" calcext:value-type="float">
            <text:p>0.716848451479382</text:p>
          </table:table-cell>
          <table:table-cell office:value-type="float" office:value="0.263846198093356" calcext:value-type="float">
            <text:p>0.263846198093356</text:p>
          </table:table-cell>
          <table:table-cell office:value-type="float" office:value="0.883985315003423" calcext:value-type="float">
            <text:p>0.883985315003423</text:p>
          </table:table-cell>
          <table:table-cell office:value-type="float" office:value="0.984424213157681" calcext:value-type="float">
            <text:p>0.984424213157681</text:p>
          </table:table-cell>
        </table:table-row>
        <table:table-row table:style-name="ro1">
          <table:table-cell office:value-type="float" office:value="0.811311325244709" calcext:value-type="float">
            <text:p>0.811311325244709</text:p>
          </table:table-cell>
          <table:table-cell office:value-type="float" office:value="0.263846198093356" calcext:value-type="float">
            <text:p>0.263846198093356</text:p>
          </table:table-cell>
          <table:table-cell office:value-type="float" office:value="0.883985315003423" calcext:value-type="float">
            <text:p>0.883985315003423</text:p>
          </table:table-cell>
          <table:table-cell office:value-type="float" office:value="0.984424213157681" calcext:value-type="float">
            <text:p>0.984424213157681</text:p>
          </table:table-cell>
        </table:table-row>
        <table:table-row table:style-name="ro1">
          <table:table-cell office:value-type="float" office:value="0.349381168710079" calcext:value-type="float">
            <text:p>0.349381168710079</text:p>
          </table:table-cell>
          <table:table-cell office:value-type="float" office:value="0.263846198093356" calcext:value-type="float">
            <text:p>0.263846198093356</text:p>
          </table:table-cell>
          <table:table-cell office:value-type="float" office:value="0.883985315003423" calcext:value-type="float">
            <text:p>0.883985315003423</text:p>
          </table:table-cell>
          <table:table-cell office:value-type="float" office:value="0.984424213157681" calcext:value-type="float">
            <text:p>0.984424213157681</text:p>
          </table:table-cell>
        </table:table-row>
        <table:table-row table:style-name="ro1">
          <table:table-cell office:value-type="float" office:value="0.945589148630519" calcext:value-type="float">
            <text:p>0.945589148630519</text:p>
          </table:table-cell>
          <table:table-cell office:value-type="float" office:value="0.263846198093356" calcext:value-type="float">
            <text:p>0.263846198093356</text:p>
          </table:table-cell>
          <table:table-cell office:value-type="float" office:value="0.917016861184172" calcext:value-type="float">
            <text:p>0.917016861184172</text:p>
          </table:table-cell>
          <table:table-cell office:value-type="float" office:value="0.984424213157681" calcext:value-type="float">
            <text:p>0.984424213157681</text:p>
          </table:table-cell>
        </table:table-row>
        <table:table-row table:style-name="ro1">
          <table:table-cell office:value-type="float" office:value="0.60673543786399" calcext:value-type="float">
            <text:p>0.60673543786399</text:p>
          </table:table-cell>
          <table:table-cell office:value-type="float" office:value="0.263846198093356" calcext:value-type="float">
            <text:p>0.263846198093356</text:p>
          </table:table-cell>
          <table:table-cell office:value-type="float" office:value="0.917016861184172" calcext:value-type="float">
            <text:p>0.917016861184172</text:p>
          </table:table-cell>
          <table:table-cell office:value-type="float" office:value="0.984424213157681" calcext:value-type="float">
            <text:p>0.984424213157681</text:p>
          </table:table-cell>
        </table:table-row>
        <table:table-row table:style-name="ro1">
          <table:table-cell office:value-type="float" office:value="0.0195033984782579" calcext:value-type="float">
            <text:p>0.019503398478258</text:p>
          </table:table-cell>
          <table:table-cell office:value-type="float" office:value="0.133530038298637" calcext:value-type="float">
            <text:p>0.133530038298637</text:p>
          </table:table-cell>
          <table:table-cell office:value-type="float" office:value="0.917016861184172" calcext:value-type="float">
            <text:p>0.917016861184172</text:p>
          </table:table-cell>
          <table:table-cell office:value-type="float" office:value="0.984424213157681" calcext:value-type="float">
            <text:p>0.984424213157681</text:p>
          </table:table-cell>
        </table:table-row>
        <table:table-row table:style-name="ro1">
          <table:table-cell office:value-type="float" office:value="0.640093912595646" calcext:value-type="float">
            <text:p>0.640093912595646</text:p>
          </table:table-cell>
          <table:table-cell office:value-type="float" office:value="0.133530038298637" calcext:value-type="float">
            <text:p>0.133530038298637</text:p>
          </table:table-cell>
          <table:table-cell office:value-type="float" office:value="0.917016861184172" calcext:value-type="float">
            <text:p>0.917016861184172</text:p>
          </table:table-cell>
          <table:table-cell office:value-type="float" office:value="0.984424213157681" calcext:value-type="float">
            <text:p>0.984424213157681</text:p>
          </table:table-cell>
        </table:table-row>
        <table:table-row table:style-name="ro1">
          <table:table-cell office:value-type="float" office:value="0.311893707646794" calcext:value-type="float">
            <text:p>0.311893707646794</text:p>
          </table:table-cell>
          <table:table-cell office:value-type="float" office:value="0.133530038298637" calcext:value-type="float">
            <text:p>0.133530038298637</text:p>
          </table:table-cell>
          <table:table-cell office:value-type="float" office:value="0.917016861184172" calcext:value-type="float">
            <text:p>0.917016861184172</text:p>
          </table:table-cell>
          <table:table-cell office:value-type="float" office:value="0.984424213157681" calcext:value-type="float">
            <text:p>0.984424213157681</text:p>
          </table:table-cell>
        </table:table-row>
        <table:table-row table:style-name="ro1">
          <table:table-cell office:value-type="float" office:value="0.331537770996791" calcext:value-type="float">
            <text:p>0.331537770996791</text:p>
          </table:table-cell>
          <table:table-cell office:value-type="float" office:value="0.133530038298637" calcext:value-type="float">
            <text:p>0.133530038298637</text:p>
          </table:table-cell>
          <table:table-cell office:value-type="float" office:value="0.852035830086793" calcext:value-type="float">
            <text:p>0.852035830086793</text:p>
          </table:table-cell>
          <table:table-cell office:value-type="float" office:value="0.984424213157681" calcext:value-type="float">
            <text:p>0.984424213157681</text:p>
          </table:table-cell>
        </table:table-row>
        <table:table-row table:style-name="ro1">
          <table:table-cell office:value-type="float" office:value="0.431576730554748" calcext:value-type="float">
            <text:p>0.431576730554748</text:p>
          </table:table-cell>
          <table:table-cell office:value-type="float" office:value="0.133530038298637" calcext:value-type="float">
            <text:p>0.133530038298637</text:p>
          </table:table-cell>
          <table:table-cell office:value-type="float" office:value="0.852035830086793" calcext:value-type="float">
            <text:p>0.852035830086793</text:p>
          </table:table-cell>
          <table:table-cell office:value-type="float" office:value="0.984424213157681" calcext:value-type="float">
            <text:p>0.984424213157681</text:p>
          </table:table-cell>
        </table:table-row>
        <table:table-row table:style-name="ro1">
          <table:table-cell office:value-type="float" office:value="0.987945649710798" calcext:value-type="float">
            <text:p>0.987945649710798</text:p>
          </table:table-cell>
          <table:table-cell office:value-type="float" office:value="0.133530038298637" calcext:value-type="float">
            <text:p>0.133530038298637</text:p>
          </table:table-cell>
          <table:table-cell office:value-type="float" office:value="0.923567314099427" calcext:value-type="float">
            <text:p>0.923567314099427</text:p>
          </table:table-cell>
          <table:table-cell office:value-type="float" office:value="0.987654888894485" calcext:value-type="float">
            <text:p>0.987654888894485</text:p>
          </table:table-cell>
        </table:table-row>
        <table:table-row table:style-name="ro1">
          <table:table-cell office:value-type="float" office:value="0.878851416622168" calcext:value-type="float">
            <text:p>0.878851416622168</text:p>
          </table:table-cell>
          <table:table-cell office:value-type="float" office:value="0.133530038298637" calcext:value-type="float">
            <text:p>0.133530038298637</text:p>
          </table:table-cell>
          <table:table-cell office:value-type="float" office:value="0.923567314099427" calcext:value-type="float">
            <text:p>0.923567314099427</text:p>
          </table:table-cell>
          <table:table-cell office:value-type="float" office:value="0.987654888894485" calcext:value-type="float">
            <text:p>0.987654888894485</text:p>
          </table:table-cell>
        </table:table-row>
        <table:table-row table:style-name="ro1">
          <table:table-cell office:value-type="float" office:value="0.244056759066707" calcext:value-type="float">
            <text:p>0.244056759066707</text:p>
          </table:table-cell>
          <table:table-cell office:value-type="float" office:value="0.133530038298637" calcext:value-type="float">
            <text:p>0.133530038298637</text:p>
          </table:table-cell>
          <table:table-cell office:value-type="float" office:value="0.849627101364637" calcext:value-type="float">
            <text:p>0.849627101364637</text:p>
          </table:table-cell>
          <table:table-cell office:value-type="float" office:value="0.987654888894485" calcext:value-type="float">
            <text:p>0.987654888894485</text:p>
          </table:table-cell>
        </table:table-row>
        <table:table-row table:style-name="ro1">
          <table:table-cell office:value-type="float" office:value="0.916967020257155" calcext:value-type="float">
            <text:p>0.916967020257155</text:p>
          </table:table-cell>
          <table:table-cell office:value-type="float" office:value="0.133530038298637" calcext:value-type="float">
            <text:p>0.133530038298637</text:p>
          </table:table-cell>
          <table:table-cell office:value-type="float" office:value="0.849627101364637" calcext:value-type="float">
            <text:p>0.849627101364637</text:p>
          </table:table-cell>
          <table:table-cell office:value-type="float" office:value="0.987654888894485" calcext:value-type="float">
            <text:p>0.987654888894485</text:p>
          </table:table-cell>
        </table:table-row>
        <table:table-row table:style-name="ro1">
          <table:table-cell office:value-type="float" office:value="0.548957996392148" calcext:value-type="float">
            <text:p>0.548957996392148</text:p>
          </table:table-cell>
          <table:table-cell office:value-type="float" office:value="0.133530038298637" calcext:value-type="float">
            <text:p>0.133530038298637</text:p>
          </table:table-cell>
          <table:table-cell office:value-type="float" office:value="0.849627101364637" calcext:value-type="float">
            <text:p>0.849627101364637</text:p>
          </table:table-cell>
          <table:table-cell office:value-type="float" office:value="0.987654888894485" calcext:value-type="float">
            <text:p>0.987654888894485</text:p>
          </table:table-cell>
        </table:table-row>
        <table:table-row table:style-name="ro1">
          <table:table-cell office:value-type="float" office:value="0.450378123411903" calcext:value-type="float">
            <text:p>0.450378123411903</text:p>
          </table:table-cell>
          <table:table-cell office:value-type="float" office:value="0.133530038298637" calcext:value-type="float">
            <text:p>0.133530038298637</text:p>
          </table:table-cell>
          <table:table-cell office:value-type="float" office:value="0.849627101364637" calcext:value-type="float">
            <text:p>0.849627101364637</text:p>
          </table:table-cell>
          <table:table-cell office:value-type="float" office:value="0.987654888894485" calcext:value-type="float">
            <text:p>0.987654888894485</text:p>
          </table:table-cell>
        </table:table-row>
        <table:table-row table:style-name="ro1">
          <table:table-cell office:value-type="float" office:value="0.535417960114969" calcext:value-type="float">
            <text:p>0.535417960114969</text:p>
          </table:table-cell>
          <table:table-cell office:value-type="float" office:value="0.133530038298637" calcext:value-type="float">
            <text:p>0.133530038298637</text:p>
          </table:table-cell>
          <table:table-cell office:value-type="float" office:value="0.849627101364637" calcext:value-type="float">
            <text:p>0.849627101364637</text:p>
          </table:table-cell>
          <table:table-cell office:value-type="float" office:value="0.987654888894485" calcext:value-type="float">
            <text:p>0.987654888894485</text:p>
          </table:table-cell>
        </table:table-row>
        <table:table-row table:style-name="ro1">
          <table:table-cell office:value-type="float" office:value="0.558793626589021" calcext:value-type="float">
            <text:p>0.558793626589021</text:p>
          </table:table-cell>
          <table:table-cell office:value-type="float" office:value="0.133530038298637" calcext:value-type="float">
            <text:p>0.133530038298637</text:p>
          </table:table-cell>
          <table:table-cell office:value-type="float" office:value="0.849627101364637" calcext:value-type="float">
            <text:p>0.849627101364637</text:p>
          </table:table-cell>
          <table:table-cell office:value-type="float" office:value="0.987654888894485" calcext:value-type="float">
            <text:p>0.987654888894485</text:p>
          </table:table-cell>
        </table:table-row>
        <table:table-row table:style-name="ro1">
          <table:table-cell office:value-type="float" office:value="0.415540983264632" calcext:value-type="float">
            <text:p>0.415540983264632</text:p>
          </table:table-cell>
          <table:table-cell office:value-type="float" office:value="0.133530038298637" calcext:value-type="float">
            <text:p>0.133530038298637</text:p>
          </table:table-cell>
          <table:table-cell office:value-type="float" office:value="0.849627101364637" calcext:value-type="float">
            <text:p>0.849627101364637</text:p>
          </table:table-cell>
          <table:table-cell office:value-type="float" office:value="0.987654888894485" calcext:value-type="float">
            <text:p>0.987654888894485</text:p>
          </table:table-cell>
        </table:table-row>
        <table:table-row table:style-name="ro1">
          <table:table-cell office:value-type="float" office:value="0.283949767758885" calcext:value-type="float">
            <text:p>0.283949767758885</text:p>
          </table:table-cell>
          <table:table-cell office:value-type="float" office:value="0.133530038298637" calcext:value-type="float">
            <text:p>0.133530038298637</text:p>
          </table:table-cell>
          <table:table-cell office:value-type="float" office:value="0.849627101364637" calcext:value-type="float">
            <text:p>0.849627101364637</text:p>
          </table:table-cell>
          <table:table-cell office:value-type="float" office:value="0.987654888894485" calcext:value-type="float">
            <text:p>0.987654888894485</text:p>
          </table:table-cell>
        </table:table-row>
        <table:table-row table:style-name="ro1">
          <table:table-cell office:value-type="float" office:value="0.161520198477707" calcext:value-type="float">
            <text:p>0.161520198477707</text:p>
          </table:table-cell>
          <table:table-cell office:value-type="float" office:value="0.133530038298637" calcext:value-type="float">
            <text:p>0.133530038298637</text:p>
          </table:table-cell>
          <table:table-cell office:value-type="float" office:value="0.849627101364637" calcext:value-type="float">
            <text:p>0.849627101364637</text:p>
          </table:table-cell>
          <table:table-cell office:value-type="float" office:value="0.987654888894485" calcext:value-type="float">
            <text:p>0.987654888894485</text:p>
          </table:table-cell>
        </table:table-row>
        <table:table-row table:style-name="ro1">
          <table:table-cell office:value-type="float" office:value="0.411088755034141" calcext:value-type="float">
            <text:p>0.411088755034141</text:p>
          </table:table-cell>
          <table:table-cell office:value-type="float" office:value="0.133530038298637" calcext:value-type="float">
            <text:p>0.133530038298637</text:p>
          </table:table-cell>
          <table:table-cell office:value-type="float" office:value="0.849627101364637" calcext:value-type="float">
            <text:p>0.849627101364637</text:p>
          </table:table-cell>
          <table:table-cell office:value-type="float" office:value="0.987654888894485" calcext:value-type="float">
            <text:p>0.987654888894485</text:p>
          </table:table-cell>
        </table:table-row>
        <table:table-row table:style-name="ro1">
          <table:table-cell office:value-type="float" office:value="0.715160008602522" calcext:value-type="float">
            <text:p>0.715160008602522</text:p>
          </table:table-cell>
          <table:table-cell office:value-type="float" office:value="0.133530038298637" calcext:value-type="float">
            <text:p>0.133530038298637</text:p>
          </table:table-cell>
          <table:table-cell office:value-type="float" office:value="0.849627101364637" calcext:value-type="float">
            <text:p>0.849627101364637</text:p>
          </table:table-cell>
          <table:table-cell office:value-type="float" office:value="0.987654888894485" calcext:value-type="float">
            <text:p>0.987654888894485</text:p>
          </table:table-cell>
        </table:table-row>
        <table:table-row table:style-name="ro1">
          <table:table-cell office:value-type="float" office:value="0.747945024629865" calcext:value-type="float">
            <text:p>0.747945024629865</text:p>
          </table:table-cell>
          <table:table-cell office:value-type="float" office:value="0.133530038298637" calcext:value-type="float">
            <text:p>0.133530038298637</text:p>
          </table:table-cell>
          <table:table-cell office:value-type="float" office:value="0.849627101364637" calcext:value-type="float">
            <text:p>0.849627101364637</text:p>
          </table:table-cell>
          <table:table-cell office:value-type="float" office:value="0.987654888894485" calcext:value-type="float">
            <text:p>0.987654888894485</text:p>
          </table:table-cell>
        </table:table-row>
        <table:table-row table:style-name="ro1">
          <table:table-cell office:value-type="float" office:value="0.913124077502752" calcext:value-type="float">
            <text:p>0.913124077502752</text:p>
          </table:table-cell>
          <table:table-cell office:value-type="float" office:value="0.133530038298637" calcext:value-type="float">
            <text:p>0.133530038298637</text:p>
          </table:table-cell>
          <table:table-cell office:value-type="float" office:value="0.881859068947437" calcext:value-type="float">
            <text:p>0.881859068947437</text:p>
          </table:table-cell>
          <table:table-cell office:value-type="float" office:value="0.987654888894485" calcext:value-type="float">
            <text:p>0.987654888894485</text:p>
          </table:table-cell>
        </table:table-row>
        <table:table-row table:style-name="ro1">
          <table:table-cell office:value-type="float" office:value="0.872392366121049" calcext:value-type="float">
            <text:p>0.872392366121049</text:p>
          </table:table-cell>
          <table:table-cell office:value-type="float" office:value="0.209116977206301" calcext:value-type="float">
            <text:p>0.209116977206301</text:p>
          </table:table-cell>
          <table:table-cell office:value-type="float" office:value="0.881859068947437" calcext:value-type="float">
            <text:p>0.881859068947437</text:p>
          </table:table-cell>
          <table:table-cell office:value-type="float" office:value="0.987654888894485" calcext:value-type="float">
            <text:p>0.987654888894485</text:p>
          </table:table-cell>
        </table:table-row>
        <table:table-row table:style-name="ro1">
          <table:table-cell office:value-type="float" office:value="0.586144282628011" calcext:value-type="float">
            <text:p>0.586144282628011</text:p>
          </table:table-cell>
          <table:table-cell office:value-type="float" office:value="0.209116977206301" calcext:value-type="float">
            <text:p>0.209116977206301</text:p>
          </table:table-cell>
          <table:table-cell office:value-type="float" office:value="0.881859068947437" calcext:value-type="float">
            <text:p>0.881859068947437</text:p>
          </table:table-cell>
          <table:table-cell office:value-type="float" office:value="0.987654888894485" calcext:value-type="float">
            <text:p>0.987654888894485</text:p>
          </table:table-cell>
        </table:table-row>
        <table:table-row table:style-name="ro1">
          <table:table-cell office:value-type="float" office:value="0.409341280059518" calcext:value-type="float">
            <text:p>0.409341280059518</text:p>
          </table:table-cell>
          <table:table-cell office:value-type="float" office:value="0.209116977206301" calcext:value-type="float">
            <text:p>0.209116977206301</text:p>
          </table:table-cell>
          <table:table-cell office:value-type="float" office:value="0.881859068947437" calcext:value-type="float">
            <text:p>0.881859068947437</text:p>
          </table:table-cell>
          <table:table-cell office:value-type="float" office:value="0.987654888894485" calcext:value-type="float">
            <text:p>0.987654888894485</text:p>
          </table:table-cell>
        </table:table-row>
        <table:table-row table:style-name="ro1">
          <table:table-cell office:value-type="float" office:value="0.350542068336369" calcext:value-type="float">
            <text:p>0.350542068336369</text:p>
          </table:table-cell>
          <table:table-cell office:value-type="float" office:value="0.209116977206301" calcext:value-type="float">
            <text:p>0.209116977206301</text:p>
          </table:table-cell>
          <table:table-cell office:value-type="float" office:value="0.881859068947437" calcext:value-type="float">
            <text:p>0.881859068947437</text:p>
          </table:table-cell>
          <table:table-cell office:value-type="float" office:value="0.987654888894485" calcext:value-type="float">
            <text:p>0.987654888894485</text:p>
          </table:table-cell>
        </table:table-row>
        <table:table-row table:style-name="ro1">
          <table:table-cell office:value-type="float" office:value="0.731085658557336" calcext:value-type="float">
            <text:p>0.731085658557336</text:p>
          </table:table-cell>
          <table:table-cell office:value-type="float" office:value="0.209116977206301" calcext:value-type="float">
            <text:p>0.209116977206301</text:p>
          </table:table-cell>
          <table:table-cell office:value-type="float" office:value="0.881859068947437" calcext:value-type="float">
            <text:p>0.881859068947437</text:p>
          </table:table-cell>
          <table:table-cell office:value-type="float" office:value="0.987654888894485" calcext:value-type="float">
            <text:p>0.987654888894485</text:p>
          </table:table-cell>
        </table:table-row>
        <table:table-row table:style-name="ro1">
          <table:table-cell office:value-type="float" office:value="0.688607526132079" calcext:value-type="float">
            <text:p>0.688607526132079</text:p>
          </table:table-cell>
          <table:table-cell office:value-type="float" office:value="0.209116977206301" calcext:value-type="float">
            <text:p>0.209116977206301</text:p>
          </table:table-cell>
          <table:table-cell office:value-type="float" office:value="0.881859068947437" calcext:value-type="float">
            <text:p>0.881859068947437</text:p>
          </table:table-cell>
          <table:table-cell office:value-type="float" office:value="0.960219351026375" calcext:value-type="float">
            <text:p>0.960219351026375</text:p>
          </table:table-cell>
        </table:table-row>
        <table:table-row table:style-name="ro1">
          <table:table-cell office:value-type="float" office:value="0.566737722301718" calcext:value-type="float">
            <text:p>0.566737722301718</text:p>
          </table:table-cell>
          <table:table-cell office:value-type="float" office:value="0.209116977206301" calcext:value-type="float">
            <text:p>0.209116977206301</text:p>
          </table:table-cell>
          <table:table-cell office:value-type="float" office:value="0.881859068947437" calcext:value-type="float">
            <text:p>0.881859068947437</text:p>
          </table:table-cell>
          <table:table-cell office:value-type="float" office:value="0.960219351026375" calcext:value-type="float">
            <text:p>0.960219351026375</text:p>
          </table:table-cell>
        </table:table-row>
        <table:table-row table:style-name="ro1">
          <table:table-cell office:value-type="float" office:value="0.745180311385513" calcext:value-type="float">
            <text:p>0.745180311385513</text:p>
          </table:table-cell>
          <table:table-cell office:value-type="float" office:value="0.209116977206301" calcext:value-type="float">
            <text:p>0.209116977206301</text:p>
          </table:table-cell>
          <table:table-cell office:value-type="float" office:value="0.881859068947437" calcext:value-type="float">
            <text:p>0.881859068947437</text:p>
          </table:table-cell>
          <table:table-cell office:value-type="float" office:value="0.960219351026375" calcext:value-type="float">
            <text:p>0.960219351026375</text:p>
          </table:table-cell>
        </table:table-row>
        <table:table-row table:style-name="ro1">
          <table:table-cell office:value-type="float" office:value="0.689925393560934" calcext:value-type="float">
            <text:p>0.689925393560934</text:p>
          </table:table-cell>
          <table:table-cell office:value-type="float" office:value="0.209116977206301" calcext:value-type="float">
            <text:p>0.209116977206301</text:p>
          </table:table-cell>
          <table:table-cell office:value-type="float" office:value="0.881859068947437" calcext:value-type="float">
            <text:p>0.881859068947437</text:p>
          </table:table-cell>
          <table:table-cell office:value-type="float" office:value="0.960219351026375" calcext:value-type="float">
            <text:p>0.960219351026375</text:p>
          </table:table-cell>
        </table:table-row>
        <table:table-row table:style-name="ro1">
          <table:table-cell office:value-type="float" office:value="0.758661522986581" calcext:value-type="float">
            <text:p>0.758661522986581</text:p>
          </table:table-cell>
          <table:table-cell office:value-type="float" office:value="0.209116977206301" calcext:value-type="float">
            <text:p>0.209116977206301</text:p>
          </table:table-cell>
          <table:table-cell office:value-type="float" office:value="0.881859068947437" calcext:value-type="float">
            <text:p>0.881859068947437</text:p>
          </table:table-cell>
          <table:table-cell office:value-type="float" office:value="0.960219351026375" calcext:value-type="float">
            <text:p>0.960219351026375</text:p>
          </table:table-cell>
        </table:table-row>
        <table:table-row table:style-name="ro1">
          <table:table-cell office:value-type="float" office:value="0.397956709468547" calcext:value-type="float">
            <text:p>0.397956709468547</text:p>
          </table:table-cell>
          <table:table-cell office:value-type="float" office:value="0.209116977206301" calcext:value-type="float">
            <text:p>0.209116977206301</text:p>
          </table:table-cell>
          <table:table-cell office:value-type="float" office:value="0.834533654817472" calcext:value-type="float">
            <text:p>0.834533654817472</text:p>
          </table:table-cell>
          <table:table-cell office:value-type="float" office:value="0.960219351026375" calcext:value-type="float">
            <text:p>0.960219351026375</text:p>
          </table:table-cell>
        </table:table-row>
        <table:table-row table:style-name="ro1">
          <table:table-cell office:value-type="float" office:value="0.932689700096755" calcext:value-type="float">
            <text:p>0.932689700096755</text:p>
          </table:table-cell>
          <table:table-cell office:value-type="float" office:value="0.209116977206301" calcext:value-type="float">
            <text:p>0.209116977206301</text:p>
          </table:table-cell>
          <table:table-cell office:value-type="float" office:value="0.834533654817472" calcext:value-type="float">
            <text:p>0.834533654817472</text:p>
          </table:table-cell>
          <table:table-cell office:value-type="float" office:value="0.960219351026375" calcext:value-type="float">
            <text:p>0.960219351026375</text:p>
          </table:table-cell>
        </table:table-row>
        <table:table-row table:style-name="ro1">
          <table:table-cell office:value-type="float" office:value="0.626449442436044" calcext:value-type="float">
            <text:p>0.626449442436044</text:p>
          </table:table-cell>
          <table:table-cell office:value-type="float" office:value="0.209116977206301" calcext:value-type="float">
            <text:p>0.209116977206301</text:p>
          </table:table-cell>
          <table:table-cell office:value-type="float" office:value="0.834533654817472" calcext:value-type="float">
            <text:p>0.834533654817472</text:p>
          </table:table-cell>
          <table:table-cell office:value-type="float" office:value="0.960219351026375" calcext:value-type="float">
            <text:p>0.960219351026375</text:p>
          </table:table-cell>
        </table:table-row>
        <table:table-row table:style-name="ro1">
          <table:table-cell office:value-type="float" office:value="0.755276183207975" calcext:value-type="float">
            <text:p>0.755276183207975</text:p>
          </table:table-cell>
          <table:table-cell office:value-type="float" office:value="0.209116977206301" calcext:value-type="float">
            <text:p>0.209116977206301</text:p>
          </table:table-cell>
          <table:table-cell office:value-type="float" office:value="0.834533654817472" calcext:value-type="float">
            <text:p>0.834533654817472</text:p>
          </table:table-cell>
          <table:table-cell office:value-type="float" office:value="0.960219351026375" calcext:value-type="float">
            <text:p>0.960219351026375</text:p>
          </table:table-cell>
        </table:table-row>
        <table:table-row table:style-name="ro1">
          <table:table-cell office:value-type="float" office:value="0.504907908385245" calcext:value-type="float">
            <text:p>0.504907908385245</text:p>
          </table:table-cell>
          <table:table-cell office:value-type="float" office:value="0.209116977206301" calcext:value-type="float">
            <text:p>0.209116977206301</text:p>
          </table:table-cell>
          <table:table-cell office:value-type="float" office:value="0.834533654817472" calcext:value-type="float">
            <text:p>0.834533654817472</text:p>
          </table:table-cell>
          <table:table-cell office:value-type="float" office:value="0.960219351026375" calcext:value-type="float">
            <text:p>0.960219351026375</text:p>
          </table:table-cell>
        </table:table-row>
        <table:table-row table:style-name="ro1">
          <table:table-cell office:value-type="float" office:value="0.671770786864913" calcext:value-type="float">
            <text:p>0.671770786864913</text:p>
          </table:table-cell>
          <table:table-cell office:value-type="float" office:value="0.209116977206301" calcext:value-type="float">
            <text:p>0.209116977206301</text:p>
          </table:table-cell>
          <table:table-cell office:value-type="float" office:value="0.834533654817472" calcext:value-type="float">
            <text:p>0.834533654817472</text:p>
          </table:table-cell>
          <table:table-cell office:value-type="float" office:value="0.960219351026375" calcext:value-type="float">
            <text:p>0.960219351026375</text:p>
          </table:table-cell>
        </table:table-row>
        <table:table-row table:style-name="ro1">
          <table:table-cell office:value-type="float" office:value="0.976448657269244" calcext:value-type="float">
            <text:p>0.976448657269244</text:p>
          </table:table-cell>
          <table:table-cell office:value-type="float" office:value="0.209116977206301" calcext:value-type="float">
            <text:p>0.209116977206301</text:p>
          </table:table-cell>
          <table:table-cell office:value-type="float" office:value="0.903592050171132" calcext:value-type="float">
            <text:p>0.903592050171132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0674219190440733" calcext:value-type="float">
            <text:p>0.067421919044073</text:p>
          </table:table-cell>
          <table:table-cell office:value-type="float" office:value="0.140332968389685" calcext:value-type="float">
            <text:p>0.140332968389685</text:p>
          </table:table-cell>
          <table:table-cell office:value-type="float" office:value="0.903592050171132" calcext:value-type="float">
            <text:p>0.903592050171132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796479736833889" calcext:value-type="float">
            <text:p>0.796479736833889</text:p>
          </table:table-cell>
          <table:table-cell office:value-type="float" office:value="0.140332968389685" calcext:value-type="float">
            <text:p>0.140332968389685</text:p>
          </table:table-cell>
          <table:table-cell office:value-type="float" office:value="0.903592050171132" calcext:value-type="float">
            <text:p>0.903592050171132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077933089944278" calcext:value-type="float">
            <text:p>0.077933089944278</text:p>
          </table:table-cell>
          <table:table-cell office:value-type="float" office:value="0.110188099575479" calcext:value-type="float">
            <text:p>0.110188099575479</text:p>
          </table:table-cell>
          <table:table-cell office:value-type="float" office:value="0.903592050171132" calcext:value-type="float">
            <text:p>0.903592050171132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818861192569895" calcext:value-type="float">
            <text:p>0.818861192569895</text:p>
          </table:table-cell>
          <table:table-cell office:value-type="float" office:value="0.110188099575479" calcext:value-type="float">
            <text:p>0.110188099575479</text:p>
          </table:table-cell>
          <table:table-cell office:value-type="float" office:value="0.903592050171132" calcext:value-type="float">
            <text:p>0.903592050171132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703639046297058" calcext:value-type="float">
            <text:p>0.703639046297058</text:p>
          </table:table-cell>
          <table:table-cell office:value-type="float" office:value="0.110188099575479" calcext:value-type="float">
            <text:p>0.110188099575479</text:p>
          </table:table-cell>
          <table:table-cell office:value-type="float" office:value="0.903592050171132" calcext:value-type="float">
            <text:p>0.903592050171132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852036376759093" calcext:value-type="float">
            <text:p>0.852036376759093</text:p>
          </table:table-cell>
          <table:table-cell office:value-type="float" office:value="0.110188099575479" calcext:value-type="float">
            <text:p>0.110188099575479</text:p>
          </table:table-cell>
          <table:table-cell office:value-type="float" office:value="0.903592050171132" calcext:value-type="float">
            <text:p>0.903592050171132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669091242118641" calcext:value-type="float">
            <text:p>0.669091242118641</text:p>
          </table:table-cell>
          <table:table-cell office:value-type="float" office:value="0.110188099575479" calcext:value-type="float">
            <text:p>0.110188099575479</text:p>
          </table:table-cell>
          <table:table-cell office:value-type="float" office:value="0.903592050171132" calcext:value-type="float">
            <text:p>0.903592050171132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0933518233280552" calcext:value-type="float">
            <text:p>0.093351823328055</text:p>
          </table:table-cell>
          <table:table-cell office:value-type="float" office:value="0.102151690865491" calcext:value-type="float">
            <text:p>0.102151690865491</text:p>
          </table:table-cell>
          <table:table-cell office:value-type="float" office:value="0.903592050171132" calcext:value-type="float">
            <text:p>0.903592050171132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643190231175484" calcext:value-type="float">
            <text:p>0.643190231175484</text:p>
          </table:table-cell>
          <table:table-cell office:value-type="float" office:value="0.102151690865491" calcext:value-type="float">
            <text:p>0.102151690865491</text:p>
          </table:table-cell>
          <table:table-cell office:value-type="float" office:value="0.903592050171132" calcext:value-type="float">
            <text:p>0.903592050171132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883735648157605" calcext:value-type="float">
            <text:p>0.883735648157605</text:p>
          </table:table-cell>
          <table:table-cell office:value-type="float" office:value="0.102151690865491" calcext:value-type="float">
            <text:p>0.102151690865491</text:p>
          </table:table-cell>
          <table:table-cell office:value-type="float" office:value="0.903592050171132" calcext:value-type="float">
            <text:p>0.903592050171132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0933357430192327" calcext:value-type="float">
            <text:p>0.093335743019233</text:p>
          </table:table-cell>
          <table:table-cell office:value-type="float" office:value="0.0979735165307717" calcext:value-type="float">
            <text:p>0.097973516530772</text:p>
          </table:table-cell>
          <table:table-cell office:value-type="float" office:value="0.903592050171132" calcext:value-type="float">
            <text:p>0.903592050171132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770005663280701" calcext:value-type="float">
            <text:p>0.770005663280701</text:p>
          </table:table-cell>
          <table:table-cell office:value-type="float" office:value="0.0979735165307717" calcext:value-type="float">
            <text:p>0.097973516530772</text:p>
          </table:table-cell>
          <table:table-cell office:value-type="float" office:value="0.903592050171132" calcext:value-type="float">
            <text:p>0.903592050171132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833756243257299" calcext:value-type="float">
            <text:p>0.833756243257299</text:p>
          </table:table-cell>
          <table:table-cell office:value-type="float" office:value="0.164379899809339" calcext:value-type="float">
            <text:p>0.164379899809339</text:p>
          </table:table-cell>
          <table:table-cell office:value-type="float" office:value="0.903592050171132" calcext:value-type="float">
            <text:p>0.903592050171132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938380125505717" calcext:value-type="float">
            <text:p>0.938380125505717</text:p>
          </table:table-cell>
          <table:table-cell office:value-type="float" office:value="0.164379899809339" calcext:value-type="float">
            <text:p>0.164379899809339</text:p>
          </table:table-cell>
          <table:table-cell office:value-type="float" office:value="0.919962909152113" calcext:value-type="float">
            <text:p>0.919962909152113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0704766216391377" calcext:value-type="float">
            <text:p>0.070476621639138</text:p>
          </table:table-cell>
          <table:table-cell office:value-type="float" office:value="0.120293853720043" calcext:value-type="float">
            <text:p>0.120293853720043</text:p>
          </table:table-cell>
          <table:table-cell office:value-type="float" office:value="0.843912211971005" calcext:value-type="float">
            <text:p>0.843912211971005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699613309185885" calcext:value-type="float">
            <text:p>0.699613309185885</text:p>
          </table:table-cell>
          <table:table-cell office:value-type="float" office:value="0.120293853720043" calcext:value-type="float">
            <text:p>0.120293853720043</text:p>
          </table:table-cell>
          <table:table-cell office:value-type="float" office:value="0.843912211971005" calcext:value-type="float">
            <text:p>0.843912211971005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88732003664106" calcext:value-type="float">
            <text:p>0.88732003664106</text:p>
          </table:table-cell>
          <table:table-cell office:value-type="float" office:value="0.120293853720043" calcext:value-type="float">
            <text:p>0.120293853720043</text:p>
          </table:table-cell>
          <table:table-cell office:value-type="float" office:value="0.864196242190657" calcext:value-type="float">
            <text:p>0.864196242190657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496229221879236" calcext:value-type="float">
            <text:p>0.496229221879236</text:p>
          </table:table-cell>
          <table:table-cell office:value-type="float" office:value="0.120293853720043" calcext:value-type="float">
            <text:p>0.120293853720043</text:p>
          </table:table-cell>
          <table:table-cell office:value-type="float" office:value="0.864196242190657" calcext:value-type="float">
            <text:p>0.864196242190657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81210347449439" calcext:value-type="float">
            <text:p>0.81210347449439</text:p>
          </table:table-cell>
          <table:table-cell office:value-type="float" office:value="0.120293853720043" calcext:value-type="float">
            <text:p>0.120293853720043</text:p>
          </table:table-cell>
          <table:table-cell office:value-type="float" office:value="0.864196242190657" calcext:value-type="float">
            <text:p>0.864196242190657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511790599797059" calcext:value-type="float">
            <text:p>0.511790599797059</text:p>
          </table:table-cell>
          <table:table-cell office:value-type="float" office:value="0.120293853720043" calcext:value-type="float">
            <text:p>0.120293853720043</text:p>
          </table:table-cell>
          <table:table-cell office:value-type="float" office:value="0.864196242190657" calcext:value-type="float">
            <text:p>0.864196242190657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623982527633867" calcext:value-type="float">
            <text:p>0.623982527633867</text:p>
          </table:table-cell>
          <table:table-cell office:value-type="float" office:value="0.120293853720043" calcext:value-type="float">
            <text:p>0.120293853720043</text:p>
          </table:table-cell>
          <table:table-cell office:value-type="float" office:value="0.864196242190657" calcext:value-type="float">
            <text:p>0.864196242190657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371733115494007" calcext:value-type="float">
            <text:p>0.371733115494007</text:p>
          </table:table-cell>
          <table:table-cell office:value-type="float" office:value="0.142186693230183" calcext:value-type="float">
            <text:p>0.142186693230183</text:p>
          </table:table-cell>
          <table:table-cell office:value-type="float" office:value="0.864196242190657" calcext:value-type="float">
            <text:p>0.864196242190657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501517198073315" calcext:value-type="float">
            <text:p>0.501517198073315</text:p>
          </table:table-cell>
          <table:table-cell office:value-type="float" office:value="0.142186693230183" calcext:value-type="float">
            <text:p>0.142186693230183</text:p>
          </table:table-cell>
          <table:table-cell office:value-type="float" office:value="0.864196242190657" calcext:value-type="float">
            <text:p>0.864196242190657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930558357145482" calcext:value-type="float">
            <text:p>0.930558357145482</text:p>
          </table:table-cell>
          <table:table-cell office:value-type="float" office:value="0.142186693230183" calcext:value-type="float">
            <text:p>0.142186693230183</text:p>
          </table:table-cell>
          <table:table-cell office:value-type="float" office:value="0.894707559411267" calcext:value-type="float">
            <text:p>0.894707559411267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698489426337636" calcext:value-type="float">
            <text:p>0.698489426337636</text:p>
          </table:table-cell>
          <table:table-cell office:value-type="float" office:value="0.142186693230183" calcext:value-type="float">
            <text:p>0.142186693230183</text:p>
          </table:table-cell>
          <table:table-cell office:value-type="float" office:value="0.894707559411267" calcext:value-type="float">
            <text:p>0.894707559411267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482558557036071" calcext:value-type="float">
            <text:p>0.482558557036071</text:p>
          </table:table-cell>
          <table:table-cell office:value-type="float" office:value="0.142186693230183" calcext:value-type="float">
            <text:p>0.142186693230183</text:p>
          </table:table-cell>
          <table:table-cell office:value-type="float" office:value="0.894707559411267" calcext:value-type="float">
            <text:p>0.894707559411267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682541644412849" calcext:value-type="float">
            <text:p>0.682541644412849</text:p>
          </table:table-cell>
          <table:table-cell office:value-type="float" office:value="0.142186693230183" calcext:value-type="float">
            <text:p>0.142186693230183</text:p>
          </table:table-cell>
          <table:table-cell office:value-type="float" office:value="0.876589206294408" calcext:value-type="float">
            <text:p>0.876589206294408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234433512628685" calcext:value-type="float">
            <text:p>0.234433512628685</text:p>
          </table:table-cell>
          <table:table-cell office:value-type="float" office:value="0.142186693230183" calcext:value-type="float">
            <text:p>0.142186693230183</text:p>
          </table:table-cell>
          <table:table-cell office:value-type="float" office:value="0.876589206294408" calcext:value-type="float">
            <text:p>0.876589206294408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880778439037714" calcext:value-type="float">
            <text:p>0.880778439037714</text:p>
          </table:table-cell>
          <table:table-cell office:value-type="float" office:value="0.142186693230183" calcext:value-type="float">
            <text:p>0.142186693230183</text:p>
          </table:table-cell>
          <table:table-cell office:value-type="float" office:value="0.876589206294408" calcext:value-type="float">
            <text:p>0.876589206294408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423029780396771" calcext:value-type="float">
            <text:p>0.423029780396771</text:p>
          </table:table-cell>
          <table:table-cell office:value-type="float" office:value="0.165896535962694" calcext:value-type="float">
            <text:p>0.165896535962694</text:p>
          </table:table-cell>
          <table:table-cell office:value-type="float" office:value="0.876589206294408" calcext:value-type="float">
            <text:p>0.876589206294408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311144245087787" calcext:value-type="float">
            <text:p>0.311144245087787</text:p>
          </table:table-cell>
          <table:table-cell office:value-type="float" office:value="0.178112491313837" calcext:value-type="float">
            <text:p>0.178112491313837</text:p>
          </table:table-cell>
          <table:table-cell office:value-type="float" office:value="0.876589206294408" calcext:value-type="float">
            <text:p>0.876589206294408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00827356065977651" calcext:value-type="float">
            <text:p>0.008273560659777</text:p>
          </table:table-cell>
          <table:table-cell office:value-type="float" office:value="0.101435773185593" calcext:value-type="float">
            <text:p>0.101435773185593</text:p>
          </table:table-cell>
          <table:table-cell office:value-type="float" office:value="0.876589206294408" calcext:value-type="float">
            <text:p>0.876589206294408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269509366348021" calcext:value-type="float">
            <text:p>0.269509366348021</text:p>
          </table:table-cell>
          <table:table-cell office:value-type="float" office:value="0.101435773185593" calcext:value-type="float">
            <text:p>0.101435773185593</text:p>
          </table:table-cell>
          <table:table-cell office:value-type="float" office:value="0.876589206294408" calcext:value-type="float">
            <text:p>0.876589206294408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216312437646695" calcext:value-type="float">
            <text:p>0.216312437646695</text:p>
          </table:table-cell>
          <table:table-cell office:value-type="float" office:value="0.101435773185593" calcext:value-type="float">
            <text:p>0.101435773185593</text:p>
          </table:table-cell>
          <table:table-cell office:value-type="float" office:value="0.876589206294408" calcext:value-type="float">
            <text:p>0.876589206294408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615685345187211" calcext:value-type="float">
            <text:p>0.615685345187211</text:p>
          </table:table-cell>
          <table:table-cell office:value-type="float" office:value="0.101435773185593" calcext:value-type="float">
            <text:p>0.101435773185593</text:p>
          </table:table-cell>
          <table:table-cell office:value-type="float" office:value="0.876589206294408" calcext:value-type="float">
            <text:p>0.876589206294408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612124057894096" calcext:value-type="float">
            <text:p>0.612124057894096</text:p>
          </table:table-cell>
          <table:table-cell office:value-type="float" office:value="0.101435773185593" calcext:value-type="float">
            <text:p>0.101435773185593</text:p>
          </table:table-cell>
          <table:table-cell office:value-type="float" office:value="0.876589206294408" calcext:value-type="float">
            <text:p>0.876589206294408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940627893597702" calcext:value-type="float">
            <text:p>0.940627893597702</text:p>
          </table:table-cell>
          <table:table-cell office:value-type="float" office:value="0.101435773185593" calcext:value-type="float">
            <text:p>0.101435773185593</text:p>
          </table:table-cell>
          <table:table-cell office:value-type="float" office:value="0.905177905983378" calcext:value-type="float">
            <text:p>0.905177905983378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637280699839934" calcext:value-type="float">
            <text:p>0.637280699839934</text:p>
          </table:table-cell>
          <table:table-cell office:value-type="float" office:value="0.101435773185593" calcext:value-type="float">
            <text:p>0.101435773185593</text:p>
          </table:table-cell>
          <table:table-cell office:value-type="float" office:value="0.905177905983378" calcext:value-type="float">
            <text:p>0.905177905983378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625978821815216" calcext:value-type="float">
            <text:p>0.625978821815216</text:p>
          </table:table-cell>
          <table:table-cell office:value-type="float" office:value="0.101435773185593" calcext:value-type="float">
            <text:p>0.101435773185593</text:p>
          </table:table-cell>
          <table:table-cell office:value-type="float" office:value="0.905177905983378" calcext:value-type="float">
            <text:p>0.905177905983378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753928933271847" calcext:value-type="float">
            <text:p>0.753928933271847</text:p>
          </table:table-cell>
          <table:table-cell office:value-type="float" office:value="0.101435773185593" calcext:value-type="float">
            <text:p>0.101435773185593</text:p>
          </table:table-cell>
          <table:table-cell office:value-type="float" office:value="0.905177905983378" calcext:value-type="float">
            <text:p>0.905177905983378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210096525237322" calcext:value-type="float">
            <text:p>0.210096525237322</text:p>
          </table:table-cell>
          <table:table-cell office:value-type="float" office:value="0.101435773185593" calcext:value-type="float">
            <text:p>0.101435773185593</text:p>
          </table:table-cell>
          <table:table-cell office:value-type="float" office:value="0.905177905983378" calcext:value-type="float">
            <text:p>0.905177905983378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018695976509009" calcext:value-type="float">
            <text:p>0.018695976509009</text:p>
          </table:table-cell>
          <table:table-cell office:value-type="float" office:value="0.0649060616286023" calcext:value-type="float">
            <text:p>0.064906061628602</text:p>
          </table:table-cell>
          <table:table-cell office:value-type="float" office:value="0.905177905983378" calcext:value-type="float">
            <text:p>0.905177905983378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342940241930738" calcext:value-type="float">
            <text:p>0.342940241930738</text:p>
          </table:table-cell>
          <table:table-cell office:value-type="float" office:value="0.0649060616286023" calcext:value-type="float">
            <text:p>0.064906061628602</text:p>
          </table:table-cell>
          <table:table-cell office:value-type="float" office:value="0.905177905983378" calcext:value-type="float">
            <text:p>0.905177905983378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881161840336592" calcext:value-type="float">
            <text:p>0.881161840336592</text:p>
          </table:table-cell>
          <table:table-cell office:value-type="float" office:value="0.0649060616286023" calcext:value-type="float">
            <text:p>0.064906061628602</text:p>
          </table:table-cell>
          <table:table-cell office:value-type="float" office:value="0.90325277046059" calcext:value-type="float">
            <text:p>0.90325277046059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811877988029507" calcext:value-type="float">
            <text:p>0.811877988029507</text:p>
          </table:table-cell>
          <table:table-cell office:value-type="float" office:value="0.0649060616286023" calcext:value-type="float">
            <text:p>0.064906061628602</text:p>
          </table:table-cell>
          <table:table-cell office:value-type="float" office:value="0.90325277046059" calcext:value-type="float">
            <text:p>0.90325277046059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222340127614096" calcext:value-type="float">
            <text:p>0.222340127614096</text:p>
          </table:table-cell>
          <table:table-cell office:value-type="float" office:value="0.0649060616286023" calcext:value-type="float">
            <text:p>0.064906061628602</text:p>
          </table:table-cell>
          <table:table-cell office:value-type="float" office:value="0.849061553361784" calcext:value-type="float">
            <text:p>0.849061553361784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333372308042979" calcext:value-type="float">
            <text:p>0.333372308042979</text:p>
          </table:table-cell>
          <table:table-cell office:value-type="float" office:value="0.0649060616286023" calcext:value-type="float">
            <text:p>0.064906061628602</text:p>
          </table:table-cell>
          <table:table-cell office:value-type="float" office:value="0.849061553361784" calcext:value-type="float">
            <text:p>0.849061553361784</text:p>
          </table:table-cell>
          <table:table-cell office:value-type="float" office:value="0.974899863231593" calcext:value-type="float">
            <text:p>0.974899863231593</text:p>
          </table:table-cell>
        </table:table-row>
        <table:table-row table:style-name="ro1">
          <table:table-cell office:value-type="float" office:value="0.98861531993885" calcext:value-type="float">
            <text:p>0.98861531993885</text:p>
          </table:table-cell>
          <table:table-cell office:value-type="float" office:value="0.137897705904402" calcext:value-type="float">
            <text:p>0.137897705904402</text:p>
          </table:table-cell>
          <table:table-cell office:value-type="float" office:value="0.909869294789699" calcext:value-type="float">
            <text:p>0.909869294789699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347417930749306" calcext:value-type="float">
            <text:p>0.347417930749306</text:p>
          </table:table-cell>
          <table:table-cell office:value-type="float" office:value="0.137897705904402" calcext:value-type="float">
            <text:p>0.137897705904402</text:p>
          </table:table-cell>
          <table:table-cell office:value-type="float" office:value="0.865581785810141" calcext:value-type="float">
            <text:p>0.865581785810141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927246113874799" calcext:value-type="float">
            <text:p>0.927246113874799</text:p>
          </table:table-cell>
          <table:table-cell office:value-type="float" office:value="0.137897705904402" calcext:value-type="float">
            <text:p>0.137897705904402</text:p>
          </table:table-cell>
          <table:table-cell office:value-type="float" office:value="0.892334205794808" calcext:value-type="float">
            <text:p>0.892334205794808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72345429987981" calcext:value-type="float">
            <text:p>0.72345429987981</text:p>
          </table:table-cell>
          <table:table-cell office:value-type="float" office:value="0.137897705904402" calcext:value-type="float">
            <text:p>0.137897705904402</text:p>
          </table:table-cell>
          <table:table-cell office:value-type="float" office:value="0.892334205794808" calcext:value-type="float">
            <text:p>0.892334205794808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286707859363157" calcext:value-type="float">
            <text:p>0.286707859363157</text:p>
          </table:table-cell>
          <table:table-cell office:value-type="float" office:value="0.137897705904402" calcext:value-type="float">
            <text:p>0.137897705904402</text:p>
          </table:table-cell>
          <table:table-cell office:value-type="float" office:value="0.892334205794808" calcext:value-type="float">
            <text:p>0.892334205794808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0629877907296409" calcext:value-type="float">
            <text:p>0.062987790729641</text:p>
          </table:table-cell>
          <table:table-cell office:value-type="float" office:value="0.105608949363557" calcext:value-type="float">
            <text:p>0.105608949363557</text:p>
          </table:table-cell>
          <table:table-cell office:value-type="float" office:value="0.892334205794808" calcext:value-type="float">
            <text:p>0.892334205794808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0101524001609253" calcext:value-type="float">
            <text:p>0.010152400160925</text:p>
          </table:table-cell>
          <table:table-cell office:value-type="float" office:value="0.0645523690613497" calcext:value-type="float">
            <text:p>0.06455236906135</text:p>
          </table:table-cell>
          <table:table-cell office:value-type="float" office:value="0.892334205794808" calcext:value-type="float">
            <text:p>0.892334205794808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856317604271653" calcext:value-type="float">
            <text:p>0.856317604271653</text:p>
          </table:table-cell>
          <table:table-cell office:value-type="float" office:value="0.0645523690613497" calcext:value-type="float">
            <text:p>0.06455236906135</text:p>
          </table:table-cell>
          <table:table-cell office:value-type="float" office:value="0.892334205794808" calcext:value-type="float">
            <text:p>0.892334205794808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678014855417829" calcext:value-type="float">
            <text:p>0.678014855417829</text:p>
          </table:table-cell>
          <table:table-cell office:value-type="float" office:value="0.0645523690613497" calcext:value-type="float">
            <text:p>0.06455236906135</text:p>
          </table:table-cell>
          <table:table-cell office:value-type="float" office:value="0.892334205794808" calcext:value-type="float">
            <text:p>0.892334205794808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447302415335752" calcext:value-type="float">
            <text:p>0.447302415335752</text:p>
          </table:table-cell>
          <table:table-cell office:value-type="float" office:value="0.0645523690613497" calcext:value-type="float">
            <text:p>0.06455236906135</text:p>
          </table:table-cell>
          <table:table-cell office:value-type="float" office:value="0.892334205794808" calcext:value-type="float">
            <text:p>0.892334205794808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737365245666566" calcext:value-type="float">
            <text:p>0.737365245666566</text:p>
          </table:table-cell>
          <table:table-cell office:value-type="float" office:value="0.0645523690613497" calcext:value-type="float">
            <text:p>0.06455236906135</text:p>
          </table:table-cell>
          <table:table-cell office:value-type="float" office:value="0.892334205794808" calcext:value-type="float">
            <text:p>0.892334205794808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13482045130597" calcext:value-type="float">
            <text:p>0.13482045130597</text:p>
          </table:table-cell>
          <table:table-cell office:value-type="float" office:value="0.0645523690613497" calcext:value-type="float">
            <text:p>0.06455236906135</text:p>
          </table:table-cell>
          <table:table-cell office:value-type="float" office:value="0.892334205794808" calcext:value-type="float">
            <text:p>0.892334205794808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942227700156618" calcext:value-type="float">
            <text:p>0.942227700156618</text:p>
          </table:table-cell>
          <table:table-cell office:value-type="float" office:value="0.0645523690613497" calcext:value-type="float">
            <text:p>0.06455236906135</text:p>
          </table:table-cell>
          <table:table-cell office:value-type="float" office:value="0.913520402976044" calcext:value-type="float">
            <text:p>0.913520402976044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658003233397118" calcext:value-type="float">
            <text:p>0.658003233397118</text:p>
          </table:table-cell>
          <table:table-cell office:value-type="float" office:value="0.0645523690613497" calcext:value-type="float">
            <text:p>0.06455236906135</text:p>
          </table:table-cell>
          <table:table-cell office:value-type="float" office:value="0.913520402976044" calcext:value-type="float">
            <text:p>0.913520402976044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658347774852213" calcext:value-type="float">
            <text:p>0.658347774852213</text:p>
          </table:table-cell>
          <table:table-cell office:value-type="float" office:value="0.0645523690613497" calcext:value-type="float">
            <text:p>0.06455236906135</text:p>
          </table:table-cell>
          <table:table-cell office:value-type="float" office:value="0.894312828408951" calcext:value-type="float">
            <text:p>0.894312828408951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407880150798848" calcext:value-type="float">
            <text:p>0.407880150798848</text:p>
          </table:table-cell>
          <table:table-cell office:value-type="float" office:value="0.0645523690613497" calcext:value-type="float">
            <text:p>0.06455236906135</text:p>
          </table:table-cell>
          <table:table-cell office:value-type="float" office:value="0.894312828408951" calcext:value-type="float">
            <text:p>0.894312828408951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179718004969046" calcext:value-type="float">
            <text:p>0.179718004969046</text:p>
          </table:table-cell>
          <table:table-cell office:value-type="float" office:value="0.0645523690613497" calcext:value-type="float">
            <text:p>0.06455236906135</text:p>
          </table:table-cell>
          <table:table-cell office:value-type="float" office:value="0.840885178058304" calcext:value-type="float">
            <text:p>0.840885178058304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100133335890585" calcext:value-type="float">
            <text:p>0.100133335890585</text:p>
          </table:table-cell>
          <table:table-cell office:value-type="float" office:value="0.0645523690613497" calcext:value-type="float">
            <text:p>0.06455236906135</text:p>
          </table:table-cell>
          <table:table-cell office:value-type="float" office:value="0.840885178058304" calcext:value-type="float">
            <text:p>0.840885178058304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269836977406389" calcext:value-type="float">
            <text:p>0.269836977406389</text:p>
          </table:table-cell>
          <table:table-cell office:value-type="float" office:value="0.0645523690613497" calcext:value-type="float">
            <text:p>0.06455236906135</text:p>
          </table:table-cell>
          <table:table-cell office:value-type="float" office:value="0.840885178058304" calcext:value-type="float">
            <text:p>0.840885178058304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668150570450513" calcext:value-type="float">
            <text:p>0.668150570450513</text:p>
          </table:table-cell>
          <table:table-cell office:value-type="float" office:value="0.0645523690613497" calcext:value-type="float">
            <text:p>0.06455236906135</text:p>
          </table:table-cell>
          <table:table-cell office:value-type="float" office:value="0.840885178058304" calcext:value-type="float">
            <text:p>0.840885178058304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258922916137048" calcext:value-type="float">
            <text:p>0.258922916137048</text:p>
          </table:table-cell>
          <table:table-cell office:value-type="float" office:value="0.0645523690613497" calcext:value-type="float">
            <text:p>0.06455236906135</text:p>
          </table:table-cell>
          <table:table-cell office:value-type="float" office:value="0.840885178058304" calcext:value-type="float">
            <text:p>0.840885178058304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564016791171281" calcext:value-type="float">
            <text:p>0.564016791171281</text:p>
          </table:table-cell>
          <table:table-cell office:value-type="float" office:value="0.0645523690613497" calcext:value-type="float">
            <text:p>0.06455236906135</text:p>
          </table:table-cell>
          <table:table-cell office:value-type="float" office:value="0.840885178058304" calcext:value-type="float">
            <text:p>0.840885178058304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120382666157793" calcext:value-type="float">
            <text:p>0.120382666157793</text:p>
          </table:table-cell>
          <table:table-cell office:value-type="float" office:value="0.0645523690613497" calcext:value-type="float">
            <text:p>0.06455236906135</text:p>
          </table:table-cell>
          <table:table-cell office:value-type="float" office:value="0.840885178058304" calcext:value-type="float">
            <text:p>0.840885178058304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0501117826970656" calcext:value-type="float">
            <text:p>0.050111782697066</text:p>
          </table:table-cell>
          <table:table-cell office:value-type="float" office:value="0.0585604245118542" calcext:value-type="float">
            <text:p>0.058560424511854</text:p>
          </table:table-cell>
          <table:table-cell office:value-type="float" office:value="0.783122329602406" calcext:value-type="float">
            <text:p>0.783122329602406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682992331997354" calcext:value-type="float">
            <text:p>0.682992331997354</text:p>
          </table:table-cell>
          <table:table-cell office:value-type="float" office:value="0.0585604245118542" calcext:value-type="float">
            <text:p>0.058560424511854</text:p>
          </table:table-cell>
          <table:table-cell office:value-type="float" office:value="0.783122329602406" calcext:value-type="float">
            <text:p>0.783122329602406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249580282997273" calcext:value-type="float">
            <text:p>0.249580282997273</text:p>
          </table:table-cell>
          <table:table-cell office:value-type="float" office:value="0.0585604245118542" calcext:value-type="float">
            <text:p>0.058560424511854</text:p>
          </table:table-cell>
          <table:table-cell office:value-type="float" office:value="0.783122329602406" calcext:value-type="float">
            <text:p>0.783122329602406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67219332207192" calcext:value-type="float">
            <text:p>0.67219332207192</text:p>
          </table:table-cell>
          <table:table-cell office:value-type="float" office:value="0.0585604245118542" calcext:value-type="float">
            <text:p>0.058560424511854</text:p>
          </table:table-cell>
          <table:table-cell office:value-type="float" office:value="0.783122329602406" calcext:value-type="float">
            <text:p>0.783122329602406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485523834164283" calcext:value-type="float">
            <text:p>0.485523834164283</text:p>
          </table:table-cell>
          <table:table-cell office:value-type="float" office:value="0.0585604245118542" calcext:value-type="float">
            <text:p>0.058560424511854</text:p>
          </table:table-cell>
          <table:table-cell office:value-type="float" office:value="0.761666057400667" calcext:value-type="float">
            <text:p>0.761666057400667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230355304370077" calcext:value-type="float">
            <text:p>0.230355304370077</text:p>
          </table:table-cell>
          <table:table-cell office:value-type="float" office:value="0.0585604245118542" calcext:value-type="float">
            <text:p>0.058560424511854</text:p>
          </table:table-cell>
          <table:table-cell office:value-type="float" office:value="0.761666057400667" calcext:value-type="float">
            <text:p>0.761666057400667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465469127169649" calcext:value-type="float">
            <text:p>0.465469127169649</text:p>
          </table:table-cell>
          <table:table-cell office:value-type="float" office:value="0.0585604245118542" calcext:value-type="float">
            <text:p>0.058560424511854</text:p>
          </table:table-cell>
          <table:table-cell office:value-type="float" office:value="0.761666057400667" calcext:value-type="float">
            <text:p>0.761666057400667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743274386469172" calcext:value-type="float">
            <text:p>0.743274386469172</text:p>
          </table:table-cell>
          <table:table-cell office:value-type="float" office:value="0.0585604245118542" calcext:value-type="float">
            <text:p>0.058560424511854</text:p>
          </table:table-cell>
          <table:table-cell office:value-type="float" office:value="0.761666057400667" calcext:value-type="float">
            <text:p>0.761666057400667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551337500167852" calcext:value-type="float">
            <text:p>0.551337500167852</text:p>
          </table:table-cell>
          <table:table-cell office:value-type="float" office:value="0.0585604245118542" calcext:value-type="float">
            <text:p>0.058560424511854</text:p>
          </table:table-cell>
          <table:table-cell office:value-type="float" office:value="0.761666057400667" calcext:value-type="float">
            <text:p>0.761666057400667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489242286015311" calcext:value-type="float">
            <text:p>0.489242286015311</text:p>
          </table:table-cell>
          <table:table-cell office:value-type="float" office:value="0.0585604245118542" calcext:value-type="float">
            <text:p>0.058560424511854</text:p>
          </table:table-cell>
          <table:table-cell office:value-type="float" office:value="0.742338368760344" calcext:value-type="float">
            <text:p>0.742338368760344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826915624163433" calcext:value-type="float">
            <text:p>0.826915624163433</text:p>
          </table:table-cell>
          <table:table-cell office:value-type="float" office:value="0.0585604245118542" calcext:value-type="float">
            <text:p>0.058560424511854</text:p>
          </table:table-cell>
          <table:table-cell office:value-type="float" office:value="0.776719366891681" calcext:value-type="float">
            <text:p>0.776719366891681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866436511219349" calcext:value-type="float">
            <text:p>0.866436511219349</text:p>
          </table:table-cell>
          <table:table-cell office:value-type="float" office:value="0.0585604245118542" calcext:value-type="float">
            <text:p>0.058560424511854</text:p>
          </table:table-cell>
          <table:table-cell office:value-type="float" office:value="0.81311577432684" calcext:value-type="float">
            <text:p>0.81311577432684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435381512075346" calcext:value-type="float">
            <text:p>0.435381512075346</text:p>
          </table:table-cell>
          <table:table-cell office:value-type="float" office:value="0.0585604245118542" calcext:value-type="float">
            <text:p>0.058560424511854</text:p>
          </table:table-cell>
          <table:table-cell office:value-type="float" office:value="0.81311577432684" calcext:value-type="float">
            <text:p>0.81311577432684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773965041690446" calcext:value-type="float">
            <text:p>0.773965041690446</text:p>
          </table:table-cell>
          <table:table-cell office:value-type="float" office:value="0.108676334646957" calcext:value-type="float">
            <text:p>0.108676334646957</text:p>
          </table:table-cell>
          <table:table-cell office:value-type="float" office:value="0.81311577432684" calcext:value-type="float">
            <text:p>0.81311577432684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303044454095972" calcext:value-type="float">
            <text:p>0.303044454095972</text:p>
          </table:table-cell>
          <table:table-cell office:value-type="float" office:value="0.108676334646957" calcext:value-type="float">
            <text:p>0.108676334646957</text:p>
          </table:table-cell>
          <table:table-cell office:value-type="float" office:value="0.81311577432684" calcext:value-type="float">
            <text:p>0.81311577432684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0203509644673504" calcext:value-type="float">
            <text:p>0.02035096446735</text:p>
          </table:table-cell>
          <table:table-cell office:value-type="float" office:value="0.0731329261239765" calcext:value-type="float">
            <text:p>0.073132926123977</text:p>
          </table:table-cell>
          <table:table-cell office:value-type="float" office:value="0.81311577432684" calcext:value-type="float">
            <text:p>0.81311577432684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971140885335951" calcext:value-type="float">
            <text:p>0.971140885335951</text:p>
          </table:table-cell>
          <table:table-cell office:value-type="float" office:value="0.0731329261239765" calcext:value-type="float">
            <text:p>0.073132926123977</text:p>
          </table:table-cell>
          <table:table-cell office:value-type="float" office:value="0.876579674330499" calcext:value-type="float">
            <text:p>0.876579674330499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00697102044186908" calcext:value-type="float">
            <text:p>0.006971020441869</text:p>
          </table:table-cell>
          <table:table-cell office:value-type="float" office:value="0.0466151282553964" calcext:value-type="float">
            <text:p>0.046615128255396</text:p>
          </table:table-cell>
          <table:table-cell office:value-type="float" office:value="0.876579674330499" calcext:value-type="float">
            <text:p>0.876579674330499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60584458380008" calcext:value-type="float">
            <text:p>0.60584458380008</text:p>
          </table:table-cell>
          <table:table-cell office:value-type="float" office:value="0.0466151282553964" calcext:value-type="float">
            <text:p>0.046615128255396</text:p>
          </table:table-cell>
          <table:table-cell office:value-type="float" office:value="0.876579674330499" calcext:value-type="float">
            <text:p>0.876579674330499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782450646672196" calcext:value-type="float">
            <text:p>0.782450646672196</text:p>
          </table:table-cell>
          <table:table-cell office:value-type="float" office:value="0.0466151282553964" calcext:value-type="float">
            <text:p>0.046615128255396</text:p>
          </table:table-cell>
          <table:table-cell office:value-type="float" office:value="0.876579674330499" calcext:value-type="float">
            <text:p>0.876579674330499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0985791421419221" calcext:value-type="float">
            <text:p>0.098579142141922</text:p>
          </table:table-cell>
          <table:table-cell office:value-type="float" office:value="0.0466151282553964" calcext:value-type="float">
            <text:p>0.046615128255396</text:p>
          </table:table-cell>
          <table:table-cell office:value-type="float" office:value="0.876579674330499" calcext:value-type="float">
            <text:p>0.876579674330499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280517180696461" calcext:value-type="float">
            <text:p>0.280517180696461</text:p>
          </table:table-cell>
          <table:table-cell office:value-type="float" office:value="0.0466151282553964" calcext:value-type="float">
            <text:p>0.046615128255396</text:p>
          </table:table-cell>
          <table:table-cell office:value-type="float" office:value="0.876579674330499" calcext:value-type="float">
            <text:p>0.876579674330499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73570555631494" calcext:value-type="float">
            <text:p>0.73570555631494</text:p>
          </table:table-cell>
          <table:table-cell office:value-type="float" office:value="0.0466151282553964" calcext:value-type="float">
            <text:p>0.046615128255396</text:p>
          </table:table-cell>
          <table:table-cell office:value-type="float" office:value="0.866983344765407" calcext:value-type="float">
            <text:p>0.866983344765407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295275279197878" calcext:value-type="float">
            <text:p>0.295275279197878</text:p>
          </table:table-cell>
          <table:table-cell office:value-type="float" office:value="0.0466151282553964" calcext:value-type="float">
            <text:p>0.046615128255396</text:p>
          </table:table-cell>
          <table:table-cell office:value-type="float" office:value="0.866983344765407" calcext:value-type="float">
            <text:p>0.866983344765407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0349301573576685" calcext:value-type="float">
            <text:p>0.034930157357669</text:p>
          </table:table-cell>
          <table:table-cell office:value-type="float" office:value="0.0419965626831719" calcext:value-type="float">
            <text:p>0.041996562683172</text:p>
          </table:table-cell>
          <table:table-cell office:value-type="float" office:value="0.810649344263867" calcext:value-type="float">
            <text:p>0.810649344263867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115957647238181" calcext:value-type="float">
            <text:p>0.115957647238181</text:p>
          </table:table-cell>
          <table:table-cell office:value-type="float" office:value="0.0419965626831719" calcext:value-type="float">
            <text:p>0.041996562683172</text:p>
          </table:table-cell>
          <table:table-cell office:value-type="float" office:value="0.763758240853426" calcext:value-type="float">
            <text:p>0.763758240853426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738674125405067" calcext:value-type="float">
            <text:p>0.738674125405067</text:p>
          </table:table-cell>
          <table:table-cell office:value-type="float" office:value="0.0419965626831719" calcext:value-type="float">
            <text:p>0.041996562683172</text:p>
          </table:table-cell>
          <table:table-cell office:value-type="float" office:value="0.763758240853426" calcext:value-type="float">
            <text:p>0.763758240853426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00989747824305291" calcext:value-type="float">
            <text:p>0.009897478243053</text:p>
          </table:table-cell>
          <table:table-cell office:value-type="float" office:value="0.0293839558304729" calcext:value-type="float">
            <text:p>0.029383955830473</text:p>
          </table:table-cell>
          <table:table-cell office:value-type="float" office:value="0.763758240853426" calcext:value-type="float">
            <text:p>0.763758240853426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91212299264784" calcext:value-type="float">
            <text:p>0.91212299264784</text:p>
          </table:table-cell>
          <table:table-cell office:value-type="float" office:value="0.0293839558304729" calcext:value-type="float">
            <text:p>0.029383955830473</text:p>
          </table:table-cell>
          <table:table-cell office:value-type="float" office:value="0.821940496459078" calcext:value-type="float">
            <text:p>0.821940496459078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769662671656363" calcext:value-type="float">
            <text:p>0.769662671656363</text:p>
          </table:table-cell>
          <table:table-cell office:value-type="float" office:value="0.0293839558304729" calcext:value-type="float">
            <text:p>0.029383955830473</text:p>
          </table:table-cell>
          <table:table-cell office:value-type="float" office:value="0.821940496459078" calcext:value-type="float">
            <text:p>0.821940496459078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671548915729981" calcext:value-type="float">
            <text:p>0.671548915729981</text:p>
          </table:table-cell>
          <table:table-cell office:value-type="float" office:value="0.0293839558304729" calcext:value-type="float">
            <text:p>0.029383955830473</text:p>
          </table:table-cell>
          <table:table-cell office:value-type="float" office:value="0.821940496459078" calcext:value-type="float">
            <text:p>0.821940496459078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00133210663498134" calcext:value-type="float">
            <text:p>0.001332106634981</text:p>
          </table:table-cell>
          <table:table-cell office:value-type="float" office:value="0.0184475623819382" calcext:value-type="float">
            <text:p>0.018447562381938</text:p>
          </table:table-cell>
          <table:table-cell office:value-type="float" office:value="0.821940496459078" calcext:value-type="float">
            <text:p>0.821940496459078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38403237004424" calcext:value-type="float">
            <text:p>0.38403237004424</text:p>
          </table:table-cell>
          <table:table-cell office:value-type="float" office:value="0.0184475623819382" calcext:value-type="float">
            <text:p>0.018447562381938</text:p>
          </table:table-cell>
          <table:table-cell office:value-type="float" office:value="0.821940496459078" calcext:value-type="float">
            <text:p>0.821940496459078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893207603344715" calcext:value-type="float">
            <text:p>0.893207603344715</text:p>
          </table:table-cell>
          <table:table-cell office:value-type="float" office:value="0.0760923756249548" calcext:value-type="float">
            <text:p>0.076092375624955</text:p>
          </table:table-cell>
          <table:table-cell office:value-type="float" office:value="0.849617042822432" calcext:value-type="float">
            <text:p>0.849617042822432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356848793650944" calcext:value-type="float">
            <text:p>0.356848793650944</text:p>
          </table:table-cell>
          <table:table-cell office:value-type="float" office:value="0.0760923756249548" calcext:value-type="float">
            <text:p>0.076092375624955</text:p>
          </table:table-cell>
          <table:table-cell office:value-type="float" office:value="0.849617042822432" calcext:value-type="float">
            <text:p>0.849617042822432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917243997576902" calcext:value-type="float">
            <text:p>0.917243997576902</text:p>
          </table:table-cell>
          <table:table-cell office:value-type="float" office:value="0.0760923756249548" calcext:value-type="float">
            <text:p>0.076092375624955</text:p>
          </table:table-cell>
          <table:table-cell office:value-type="float" office:value="0.87577834059979" calcext:value-type="float">
            <text:p>0.87577834059979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690896756053226" calcext:value-type="float">
            <text:p>0.690896756053226</text:p>
          </table:table-cell>
          <table:table-cell office:value-type="float" office:value="0.0760923756249548" calcext:value-type="float">
            <text:p>0.076092375624955</text:p>
          </table:table-cell>
          <table:table-cell office:value-type="float" office:value="0.87577834059979" calcext:value-type="float">
            <text:p>0.87577834059979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0239660604723696" calcext:value-type="float">
            <text:p>0.02396606047237</text:p>
          </table:table-cell>
          <table:table-cell office:value-type="float" office:value="0.056005163620105" calcext:value-type="float">
            <text:p>0.056005163620105</text:p>
          </table:table-cell>
          <table:table-cell office:value-type="float" office:value="0.87577834059979" calcext:value-type="float">
            <text:p>0.87577834059979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41666489608595" calcext:value-type="float">
            <text:p>0.41666489608595</text:p>
          </table:table-cell>
          <table:table-cell office:value-type="float" office:value="0.056005163620105" calcext:value-type="float">
            <text:p>0.056005163620105</text:p>
          </table:table-cell>
          <table:table-cell office:value-type="float" office:value="0.87577834059979" calcext:value-type="float">
            <text:p>0.87577834059979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985227581222909" calcext:value-type="float">
            <text:p>0.985227581222909</text:p>
          </table:table-cell>
          <table:table-cell office:value-type="float" office:value="0.056005163620105" calcext:value-type="float">
            <text:p>0.056005163620105</text:p>
          </table:table-cell>
          <table:table-cell office:value-type="float" office:value="0.917793404178722" calcext:value-type="float">
            <text:p>0.917793404178722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129360152793682" calcext:value-type="float">
            <text:p>0.129360152793682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917793404178722" calcext:value-type="float">
            <text:p>0.917793404178722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337470988613997" calcext:value-type="float">
            <text:p>0.337470988613997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917793404178722" calcext:value-type="float">
            <text:p>0.917793404178722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160235256657266" calcext:value-type="float">
            <text:p>0.160235256657266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917793404178722" calcext:value-type="float">
            <text:p>0.917793404178722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744015239996473" calcext:value-type="float">
            <text:p>0.744015239996473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917793404178722" calcext:value-type="float">
            <text:p>0.917793404178722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393109957706878" calcext:value-type="float">
            <text:p>0.393109957706878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917793404178722" calcext:value-type="float">
            <text:p>0.917793404178722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208945642277136" calcext:value-type="float">
            <text:p>0.208945642277136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917793404178722" calcext:value-type="float">
            <text:p>0.917793404178722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980184526896499" calcext:value-type="float">
            <text:p>0.980184526896499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941426405208183" calcext:value-type="float">
            <text:p>0.941426405208183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315719336038747" calcext:value-type="float">
            <text:p>0.315719336038747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941426405208183" calcext:value-type="float">
            <text:p>0.941426405208183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536096263055755" calcext:value-type="float">
            <text:p>0.536096263055755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941426405208183" calcext:value-type="float">
            <text:p>0.941426405208183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338172897042044" calcext:value-type="float">
            <text:p>0.338172897042044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941426405208183" calcext:value-type="float">
            <text:p>0.941426405208183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285411488799835" calcext:value-type="float">
            <text:p>0.285411488799835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941426405208183" calcext:value-type="float">
            <text:p>0.941426405208183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813758721872714" calcext:value-type="float">
            <text:p>0.813758721872714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941426405208183" calcext:value-type="float">
            <text:p>0.941426405208183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761102801613175" calcext:value-type="float">
            <text:p>0.761102801613175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941426405208183" calcext:value-type="float">
            <text:p>0.941426405208183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144481401756318" calcext:value-type="float">
            <text:p>0.144481401756318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891849733142748" calcext:value-type="float">
            <text:p>0.891849733142748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74413060187673" calcext:value-type="float">
            <text:p>0.74413060187673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891849733142748" calcext:value-type="float">
            <text:p>0.891849733142748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162762084682583" calcext:value-type="float">
            <text:p>0.162762084682583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891849733142748" calcext:value-type="float">
            <text:p>0.891849733142748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734475914957597" calcext:value-type="float">
            <text:p>0.734475914957597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891849733142748" calcext:value-type="float">
            <text:p>0.891849733142748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851740833027808" calcext:value-type="float">
            <text:p>0.851740833027808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891849733142748" calcext:value-type="float">
            <text:p>0.891849733142748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13063453951108" calcext:value-type="float">
            <text:p>0.13063453951108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845149414515038" calcext:value-type="float">
            <text:p>0.845149414515038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691106209840741" calcext:value-type="float">
            <text:p>0.691106209840741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845149414515038" calcext:value-type="float">
            <text:p>0.845149414515038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918824306998037" calcext:value-type="float">
            <text:p>0.918824306998037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872335721704337" calcext:value-type="float">
            <text:p>0.872335721704337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752226657822418" calcext:value-type="float">
            <text:p>0.752226657822418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872335721704337" calcext:value-type="float">
            <text:p>0.872335721704337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893426953768153" calcext:value-type="float">
            <text:p>0.893426953768153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880089851139563" calcext:value-type="float">
            <text:p>0.880089851139563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0859051997133328" calcext:value-type="float">
            <text:p>0.085905199713333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880089851139563" calcext:value-type="float">
            <text:p>0.880089851139563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0744234320797454" calcext:value-type="float">
            <text:p>0.074423432079745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880089851139563" calcext:value-type="float">
            <text:p>0.880089851139563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145464205648897" calcext:value-type="float">
            <text:p>0.145464205648897</text:p>
          </table:table-cell>
          <table:table-cell office:value-type="float" office:value="0.0607407988153004" calcext:value-type="float">
            <text:p>0.0607407988153</text:p>
          </table:table-cell>
          <table:table-cell office:value-type="float" office:value="0.835875247137717" calcext:value-type="float">
            <text:p>0.835875247137717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488998675480702" calcext:value-type="float">
            <text:p>0.488998675480702</text:p>
          </table:table-cell>
          <table:table-cell office:value-type="float" office:value="0.0864465537171853" calcext:value-type="float">
            <text:p>0.086446553717185</text:p>
          </table:table-cell>
          <table:table-cell office:value-type="float" office:value="0.835875247137717" calcext:value-type="float">
            <text:p>0.835875247137717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628462298290433" calcext:value-type="float">
            <text:p>0.628462298290433</text:p>
          </table:table-cell>
          <table:table-cell office:value-type="float" office:value="0.0864465537171853" calcext:value-type="float">
            <text:p>0.086446553717185</text:p>
          </table:table-cell>
          <table:table-cell office:value-type="float" office:value="0.835875247137717" calcext:value-type="float">
            <text:p>0.835875247137717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917189102577027" calcext:value-type="float">
            <text:p>0.917189102577027</text:p>
          </table:table-cell>
          <table:table-cell office:value-type="float" office:value="0.0864465537171853" calcext:value-type="float">
            <text:p>0.086446553717185</text:p>
          </table:table-cell>
          <table:table-cell office:value-type="float" office:value="0.865443921842921" calcext:value-type="float">
            <text:p>0.865443921842921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755811085963247" calcext:value-type="float">
            <text:p>0.755811085963247</text:p>
          </table:table-cell>
          <table:table-cell office:value-type="float" office:value="0.0864465537171853" calcext:value-type="float">
            <text:p>0.086446553717185</text:p>
          </table:table-cell>
          <table:table-cell office:value-type="float" office:value="0.865443921842921" calcext:value-type="float">
            <text:p>0.865443921842921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591443662807447" calcext:value-type="float">
            <text:p>0.591443662807447</text:p>
          </table:table-cell>
          <table:table-cell office:value-type="float" office:value="0.0864465537171853" calcext:value-type="float">
            <text:p>0.086446553717185</text:p>
          </table:table-cell>
          <table:table-cell office:value-type="float" office:value="0.865443921842921" calcext:value-type="float">
            <text:p>0.865443921842921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836895715460355" calcext:value-type="float">
            <text:p>0.836895715460355</text:p>
          </table:table-cell>
          <table:table-cell office:value-type="float" office:value="0.0864465537171853" calcext:value-type="float">
            <text:p>0.086446553717185</text:p>
          </table:table-cell>
          <table:table-cell office:value-type="float" office:value="0.865443921842921" calcext:value-type="float">
            <text:p>0.865443921842921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538470830563353" calcext:value-type="float">
            <text:p>0.538470830563353</text:p>
          </table:table-cell>
          <table:table-cell office:value-type="float" office:value="0.0864465537171853" calcext:value-type="float">
            <text:p>0.086446553717185</text:p>
          </table:table-cell>
          <table:table-cell office:value-type="float" office:value="0.865443921842921" calcext:value-type="float">
            <text:p>0.865443921842921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527203256666603" calcext:value-type="float">
            <text:p>0.527203256666603</text:p>
          </table:table-cell>
          <table:table-cell office:value-type="float" office:value="0.11241160249182" calcext:value-type="float">
            <text:p>0.11241160249182</text:p>
          </table:table-cell>
          <table:table-cell office:value-type="float" office:value="0.8455181094614" calcext:value-type="float">
            <text:p>0.8455181094614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416837394628656" calcext:value-type="float">
            <text:p>0.416837394628656</text:p>
          </table:table-cell>
          <table:table-cell office:value-type="float" office:value="0.11241160249182" calcext:value-type="float">
            <text:p>0.11241160249182</text:p>
          </table:table-cell>
          <table:table-cell office:value-type="float" office:value="0.8455181094614" calcext:value-type="float">
            <text:p>0.8455181094614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640578690266012" calcext:value-type="float">
            <text:p>0.640578690266012</text:p>
          </table:table-cell>
          <table:table-cell office:value-type="float" office:value="0.11241160249182" calcext:value-type="float">
            <text:p>0.11241160249182</text:p>
          </table:table-cell>
          <table:table-cell office:value-type="float" office:value="0.8455181094614" calcext:value-type="float">
            <text:p>0.8455181094614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451596438674445" calcext:value-type="float">
            <text:p>0.451596438674445</text:p>
          </table:table-cell>
          <table:table-cell office:value-type="float" office:value="0.11241160249182" calcext:value-type="float">
            <text:p>0.11241160249182</text:p>
          </table:table-cell>
          <table:table-cell office:value-type="float" office:value="0.8455181094614" calcext:value-type="float">
            <text:p>0.8455181094614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0332729840367762" calcext:value-type="float">
            <text:p>0.033272984036776</text:p>
          </table:table-cell>
          <table:table-cell office:value-type="float" office:value="0.0840972488406413" calcext:value-type="float">
            <text:p>0.084097248840641</text:p>
          </table:table-cell>
          <table:table-cell office:value-type="float" office:value="0.8455181094614" calcext:value-type="float">
            <text:p>0.8455181094614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187077740455914" calcext:value-type="float">
            <text:p>0.187077740455914</text:p>
          </table:table-cell>
          <table:table-cell office:value-type="float" office:value="0.0840972488406413" calcext:value-type="float">
            <text:p>0.084097248840641</text:p>
          </table:table-cell>
          <table:table-cell office:value-type="float" office:value="0.8455181094614" calcext:value-type="float">
            <text:p>0.8455181094614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435238920279004" calcext:value-type="float">
            <text:p>0.435238920279004</text:p>
          </table:table-cell>
          <table:table-cell office:value-type="float" office:value="0.0840972488406413" calcext:value-type="float">
            <text:p>0.084097248840641</text:p>
          </table:table-cell>
          <table:table-cell office:value-type="float" office:value="0.8455181094614" calcext:value-type="float">
            <text:p>0.8455181094614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064475569397501" calcext:value-type="float">
            <text:p>0.064475569397501</text:p>
          </table:table-cell>
          <table:table-cell office:value-type="float" office:value="0.0771144447683494" calcext:value-type="float">
            <text:p>0.077114444768349</text:p>
          </table:table-cell>
          <table:table-cell office:value-type="float" office:value="0.8455181094614" calcext:value-type="float">
            <text:p>0.8455181094614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946196747850254" calcext:value-type="float">
            <text:p>0.946196747850254</text:p>
          </table:table-cell>
          <table:table-cell office:value-type="float" office:value="0.0771144447683494" calcext:value-type="float">
            <text:p>0.077114444768349</text:p>
          </table:table-cell>
          <table:table-cell office:value-type="float" office:value="0.881283167503622" calcext:value-type="float">
            <text:p>0.881283167503622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923722773179186" calcext:value-type="float">
            <text:p>0.923722773179186</text:p>
          </table:table-cell>
          <table:table-cell office:value-type="float" office:value="0.0771144447683494" calcext:value-type="float">
            <text:p>0.077114444768349</text:p>
          </table:table-cell>
          <table:table-cell office:value-type="float" office:value="0.896332673062333" calcext:value-type="float">
            <text:p>0.896332673062333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294167414896877" calcext:value-type="float">
            <text:p>0.294167414896877</text:p>
          </table:table-cell>
          <table:table-cell office:value-type="float" office:value="0.0771144447683494" calcext:value-type="float">
            <text:p>0.077114444768349</text:p>
          </table:table-cell>
          <table:table-cell office:value-type="float" office:value="0.896332673062333" calcext:value-type="float">
            <text:p>0.896332673062333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494905169428518" calcext:value-type="float">
            <text:p>0.494905169428518</text:p>
          </table:table-cell>
          <table:table-cell office:value-type="float" office:value="0.0771144447683494" calcext:value-type="float">
            <text:p>0.077114444768349</text:p>
          </table:table-cell>
          <table:table-cell office:value-type="float" office:value="0.896332673062333" calcext:value-type="float">
            <text:p>0.896332673062333</text:p>
          </table:table-cell>
          <table:table-cell office:value-type="float" office:value="0.987042808523543" calcext:value-type="float">
            <text:p>0.987042808523543</text:p>
          </table:table-cell>
        </table:table-row>
        <table:table-row table:style-name="ro1">
          <table:table-cell office:value-type="float" office:value="0.988117472953385" calcext:value-type="float">
            <text:p>0.988117472953385</text:p>
          </table:table-cell>
          <table:table-cell office:value-type="float" office:value="0.0771144447683494" calcext:value-type="float">
            <text:p>0.077114444768349</text:p>
          </table:table-cell>
          <table:table-cell office:value-type="float" office:value="0.928708263852827" calcext:value-type="float">
            <text:p>0.928708263852827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576039940533967" calcext:value-type="float">
            <text:p>0.576039940533967</text:p>
          </table:table-cell>
          <table:table-cell office:value-type="float" office:value="0.0771144447683494" calcext:value-type="float">
            <text:p>0.077114444768349</text:p>
          </table:table-cell>
          <table:table-cell office:value-type="float" office:value="0.928708263852827" calcext:value-type="float">
            <text:p>0.928708263852827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447042118007314" calcext:value-type="float">
            <text:p>0.447042118007314</text:p>
          </table:table-cell>
          <table:table-cell office:value-type="float" office:value="0.0771144447683494" calcext:value-type="float">
            <text:p>0.077114444768349</text:p>
          </table:table-cell>
          <table:table-cell office:value-type="float" office:value="0.928708263852827" calcext:value-type="float">
            <text:p>0.928708263852827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344058399344098" calcext:value-type="float">
            <text:p>0.344058399344098</text:p>
          </table:table-cell>
          <table:table-cell office:value-type="float" office:value="0.0771144447683494" calcext:value-type="float">
            <text:p>0.077114444768349</text:p>
          </table:table-cell>
          <table:table-cell office:value-type="float" office:value="0.928708263852827" calcext:value-type="float">
            <text:p>0.928708263852827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0481762155388154" calcext:value-type="float">
            <text:p>0.048176215538815</text:p>
          </table:table-cell>
          <table:table-cell office:value-type="float" office:value="0.0669784625513497" calcext:value-type="float">
            <text:p>0.06697846255135</text:p>
          </table:table-cell>
          <table:table-cell office:value-type="float" office:value="0.928708263852827" calcext:value-type="float">
            <text:p>0.928708263852827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486656110456965" calcext:value-type="float">
            <text:p>0.486656110456965</text:p>
          </table:table-cell>
          <table:table-cell office:value-type="float" office:value="0.0669784625513497" calcext:value-type="float">
            <text:p>0.06697846255135</text:p>
          </table:table-cell>
          <table:table-cell office:value-type="float" office:value="0.928708263852827" calcext:value-type="float">
            <text:p>0.928708263852827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699644343963925" calcext:value-type="float">
            <text:p>0.699644343963925</text:p>
          </table:table-cell>
          <table:table-cell office:value-type="float" office:value="0.102551466847812" calcext:value-type="float">
            <text:p>0.102551466847812</text:p>
          </table:table-cell>
          <table:table-cell office:value-type="float" office:value="0.928708263852827" calcext:value-type="float">
            <text:p>0.928708263852827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0797947586023733" calcext:value-type="float">
            <text:p>0.079794758602373</text:p>
          </table:table-cell>
          <table:table-cell office:value-type="float" office:value="0.0946223002117704" calcext:value-type="float">
            <text:p>0.09462230021177</text:p>
          </table:table-cell>
          <table:table-cell office:value-type="float" office:value="0.928708263852827" calcext:value-type="float">
            <text:p>0.928708263852827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952502803312593" calcext:value-type="float">
            <text:p>0.952502803312593</text:p>
          </table:table-cell>
          <table:table-cell office:value-type="float" office:value="0.0946223002117704" calcext:value-type="float">
            <text:p>0.09462230021177</text:p>
          </table:table-cell>
          <table:table-cell office:value-type="float" office:value="0.93698462540405" calcext:value-type="float">
            <text:p>0.93698462540405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689711500707457" calcext:value-type="float">
            <text:p>0.689711500707457</text:p>
          </table:table-cell>
          <table:table-cell office:value-type="float" office:value="0.0946223002117704" calcext:value-type="float">
            <text:p>0.09462230021177</text:p>
          </table:table-cell>
          <table:table-cell office:value-type="float" office:value="0.93698462540405" calcext:value-type="float">
            <text:p>0.93698462540405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343209239556802" calcext:value-type="float">
            <text:p>0.343209239556802</text:p>
          </table:table-cell>
          <table:table-cell office:value-type="float" office:value="0.108459591575257" calcext:value-type="float">
            <text:p>0.108459591575257</text:p>
          </table:table-cell>
          <table:table-cell office:value-type="float" office:value="0.93698462540405" calcext:value-type="float">
            <text:p>0.93698462540405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424619689442" calcext:value-type="float">
            <text:p>0.424619689442</text:p>
          </table:table-cell>
          <table:table-cell office:value-type="float" office:value="0.108459591575257" calcext:value-type="float">
            <text:p>0.108459591575257</text:p>
          </table:table-cell>
          <table:table-cell office:value-type="float" office:value="0.93698462540405" calcext:value-type="float">
            <text:p>0.93698462540405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277754648542533" calcext:value-type="float">
            <text:p>0.277754648542533</text:p>
          </table:table-cell>
          <table:table-cell office:value-type="float" office:value="0.108459591575257" calcext:value-type="float">
            <text:p>0.108459591575257</text:p>
          </table:table-cell>
          <table:table-cell office:value-type="float" office:value="0.93698462540405" calcext:value-type="float">
            <text:p>0.93698462540405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163971982082362" calcext:value-type="float">
            <text:p>0.163971982082362</text:p>
          </table:table-cell>
          <table:table-cell office:value-type="float" office:value="0.108459591575257" calcext:value-type="float">
            <text:p>0.108459591575257</text:p>
          </table:table-cell>
          <table:table-cell office:value-type="float" office:value="0.93698462540405" calcext:value-type="float">
            <text:p>0.93698462540405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971436197075411" calcext:value-type="float">
            <text:p>0.971436197075411</text:p>
          </table:table-cell>
          <table:table-cell office:value-type="float" office:value="0.108459591575257" calcext:value-type="float">
            <text:p>0.108459591575257</text:p>
          </table:table-cell>
          <table:table-cell office:value-type="float" office:value="0.948844030454433" calcext:value-type="float">
            <text:p>0.948844030454433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647191189025221" calcext:value-type="float">
            <text:p>0.647191189025221</text:p>
          </table:table-cell>
          <table:table-cell office:value-type="float" office:value="0.108459591575257" calcext:value-type="float">
            <text:p>0.108459591575257</text:p>
          </table:table-cell>
          <table:table-cell office:value-type="float" office:value="0.948844030454433" calcext:value-type="float">
            <text:p>0.948844030454433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207927141079528" calcext:value-type="float">
            <text:p>0.207927141079528</text:p>
          </table:table-cell>
          <table:table-cell office:value-type="float" office:value="0.108459591575257" calcext:value-type="float">
            <text:p>0.108459591575257</text:p>
          </table:table-cell>
          <table:table-cell office:value-type="float" office:value="0.948844030454433" calcext:value-type="float">
            <text:p>0.948844030454433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0826641473776554" calcext:value-type="float">
            <text:p>0.082664147377655</text:p>
          </table:table-cell>
          <table:table-cell office:value-type="float" office:value="0.0996255353432014" calcext:value-type="float">
            <text:p>0.099625535343201</text:p>
          </table:table-cell>
          <table:table-cell office:value-type="float" office:value="0.948844030454433" calcext:value-type="float">
            <text:p>0.948844030454433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150720486625625" calcext:value-type="float">
            <text:p>0.150720486625625</text:p>
          </table:table-cell>
          <table:table-cell office:value-type="float" office:value="0.0996255353432014" calcext:value-type="float">
            <text:p>0.099625535343201</text:p>
          </table:table-cell>
          <table:table-cell office:value-type="float" office:value="0.948844030454433" calcext:value-type="float">
            <text:p>0.948844030454433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126687606982116" calcext:value-type="float">
            <text:p>0.126687606982116</text:p>
          </table:table-cell>
          <table:table-cell office:value-type="float" office:value="0.0996255353432014" calcext:value-type="float">
            <text:p>0.099625535343201</text:p>
          </table:table-cell>
          <table:table-cell office:value-type="float" office:value="0.948844030454433" calcext:value-type="float">
            <text:p>0.948844030454433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0653415762728223" calcext:value-type="float">
            <text:p>0.065341576272822</text:p>
          </table:table-cell>
          <table:table-cell office:value-type="float" office:value="0.0879444589989496" calcext:value-type="float">
            <text:p>0.08794445899895</text:p>
          </table:table-cell>
          <table:table-cell office:value-type="float" office:value="0.948844030454433" calcext:value-type="float">
            <text:p>0.948844030454433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42477473287205" calcext:value-type="float">
            <text:p>0.42477473287205</text:p>
          </table:table-cell>
          <table:table-cell office:value-type="float" office:value="0.106190952708218" calcext:value-type="float">
            <text:p>0.106190952708218</text:p>
          </table:table-cell>
          <table:table-cell office:value-type="float" office:value="0.948844030454433" calcext:value-type="float">
            <text:p>0.948844030454433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0159075902351851" calcext:value-type="float">
            <text:p>0.015907590235185</text:p>
          </table:table-cell>
          <table:table-cell office:value-type="float" office:value="0.0755344629041323" calcext:value-type="float">
            <text:p>0.075534462904132</text:p>
          </table:table-cell>
          <table:table-cell office:value-type="float" office:value="0.948844030454433" calcext:value-type="float">
            <text:p>0.948844030454433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142367292807793" calcext:value-type="float">
            <text:p>0.142367292807793</text:p>
          </table:table-cell>
          <table:table-cell office:value-type="float" office:value="0.0755344629041323" calcext:value-type="float">
            <text:p>0.075534462904132</text:p>
          </table:table-cell>
          <table:table-cell office:value-type="float" office:value="0.948844030454433" calcext:value-type="float">
            <text:p>0.948844030454433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0614099498243305" calcext:value-type="float">
            <text:p>0.061409949824331</text:p>
          </table:table-cell>
          <table:table-cell office:value-type="float" office:value="0.0707545938415936" calcext:value-type="float">
            <text:p>0.070754593841594</text:p>
          </table:table-cell>
          <table:table-cell office:value-type="float" office:value="0.948844030454433" calcext:value-type="float">
            <text:p>0.948844030454433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192374981366353" calcext:value-type="float">
            <text:p>0.192374981366353</text:p>
          </table:table-cell>
          <table:table-cell office:value-type="float" office:value="0.0772792927431365" calcext:value-type="float">
            <text:p>0.077279292743137</text:p>
          </table:table-cell>
          <table:table-cell office:value-type="float" office:value="0.908260926962583" calcext:value-type="float">
            <text:p>0.908260926962583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292687771986418" calcext:value-type="float">
            <text:p>0.292687771986418</text:p>
          </table:table-cell>
          <table:table-cell office:value-type="float" office:value="0.0772792927431365" calcext:value-type="float">
            <text:p>0.077279292743137</text:p>
          </table:table-cell>
          <table:table-cell office:value-type="float" office:value="0.908260926962583" calcext:value-type="float">
            <text:p>0.908260926962583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0947261668927943" calcext:value-type="float">
            <text:p>0.094726166892794</text:p>
          </table:table-cell>
          <table:table-cell office:value-type="float" office:value="0.0772792927431365" calcext:value-type="float">
            <text:p>0.077279292743137</text:p>
          </table:table-cell>
          <table:table-cell office:value-type="float" office:value="0.908260926962583" calcext:value-type="float">
            <text:p>0.908260926962583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465133831898827" calcext:value-type="float">
            <text:p>0.465133831898827</text:p>
          </table:table-cell>
          <table:table-cell office:value-type="float" office:value="0.0772792927431365" calcext:value-type="float">
            <text:p>0.077279292743137</text:p>
          </table:table-cell>
          <table:table-cell office:value-type="float" office:value="0.908260926962583" calcext:value-type="float">
            <text:p>0.908260926962583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852895882291272" calcext:value-type="float">
            <text:p>0.852895882291272</text:p>
          </table:table-cell>
          <table:table-cell office:value-type="float" office:value="0.118491651380126" calcext:value-type="float">
            <text:p>0.118491651380126</text:p>
          </table:table-cell>
          <table:table-cell office:value-type="float" office:value="0.908260926962583" calcext:value-type="float">
            <text:p>0.908260926962583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782605260568215" calcext:value-type="float">
            <text:p>0.782605260568215</text:p>
          </table:table-cell>
          <table:table-cell office:value-type="float" office:value="0.118491651380126" calcext:value-type="float">
            <text:p>0.118491651380126</text:p>
          </table:table-cell>
          <table:table-cell office:value-type="float" office:value="0.908260926962583" calcext:value-type="float">
            <text:p>0.908260926962583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485123616800412" calcext:value-type="float">
            <text:p>0.485123616800412</text:p>
          </table:table-cell>
          <table:table-cell office:value-type="float" office:value="0.118491651380126" calcext:value-type="float">
            <text:p>0.118491651380126</text:p>
          </table:table-cell>
          <table:table-cell office:value-type="float" office:value="0.908260926962583" calcext:value-type="float">
            <text:p>0.908260926962583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523436352486239" calcext:value-type="float">
            <text:p>0.523436352486239</text:p>
          </table:table-cell>
          <table:table-cell office:value-type="float" office:value="0.118491651380126" calcext:value-type="float">
            <text:p>0.118491651380126</text:p>
          </table:table-cell>
          <table:table-cell office:value-type="float" office:value="0.908260926962583" calcext:value-type="float">
            <text:p>0.908260926962583</text:p>
          </table:table-cell>
          <table:table-cell office:value-type="float" office:value="0.987950847754504" calcext:value-type="float">
            <text:p>0.987950847754504</text:p>
          </table:table-cell>
        </table:table-row>
        <table:table-row table:style-name="ro1">
          <table:table-cell office:value-type="float" office:value="0.378681336720271" calcext:value-type="float">
            <text:p>0.378681336720271</text:p>
          </table:table-cell>
          <table:table-cell office:value-type="float" office:value="0.118491651380126" calcext:value-type="float">
            <text:p>0.118491651380126</text:p>
          </table:table-cell>
          <table:table-cell office:value-type="float" office:value="0.908260926962583" calcext:value-type="float">
            <text:p>0.908260926962583</text:p>
          </table:table-cell>
          <table:table-cell office:value-type="float" office:value="0.987950847754504" calcext:value-type="float">
            <text:p>0.9879508477545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/00/0000</text:date>, <text:time style:data-style-name="N2" text:time-value="14:07:06.884855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8T14:07:27.205969794</dc:date>
    <meta:editing-duration>PT3M20S</meta:editing-duration>
    <meta:editing-cycles>2</meta:editing-cycles>
    <meta:generator>LibreOffice/6.0.7.3$Linux_X86_64 LibreOffice_project/00m0$Build-3</meta:generator>
    <meta:document-statistic meta:table-count="1" meta:cell-count="16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f187c" draw:fill-color="#8f187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399cm" svg:height="18.224cm" xlink:href=".." xlink:type="simple" chart:class="chart:line" chart:style-name="ch1">
        <chart:legend chart:legend-position="end" svg:x="30.208cm" svg:y="8.066cm" style:legend-expansion="high" chart:style-name="ch2"/>
        <chart:plot-area chart:style-name="ch3" table:cell-range-address="flow.A1:flow.D401" chart:data-source-has-labels="row" svg:x="0.647cm" svg:y="0.364cm" svg:width="28.914cm" svg:height="17.496cm">
          <chartooo:coordinate-region svg:x="1.374cm" svg:y="0.485cm" svg:width="28.187cm" svg:height="16.3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low.A2:flow.A401" chart:label-cell-address="flow.A1:flow.A1" chart:class="chart:line">
            <chart:data-point chart:repeated="400"/>
          </chart:series>
          <chart:series chart:style-name="ch8" chart:values-cell-range-address="flow.B2:flow.B401" chart:label-cell-address="flow.B1:flow.B1" chart:class="chart:line">
            <chart:data-point chart:repeated="400"/>
          </chart:series>
          <chart:series chart:style-name="ch9" chart:values-cell-range-address="flow.C2:flow.C401" chart:label-cell-address="flow.C1:flow.C1" chart:class="chart:line">
            <chart:data-point chart:repeated="400"/>
          </chart:series>
          <chart:series chart:style-name="ch10" chart:values-cell-range-address="flow.D2:flow.D401" chart:label-cell-address="flow.D1:flow.D1" chart:class="chart:line">
            <chart:data-point chart:repeated="4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flow.A1:flow.A1</svg:desc>
                </draw:g>
              </table:table-cell>
              <table:table-cell office:value-type="string">
                <text:p>per10</text:p>
                <draw:g>
                  <svg:desc>flow.B1:flow.B1</svg:desc>
                </draw:g>
              </table:table-cell>
              <table:table-cell office:value-type="string">
                <text:p>per90</text:p>
                <draw:g>
                  <svg:desc>flow.C1:flow.C1</svg:desc>
                </draw:g>
              </table:table-cell>
              <table:table-cell office:value-type="string">
                <text:p>per99</text:p>
                <draw:g>
                  <svg:desc>flow.D1:flow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0466028797962">
                <text:p>0.60466028797962</text:p>
                <draw:g>
                  <svg:desc>flow.A2:flow.A401</svg:desc>
                </draw:g>
              </table:table-cell>
              <table:table-cell office:value-type="float" office:value="0.60466028797962">
                <text:p>0.60466028797962</text:p>
                <draw:g>
                  <svg:desc>flow.B2:flow.B401</svg:desc>
                </draw:g>
              </table:table-cell>
              <table:table-cell office:value-type="float" office:value="0.60466028797962">
                <text:p>0.60466028797962</text:p>
                <draw:g>
                  <svg:desc>flow.C2:flow.C401</svg:desc>
                </draw:g>
              </table:table-cell>
              <table:table-cell office:value-type="float" office:value="0.60466028797962">
                <text:p>0.60466028797962</text:p>
                <draw:g>
                  <svg:desc>flow.D2:flow.D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0509088045012">
                <text:p>0.940509088045012</text:p>
              </table:table-cell>
              <table:table-cell office:value-type="float" office:value="0.912778453177228">
                <text:p>0.912778453177228</text:p>
              </table:table-cell>
              <table:table-cell office:value-type="float" office:value="0.937183852400801">
                <text:p>0.937183852400801</text:p>
              </table:table-cell>
              <table:table-cell office:value-type="float" office:value="0.940173574758234">
                <text:p>0.940173574758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263872582375">
                <text:p>0.214263872582375</text:p>
              </table:table-cell>
              <table:table-cell office:value-type="float" office:value="0.224586748157668">
                <text:p>0.224586748157668</text:p>
              </table:table-cell>
              <table:table-cell office:value-type="float" office:value="0.937183852400801">
                <text:p>0.937183852400801</text:p>
              </table:table-cell>
              <table:table-cell office:value-type="float" office:value="0.940173574758234">
                <text:p>0.940173574758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2491437447886">
                <text:p>0.862491437447886</text:p>
              </table:table-cell>
              <table:table-cell office:value-type="float" office:value="0.224586748157668">
                <text:p>0.224586748157668</text:p>
              </table:table-cell>
              <table:table-cell office:value-type="float" office:value="0.937183852400801">
                <text:p>0.937183852400801</text:p>
              </table:table-cell>
              <table:table-cell office:value-type="float" office:value="0.940173574758234">
                <text:p>0.940173574758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5241618860578">
                <text:p>0.975241618860578</text:p>
              </table:table-cell>
              <table:table-cell office:value-type="float" office:value="0.224586748157668">
                <text:p>0.224586748157668</text:p>
              </table:table-cell>
              <table:table-cell office:value-type="float" office:value="0.974313380654242">
                <text:p>0.974313380654242</text:p>
              </table:table-cell>
              <table:table-cell office:value-type="float" office:value="0.975154167379026">
                <text:p>0.975154167379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0585715350705">
                <text:p>0.530585715350705</text:p>
              </table:table-cell>
              <table:table-cell office:value-type="float" office:value="0.224586748157668">
                <text:p>0.224586748157668</text:p>
              </table:table-cell>
              <table:table-cell office:value-type="float" office:value="0.624921518210512">
                <text:p>0.624921518210512</text:p>
              </table:table-cell>
              <table:table-cell office:value-type="float" office:value="0.975154167379026">
                <text:p>0.9751541673790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2289417006788">
                <text:p>0.222289417006788</text:p>
              </table:table-cell>
              <table:table-cell office:value-type="float" office:value="0.222367104533629">
                <text:p>0.222367104533629</text:p>
              </table:table-cell>
              <table:table-cell office:value-type="float" office:value="0.624921518210512">
                <text:p>0.624921518210512</text:p>
              </table:table-cell>
              <table:table-cell office:value-type="float" office:value="0.975154167379026">
                <text:p>0.975154167379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2653488013244">
                <text:p>0.682653488013244</text:p>
              </table:table-cell>
              <table:table-cell office:value-type="float" office:value="0.222367104533629">
                <text:p>0.222367104533629</text:p>
              </table:table-cell>
              <table:table-cell office:value-type="float" office:value="0.680433027636216">
                <text:p>0.680433027636216</text:p>
              </table:table-cell>
              <table:table-cell office:value-type="float" office:value="0.975154167379026">
                <text:p>0.9751541673790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948946059294">
                <text:p>0.64948946059294</text:p>
              </table:table-cell>
              <table:table-cell office:value-type="float" office:value="0.222367104533629">
                <text:p>0.222367104533629</text:p>
              </table:table-cell>
              <table:table-cell office:value-type="float" office:value="0.680433027636216">
                <text:p>0.680433027636216</text:p>
              </table:table-cell>
              <table:table-cell office:value-type="float" office:value="0.975154167379026">
                <text:p>0.975154167379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9575297699774">
                <text:p>0.669575297699774</text:p>
              </table:table-cell>
              <table:table-cell office:value-type="float" office:value="0.222367104533629">
                <text:p>0.222367104533629</text:p>
              </table:table-cell>
              <table:table-cell office:value-type="float" office:value="0.680433027636216">
                <text:p>0.680433027636216</text:p>
              </table:table-cell>
              <table:table-cell office:value-type="float" office:value="0.975154167379026">
                <text:p>0.9751541673790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4912473891458">
                <text:p>0.434912473891458</text:p>
              </table:table-cell>
              <table:table-cell office:value-type="float" office:value="0.222367104533629">
                <text:p>0.222367104533629</text:p>
              </table:table-cell>
              <table:table-cell office:value-type="float" office:value="0.680433027636216">
                <text:p>0.680433027636216</text:p>
              </table:table-cell>
              <table:table-cell office:value-type="float" office:value="0.975154167379026">
                <text:p>0.975154167379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9618277884993">
                <text:p>0.409618277884993</text:p>
              </table:table-cell>
              <table:table-cell office:value-type="float" office:value="0.222367104533629">
                <text:p>0.222367104533629</text:p>
              </table:table-cell>
              <table:table-cell office:value-type="float" office:value="0.680433027636216">
                <text:p>0.680433027636216</text:p>
              </table:table-cell>
              <table:table-cell office:value-type="float" office:value="0.975154167379026">
                <text:p>0.9751541673790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62651506096894">
                <text:p>0.0262651506096894</text:p>
              </table:table-cell>
              <table:table-cell office:value-type="float" office:value="0.0382338144642022">
                <text:p>0.0382338144642022</text:p>
              </table:table-cell>
              <table:table-cell office:value-type="float" office:value="0.680433027636216">
                <text:p>0.680433027636216</text:p>
              </table:table-cell>
              <table:table-cell office:value-type="float" office:value="0.975154167379026">
                <text:p>0.975154167379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75674814987316">
                <text:p>0.975674814987316</text:p>
              </table:table-cell>
              <table:table-cell office:value-type="float" office:value="0.0382338144642022">
                <text:p>0.0382338144642022</text:p>
              </table:table-cell>
              <table:table-cell office:value-type="float" office:value="0.956359931702665">
                <text:p>0.956359931702665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5193959794895">
                <text:p>0.025193959794895</text:p>
              </table:table-cell>
              <table:table-cell office:value-type="float" office:value="0.0261037170974048">
                <text:p>0.0261037170974048</text:p>
              </table:table-cell>
              <table:table-cell office:value-type="float" office:value="0.400439948474146">
                <text:p>0.400439948474146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7381112820752">
                <text:p>0.107381112820752</text:p>
              </table:table-cell>
              <table:table-cell office:value-type="float" office:value="0.0733580169365602">
                <text:p>0.0733580169365602</text:p>
              </table:table-cell>
              <table:table-cell office:value-type="float" office:value="0.400439948474146">
                <text:p>0.400439948474146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6190262303755">
                <text:p>0.076190262303755</text:p>
              </table:table-cell>
              <table:table-cell office:value-type="float" office:value="0.0733580169365602">
                <text:p>0.0733580169365602</text:p>
              </table:table-cell>
              <table:table-cell office:value-type="float" office:value="0.400439948474146">
                <text:p>0.400439948474146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4270134424146">
                <text:p>0.654270134424146</text:p>
              </table:table-cell>
              <table:table-cell office:value-type="float" office:value="0.0733580169365602">
                <text:p>0.0733580169365602</text:p>
              </table:table-cell>
              <table:table-cell office:value-type="float" office:value="0.633311678703504">
                <text:p>0.633311678703504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647114665497">
                <text:p>0.21647114665497</text:p>
              </table:table-cell>
              <table:table-cell office:value-type="float" office:value="0.0733580169365602">
                <text:p>0.0733580169365602</text:p>
              </table:table-cell>
              <table:table-cell office:value-type="float" office:value="0.408599801588391">
                <text:p>0.408599801588391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1674636764805">
                <text:p>0.111674636764805</text:p>
              </table:table-cell>
              <table:table-cell office:value-type="float" office:value="0.0733580169365602">
                <text:p>0.0733580169365602</text:p>
              </table:table-cell>
              <table:table-cell office:value-type="float" office:value="0.408599801588391">
                <text:p>0.408599801588391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29701554999249">
                <text:p>0.0929701554999249</text:p>
              </table:table-cell>
              <table:table-cell office:value-type="float" office:value="0.0733580169365602">
                <text:p>0.0733580169365602</text:p>
              </table:table-cell>
              <table:table-cell office:value-type="float" office:value="0.246322348586609">
                <text:p>0.246322348586609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9385493752413">
                <text:p>0.499385493752413</text:p>
              </table:table-cell>
              <table:table-cell office:value-type="float" office:value="0.0733580169365602">
                <text:p>0.0733580169365602</text:p>
              </table:table-cell>
              <table:table-cell office:value-type="float" office:value="0.474307164051298">
                <text:p>0.474307164051298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5836626958125">
                <text:p>0.625836626958125</text:p>
              </table:table-cell>
              <table:table-cell office:value-type="float" office:value="0.0733580169365602">
                <text:p>0.0733580169365602</text:p>
              </table:table-cell>
              <table:table-cell office:value-type="float" office:value="0.474307164051298">
                <text:p>0.474307164051298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35103801154353">
                <text:p>0.835103801154353</text:p>
              </table:table-cell>
              <table:table-cell office:value-type="float" office:value="0.439581951656653">
                <text:p>0.439581951656653</text:p>
              </table:table-cell>
              <table:table-cell office:value-type="float" office:value="0.796447018607597">
                <text:p>0.796447018607597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4805760219212">
                <text:p>0.834805760219212</text:p>
              </table:table-cell>
              <table:table-cell office:value-type="float" office:value="0.439581951656653">
                <text:p>0.439581951656653</text:p>
              </table:table-cell>
              <table:table-cell office:value-type="float" office:value="0.830543677817922">
                <text:p>0.830543677817922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18530449352775">
                <text:p>0.718530449352775</text:p>
              </table:table-cell>
              <table:table-cell office:value-type="float" office:value="0.568129646447493">
                <text:p>0.568129646447493</text:p>
              </table:table-cell>
              <table:table-cell office:value-type="float" office:value="0.778924678525228">
                <text:p>0.778924678525228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29216421763342">
                <text:p>0.0429216421763342</text:p>
              </table:table-cell>
              <table:table-cell office:value-type="float" office:value="0.105391316693168">
                <text:p>0.105391316693168</text:p>
              </table:table-cell>
              <table:table-cell office:value-type="float" office:value="0.778924678525228">
                <text:p>0.778924678525228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99750125717527">
                <text:p>0.899750125717527</text:p>
              </table:table-cell>
              <table:table-cell office:value-type="float" office:value="0.105391316693168">
                <text:p>0.105391316693168</text:p>
              </table:table-cell>
              <table:table-cell office:value-type="float" office:value="0.884911912904438">
                <text:p>0.884911912904438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99194252505881">
                <text:p>0.599194252505881</text:p>
              </table:table-cell>
              <table:table-cell office:value-type="float" office:value="0.105391316693168">
                <text:p>0.105391316693168</text:p>
              </table:table-cell>
              <table:table-cell office:value-type="float" office:value="0.884911912904438">
                <text:p>0.884911912904438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8746159965812">
                <text:p>0.968746159965812</text:p>
              </table:table-cell>
              <table:table-cell office:value-type="float" office:value="0.105391316693168">
                <text:p>0.105391316693168</text:p>
              </table:table-cell>
              <table:table-cell office:value-type="float" office:value="0.884911912904438">
                <text:p>0.884911912904438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1590846757564">
                <text:p>0.181590846757564</text:p>
              </table:table-cell>
              <table:table-cell office:value-type="float" office:value="0.105391316693168">
                <text:p>0.105391316693168</text:p>
              </table:table-cell>
              <table:table-cell office:value-type="float" office:value="0.591249672342069">
                <text:p>0.591249672342069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8638310127309">
                <text:p>0.288638310127309</text:p>
              </table:table-cell>
              <table:table-cell office:value-type="float" office:value="0.105391316693168">
                <text:p>0.105391316693168</text:p>
              </table:table-cell>
              <table:table-cell office:value-type="float" office:value="0.591249672342069">
                <text:p>0.591249672342069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7855090249582">
                <text:p>0.57855090249582</text:p>
              </table:table-cell>
              <table:table-cell office:value-type="float" office:value="0.295797588645946">
                <text:p>0.295797588645946</text:p>
              </table:table-cell>
              <table:table-cell office:value-type="float" office:value="0.586139503389856">
                <text:p>0.586139503389856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9419400031073">
                <text:p>0.409419400031073</text:p>
              </table:table-cell>
              <table:table-cell office:value-type="float" office:value="0.295797588645946">
                <text:p>0.295797588645946</text:p>
              </table:table-cell>
              <table:table-cell office:value-type="float" office:value="0.516289660165041">
                <text:p>0.516289660165041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0946032088393">
                <text:p>0.170946032088393</text:p>
              </table:table-cell>
              <table:table-cell office:value-type="float" office:value="0.189540944767177">
                <text:p>0.189540944767177</text:p>
              </table:table-cell>
              <table:table-cell office:value-type="float" office:value="0.516289660165041">
                <text:p>0.516289660165041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4099320643626">
                <text:p>0.84099320643626</text:p>
              </table:table-cell>
              <table:table-cell office:value-type="float" office:value="0.189540944767177">
                <text:p>0.189540944767177</text:p>
              </table:table-cell>
              <table:table-cell office:value-type="float" office:value="0.791462157005057">
                <text:p>0.791462157005057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4746838606941">
                <text:p>0.34746838606941</text:p>
              </table:table-cell>
              <table:table-cell office:value-type="float" office:value="0.189540944767177">
                <text:p>0.189540944767177</text:p>
              </table:table-cell>
              <table:table-cell office:value-type="float" office:value="0.791462157005057">
                <text:p>0.791462157005057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38977388395436">
                <text:p>0.338977388395436</text:p>
              </table:table-cell>
              <table:table-cell office:value-type="float" office:value="0.189540944767177">
                <text:p>0.189540944767177</text:p>
              </table:table-cell>
              <table:table-cell office:value-type="float" office:value="0.791462157005057">
                <text:p>0.791462157005057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0842445151151">
                <text:p>0.390842445151151</text:p>
              </table:table-cell>
              <table:table-cell office:value-type="float" office:value="0.189540944767177">
                <text:p>0.189540944767177</text:p>
              </table:table-cell>
              <table:table-cell office:value-type="float" office:value="0.791462157005057">
                <text:p>0.791462157005057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22001634597334">
                <text:p>0.622001634597334</text:p>
              </table:table-cell>
              <table:table-cell office:value-type="float" office:value="0.189540944767177">
                <text:p>0.189540944767177</text:p>
              </table:table-cell>
              <table:table-cell office:value-type="float" office:value="0.791462157005057">
                <text:p>0.791462157005057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37465924073446">
                <text:p>0.837465924073446</text:p>
              </table:table-cell>
              <table:table-cell office:value-type="float" office:value="0.189540944767177">
                <text:p>0.189540944767177</text:p>
              </table:table-cell>
              <table:table-cell office:value-type="float" office:value="0.829639557061811">
                <text:p>0.829639557061811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42590857371292">
                <text:p>0.742590857371292</text:p>
              </table:table-cell>
              <table:table-cell office:value-type="float" office:value="0.189540944767177">
                <text:p>0.189540944767177</text:p>
              </table:table-cell>
              <table:table-cell office:value-type="float" office:value="0.829639557061811">
                <text:p>0.829639557061811</text:p>
              </table:table-cell>
              <table:table-cell office:value-type="float" office:value="0.975671195788451">
                <text:p>0.9756711957884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4606366872326">
                <text:p>0.994606366872326</text:p>
              </table:table-cell>
              <table:table-cell office:value-type="float" office:value="0.189540944767177">
                <text:p>0.189540944767177</text:p>
              </table:table-cell>
              <table:table-cell office:value-type="float" office:value="0.965414709169231">
                <text:p>0.965414709169231</text:p>
              </table:table-cell>
              <table:table-cell office:value-type="float" office:value="0.994207829252841">
                <text:p>0.9942078292528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54379523407735">
                <text:p>0.654379523407735</text:p>
              </table:table-cell>
              <table:table-cell office:value-type="float" office:value="0.189540944767177">
                <text:p>0.189540944767177</text:p>
              </table:table-cell>
              <table:table-cell office:value-type="float" office:value="0.965414709169231">
                <text:p>0.965414709169231</text:p>
              </table:table-cell>
              <table:table-cell office:value-type="float" office:value="0.994207829252841">
                <text:p>0.9942078292528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59348318652484">
                <text:p>0.0659348318652484</text:p>
              </table:table-cell>
              <table:table-cell office:value-type="float" office:value="0.0886379954594802">
                <text:p>0.0886379954594802</text:p>
              </table:table-cell>
              <table:table-cell office:value-type="float" office:value="0.965414709169231">
                <text:p>0.965414709169231</text:p>
              </table:table-cell>
              <table:table-cell office:value-type="float" office:value="0.994207829252841">
                <text:p>0.9942078292528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20217365675508">
                <text:p>0.420217365675508</text:p>
              </table:table-cell>
              <table:table-cell office:value-type="float" office:value="0.0886379954594802">
                <text:p>0.0886379954594802</text:p>
              </table:table-cell>
              <table:table-cell office:value-type="float" office:value="0.965414709169231">
                <text:p>0.965414709169231</text:p>
              </table:table-cell>
              <table:table-cell office:value-type="float" office:value="0.994207829252841">
                <text:p>0.9942078292528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68744565816411">
                <text:p>0.968744565816411</text:p>
              </table:table-cell>
              <table:table-cell office:value-type="float" office:value="0.0886379954594802">
                <text:p>0.0886379954594802</text:p>
              </table:table-cell>
              <table:table-cell office:value-type="float" office:value="0.968110949369377">
                <text:p>0.968110949369377</text:p>
              </table:table-cell>
              <table:table-cell office:value-type="float" office:value="0.994207829252841">
                <text:p>0.9942078292528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26509590761971">
                <text:p>0.226509590761971</text:p>
              </table:table-cell>
              <table:table-cell office:value-type="float" office:value="0.0886379954594802">
                <text:p>0.0886379954594802</text:p>
              </table:table-cell>
              <table:table-cell office:value-type="float" office:value="0.968110949369377">
                <text:p>0.968110949369377</text:p>
              </table:table-cell>
              <table:table-cell office:value-type="float" office:value="0.994207829252841">
                <text:p>0.9942078292528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40094720890059">
                <text:p>0.440094720890059</text:p>
              </table:table-cell>
              <table:table-cell office:value-type="float" office:value="0.0886379954594802">
                <text:p>0.0886379954594802</text:p>
              </table:table-cell>
              <table:table-cell office:value-type="float" office:value="0.968110949369377">
                <text:p>0.968110949369377</text:p>
              </table:table-cell>
              <table:table-cell office:value-type="float" office:value="0.832446594874566">
                <text:p>0.8324465948745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29299843203577">
                <text:p>0.929299843203577</text:p>
              </table:table-cell>
              <table:table-cell office:value-type="float" office:value="0.0886379954594802">
                <text:p>0.0886379954594802</text:p>
              </table:table-cell>
              <table:table-cell office:value-type="float" office:value="0.968110949369377">
                <text:p>0.968110949369377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34818399125445">
                <text:p>0.334818399125445</text:p>
              </table:table-cell>
              <table:table-cell office:value-type="float" office:value="0.16335131978906">
                <text:p>0.16335131978906</text:p>
              </table:table-cell>
              <table:table-cell office:value-type="float" office:value="0.968110949369377">
                <text:p>0.968110949369377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55853225591031">
                <text:p>0.755853225591031</text:p>
              </table:table-cell>
              <table:table-cell office:value-type="float" office:value="0.16335131978906">
                <text:p>0.16335131978906</text:p>
              </table:table-cell>
              <table:table-cell office:value-type="float" office:value="0.968110949369377">
                <text:p>0.968110949369377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0499304548386">
                <text:p>0.80499304548386</text:p>
              </table:table-cell>
              <table:table-cell office:value-type="float" office:value="0.16335131978906">
                <text:p>0.16335131978906</text:p>
              </table:table-cell>
              <table:table-cell office:value-type="float" office:value="0.968110949369377">
                <text:p>0.968110949369377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83759416747548">
                <text:p>0.183759416747548</text:p>
              </table:table-cell>
              <table:table-cell office:value-type="float" office:value="0.169301202284246">
                <text:p>0.169301202284246</text:p>
              </table:table-cell>
              <table:table-cell office:value-type="float" office:value="0.968110949369377">
                <text:p>0.968110949369377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38007884259053">
                <text:p>0.438007884259053</text:p>
              </table:table-cell>
              <table:table-cell office:value-type="float" office:value="0.169301202284246">
                <text:p>0.169301202284246</text:p>
              </table:table-cell>
              <table:table-cell office:value-type="float" office:value="0.968110949369377">
                <text:p>0.968110949369377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32202608191323">
                <text:p>0.0632202608191323</text:p>
              </table:table-cell>
              <table:table-cell office:value-type="float" office:value="0.0864254667646259">
                <text:p>0.0864254667646259</text:p>
              </table:table-cell>
              <table:table-cell office:value-type="float" office:value="0.711039731031239">
                <text:p>0.711039731031239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1576966125781">
                <text:p>0.271576966125781</text:p>
              </table:table-cell>
              <table:table-cell office:value-type="float" office:value="0.0864254667646259">
                <text:p>0.0864254667646259</text:p>
              </table:table-cell>
              <table:table-cell office:value-type="float" office:value="0.711039731031239">
                <text:p>0.711039731031239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658283904852482">
                <text:p>0.0658283904852482</text:p>
              </table:table-cell>
              <table:table-cell office:value-type="float" office:value="0.0704587409666587">
                <text:p>0.0704587409666587</text:p>
              </table:table-cell>
              <table:table-cell office:value-type="float" office:value="0.711039731031239">
                <text:p>0.711039731031239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58133016593446">
                <text:p>0.458133016593446</text:p>
              </table:table-cell>
              <table:table-cell office:value-type="float" office:value="0.0704587409666587">
                <text:p>0.0704587409666587</text:p>
              </table:table-cell>
              <table:table-cell office:value-type="float" office:value="0.711039731031239">
                <text:p>0.711039731031239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91779727526282">
                <text:p>0.691779727526282</text:p>
              </table:table-cell>
              <table:table-cell office:value-type="float" office:value="0.238383331928719">
                <text:p>0.238383331928719</text:p>
              </table:table-cell>
              <table:table-cell office:value-type="float" office:value="0.711039731031239">
                <text:p>0.711039731031239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91793169543691">
                <text:p>0.291793169543691</text:p>
              </table:table-cell>
              <table:table-cell office:value-type="float" office:value="0.238383331928719">
                <text:p>0.238383331928719</text:p>
              </table:table-cell>
              <table:table-cell office:value-type="float" office:value="0.711039731031239">
                <text:p>0.711039731031239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74483073730671">
                <text:p>0.574483073730671</text:p>
              </table:table-cell>
              <table:table-cell office:value-type="float" office:value="0.238383331928719">
                <text:p>0.238383331928719</text:p>
              </table:table-cell>
              <table:table-cell office:value-type="float" office:value="0.711039731031239">
                <text:p>0.711039731031239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14351441814978">
                <text:p>0.414351441814978</text:p>
              </table:table-cell>
              <table:table-cell office:value-type="float" office:value="0.238383331928719">
                <text:p>0.238383331928719</text:p>
              </table:table-cell>
              <table:table-cell office:value-type="float" office:value="0.711039731031239">
                <text:p>0.711039731031239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60592676989594">
                <text:p>0.860592676989594</text:p>
              </table:table-cell>
              <table:table-cell office:value-type="float" office:value="0.238383331928719">
                <text:p>0.238383331928719</text:p>
              </table:table-cell>
              <table:table-cell office:value-type="float" office:value="0.711039731031239">
                <text:p>0.711039731031239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85115070196304">
                <text:p>0.785115070196304</text:p>
              </table:table-cell>
              <table:table-cell office:value-type="float" office:value="0.238383331928719">
                <text:p>0.238383331928719</text:p>
              </table:table-cell>
              <table:table-cell office:value-type="float" office:value="0.766945647382232">
                <text:p>0.766945647382232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8355110232412">
                <text:p>0.78355110232412</text:p>
              </table:table-cell>
              <table:table-cell office:value-type="float" office:value="0.238383331928719">
                <text:p>0.238383331928719</text:p>
              </table:table-cell>
              <table:table-cell office:value-type="float" office:value="0.779430951849817">
                <text:p>0.779430951849817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0389688742667">
                <text:p>0.180389688742667</text:p>
              </table:table-cell>
              <table:table-cell office:value-type="float" office:value="0.194942400703212">
                <text:p>0.194942400703212</text:p>
              </table:table-cell>
              <table:table-cell office:value-type="float" office:value="0.779430951849817">
                <text:p>0.779430951849817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85761471886246">
                <text:p>0.185761471886246</text:p>
              </table:table-cell>
              <table:table-cell office:value-type="float" office:value="0.188090961287565">
                <text:p>0.188090961287565</text:p>
              </table:table-cell>
              <table:table-cell office:value-type="float" office:value="0.779430951849817">
                <text:p>0.779430951849817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24287792614556">
                <text:p>0.424287792614556</text:p>
              </table:table-cell>
              <table:table-cell office:value-type="float" office:value="0.188090961287565">
                <text:p>0.188090961287565</text:p>
              </table:table-cell>
              <table:table-cell office:value-type="float" office:value="0.779430951849817">
                <text:p>0.779430951849817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33912323474154">
                <text:p>0.833912323474154</text:p>
              </table:table-cell>
              <table:table-cell office:value-type="float" office:value="0.188090961287565">
                <text:p>0.188090961287565</text:p>
              </table:table-cell>
              <table:table-cell office:value-type="float" office:value="0.779430951849817">
                <text:p>0.779430951849817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74950706024954">
                <text:p>0.174950706024954</text:p>
              </table:table-cell>
              <table:table-cell office:value-type="float" office:value="0.178393355927705">
                <text:p>0.178393355927705</text:p>
              </table:table-cell>
              <table:table-cell office:value-type="float" office:value="0.779430951849817">
                <text:p>0.779430951849817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64129726810059">
                <text:p>0.464129726810059</text:p>
              </table:table-cell>
              <table:table-cell office:value-type="float" office:value="0.178393355927705">
                <text:p>0.178393355927705</text:p>
              </table:table-cell>
              <table:table-cell office:value-type="float" office:value="0.779430951849817">
                <text:p>0.779430951849817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99904806272574">
                <text:p>0.899904806272574</text:p>
              </table:table-cell>
              <table:table-cell office:value-type="float" office:value="0.178393355927705">
                <text:p>0.178393355927705</text:p>
              </table:table-cell>
              <table:table-cell office:value-type="float" office:value="0.867690185859163">
                <text:p>0.867690185859163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28335694293658">
                <text:p>0.128335694293658</text:p>
              </table:table-cell>
              <table:table-cell office:value-type="float" office:value="0.141854916778766">
                <text:p>0.141854916778766</text:p>
              </table:table-cell>
              <table:table-cell office:value-type="float" office:value="0.867690185859163">
                <text:p>0.867690185859163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003058696227">
                <text:p>0.21003058696227</text:p>
              </table:table-cell>
              <table:table-cell office:value-type="float" office:value="0.141854916778766">
                <text:p>0.141854916778766</text:p>
              </table:table-cell>
              <table:table-cell office:value-type="float" office:value="0.867690185859163">
                <text:p>0.867690185859163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70113838768236">
                <text:p>0.370113838768236</text:p>
              </table:table-cell>
              <table:table-cell office:value-type="float" office:value="0.141854916778766">
                <text:p>0.141854916778766</text:p>
              </table:table-cell>
              <table:table-cell office:value-type="float" office:value="0.867690185859163">
                <text:p>0.867690185859163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6856565109274">
                <text:p>0.26856565109274</text:p>
              </table:table-cell>
              <table:table-cell office:value-type="float" office:value="0.141854916778766">
                <text:p>0.141854916778766</text:p>
              </table:table-cell>
              <table:table-cell office:value-type="float" office:value="0.867690185859163">
                <text:p>0.867690185859163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13048210834218">
                <text:p>0.413048210834218</text:p>
              </table:table-cell>
              <table:table-cell office:value-type="float" office:value="0.141854916778766">
                <text:p>0.141854916778766</text:p>
              </table:table-cell>
              <table:table-cell office:value-type="float" office:value="0.867690185859163">
                <text:p>0.867690185859163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44637179536137">
                <text:p>0.644637179536137</text:p>
              </table:table-cell>
              <table:table-cell office:value-type="float" office:value="0.141854916778766">
                <text:p>0.141854916778766</text:p>
              </table:table-cell>
              <table:table-cell office:value-type="float" office:value="0.867690185859163">
                <text:p>0.867690185859163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54651072752696">
                <text:p>0.854651072752696</text:p>
              </table:table-cell>
              <table:table-cell office:value-type="float" office:value="0.141854916778766">
                <text:p>0.141854916778766</text:p>
              </table:table-cell>
              <table:table-cell office:value-type="float" office:value="0.867690185859163">
                <text:p>0.867690185859163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03616699517383">
                <text:p>0.603616699517383</text:p>
              </table:table-cell>
              <table:table-cell office:value-type="float" office:value="0.141854916778766">
                <text:p>0.141854916778766</text:p>
              </table:table-cell>
              <table:table-cell office:value-type="float" office:value="0.867690185859163">
                <text:p>0.867690185859163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60647306628953">
                <text:p>0.160647306628953</text:p>
              </table:table-cell>
              <table:table-cell office:value-type="float" office:value="0.141854916778766">
                <text:p>0.141854916778766</text:p>
              </table:table-cell>
              <table:table-cell office:value-type="float" office:value="0.867690185859163">
                <text:p>0.867690185859163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89340890113056">
                <text:p>0.0389340890113056</text:p>
              </table:table-cell>
              <table:table-cell office:value-type="float" office:value="0.0691193494519388">
                <text:p>0.0691193494519388</text:p>
              </table:table-cell>
              <table:table-cell office:value-type="float" office:value="0.867690185859163">
                <text:p>0.867690185859163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89028994422591">
                <text:p>0.689028994422591</text:p>
              </table:table-cell>
              <table:table-cell office:value-type="float" office:value="0.0691193494519388">
                <text:p>0.0691193494519388</text:p>
              </table:table-cell>
              <table:table-cell office:value-type="float" office:value="0.867690185859163">
                <text:p>0.867690185859163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38121141411369">
                <text:p>0.138121141411369</text:p>
              </table:table-cell>
              <table:table-cell office:value-type="float" office:value="0.0691193494519388">
                <text:p>0.0691193494519388</text:p>
              </table:table-cell>
              <table:table-cell office:value-type="float" office:value="0.867690185859163">
                <text:p>0.867690185859163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83215934258071">
                <text:p>0.383215934258071</text:p>
              </table:table-cell>
              <table:table-cell office:value-type="float" office:value="0.0691193494519388">
                <text:p>0.0691193494519388</text:p>
              </table:table-cell>
              <table:table-cell office:value-type="float" office:value="0.768208820027317">
                <text:p>0.768208820027317</text:p>
              </table:table-cell>
              <table:table-cell office:value-type="float" office:value="0.926937568854089">
                <text:p>0.9269375688540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9542411284479">
                <text:p>0.999542411284479</text:p>
              </table:table-cell>
              <table:table-cell office:value-type="float" office:value="0.258422108726108">
                <text:p>0.258422108726108</text:p>
              </table:table-cell>
              <table:table-cell office:value-type="float" office:value="0.768208820027317">
                <text:p>0.76820882002731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97483492800149">
                <text:p>0.797483492800149</text:p>
              </table:table-cell>
              <table:table-cell office:value-type="float" office:value="0.258422108726108">
                <text:p>0.258422108726108</text:p>
              </table:table-cell>
              <table:table-cell office:value-type="float" office:value="0.768208820027317">
                <text:p>0.76820882002731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40545936505176">
                <text:p>0.340545936505176</text:p>
              </table:table-cell>
              <table:table-cell office:value-type="float" office:value="0.258422108726108">
                <text:p>0.258422108726108</text:p>
              </table:table-cell>
              <table:table-cell office:value-type="float" office:value="0.768208820027317">
                <text:p>0.76820882002731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02722487326043">
                <text:p>0.602722487326043</text:p>
              </table:table-cell>
              <table:table-cell office:value-type="float" office:value="0.258422108726108">
                <text:p>0.258422108726108</text:p>
              </table:table-cell>
              <table:table-cell office:value-type="float" office:value="0.768208820027317">
                <text:p>0.76820882002731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49192607882891">
                <text:p>0.649192607882891</text:p>
              </table:table-cell>
              <table:table-cell office:value-type="float" office:value="0.258422108726108">
                <text:p>0.258422108726108</text:p>
              </table:table-cell>
              <table:table-cell office:value-type="float" office:value="0.768208820027317">
                <text:p>0.76820882002731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5733218281766">
                <text:p>0.065733218281766</text:p>
              </table:table-cell>
              <table:table-cell office:value-type="float" office:value="0.126443416640942">
                <text:p>0.126443416640942</text:p>
              </table:table-cell>
              <table:table-cell office:value-type="float" office:value="0.768208820027317">
                <text:p>0.76820882002731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96771043670174">
                <text:p>0.296771043670174</text:p>
              </table:table-cell>
              <table:table-cell office:value-type="float" office:value="0.126443416640942">
                <text:p>0.126443416640942</text:p>
              </table:table-cell>
              <table:table-cell office:value-type="float" office:value="0.768208820027317">
                <text:p>0.76820882002731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62540281465451">
                <text:p>0.762540281465451</text:p>
              </table:table-cell>
              <table:table-cell office:value-type="float" office:value="0.126443416640942">
                <text:p>0.126443416640942</text:p>
              </table:table-cell>
              <table:table-cell office:value-type="float" office:value="0.768208820027317">
                <text:p>0.76820882002731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56495670384455">
                <text:p>0.156495670384455</text:p>
              </table:table-cell>
              <table:table-cell office:value-type="float" office:value="0.126443416640942">
                <text:p>0.126443416640942</text:p>
              </table:table-cell>
              <table:table-cell office:value-type="float" office:value="0.768208820027317">
                <text:p>0.76820882002731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94065421789575">
                <text:p>0.0094065421789575</text:p>
              </table:table-cell>
              <table:table-cell office:value-type="float" office:value="0.126443416640942">
                <text:p>0.126443416640942</text:p>
              </table:table-cell>
              <table:table-cell office:value-type="float" office:value="0.625576812912964">
                <text:p>0.625576812912964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225110935731895">
                <text:p>0.00225110935731895</text:p>
              </table:table-cell>
              <table:table-cell office:value-type="float" office:value="0.042812233284967">
                <text:p>0.042812233284967</text:p>
              </table:table-cell>
              <table:table-cell office:value-type="float" office:value="0.625576812912964">
                <text:p>0.625576812912964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1908502121734">
                <text:p>0.31908502121734</text:p>
              </table:table-cell>
              <table:table-cell office:value-type="float" office:value="0.042812233284967">
                <text:p>0.042812233284967</text:p>
              </table:table-cell>
              <table:table-cell office:value-type="float" office:value="0.56892398635185">
                <text:p>0.56892398635185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69628496516176">
                <text:p>0.0969628496516176</text:p>
              </table:table-cell>
              <table:table-cell office:value-type="float" office:value="0.042812233284967">
                <text:p>0.042812233284967</text:p>
              </table:table-cell>
              <table:table-cell office:value-type="float" office:value="0.56892398635185">
                <text:p>0.56892398635185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13942190820319">
                <text:p>0.413942190820319</text:p>
              </table:table-cell>
              <table:table-cell office:value-type="float" office:value="0.042812233284967">
                <text:p>0.042812233284967</text:p>
              </table:table-cell>
              <table:table-cell office:value-type="float" office:value="0.56892398635185">
                <text:p>0.56892398635185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61997297553201">
                <text:p>0.261997297553201</text:p>
              </table:table-cell>
              <table:table-cell office:value-type="float" office:value="0.042812233284967">
                <text:p>0.042812233284967</text:p>
              </table:table-cell>
              <table:table-cell office:value-type="float" office:value="0.56892398635185">
                <text:p>0.56892398635185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39660331234208">
                <text:p>0.439660331234208</text:p>
              </table:table-cell>
              <table:table-cell office:value-type="float" office:value="0.042812233284967">
                <text:p>0.042812233284967</text:p>
              </table:table-cell>
              <table:table-cell office:value-type="float" office:value="0.56892398635185">
                <text:p>0.56892398635185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83089523532115">
                <text:p>0.683089523532115</text:p>
              </table:table-cell>
              <table:table-cell office:value-type="float" office:value="0.156437306975677">
                <text:p>0.156437306975677</text:p>
              </table:table-cell>
              <table:table-cell office:value-type="float" office:value="0.644280776569847">
                <text:p>0.64428077656984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79519936071822">
                <text:p>0.879519936071822</text:p>
              </table:table-cell>
              <table:table-cell office:value-type="float" office:value="0.156437306975677">
                <text:p>0.156437306975677</text:p>
              </table:table-cell>
              <table:table-cell office:value-type="float" office:value="0.799043381505357">
                <text:p>0.79904338150535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80339198761717">
                <text:p>0.580339198761717</text:p>
              </table:table-cell>
              <table:table-cell office:value-type="float" office:value="0.230481305540924">
                <text:p>0.230481305540924</text:p>
              </table:table-cell>
              <table:table-cell office:value-type="float" office:value="0.799043381505357">
                <text:p>0.79904338150535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56083173577506">
                <text:p>0.156083173577506</text:p>
              </table:table-cell>
              <table:table-cell office:value-type="float" office:value="0.181855075499474">
                <text:p>0.181855075499474</text:p>
              </table:table-cell>
              <table:table-cell office:value-type="float" office:value="0.799043381505357">
                <text:p>0.79904338150535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26685543079065">
                <text:p>0.626685543079065</text:p>
              </table:table-cell>
              <table:table-cell office:value-type="float" office:value="0.181855075499474">
                <text:p>0.181855075499474</text:p>
              </table:table-cell>
              <table:table-cell office:value-type="float" office:value="0.799043381505357">
                <text:p>0.79904338150535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5401565747874">
                <text:p>0.055401565747874</text:p>
              </table:table-cell>
              <table:table-cell office:value-type="float" office:value="0.0997424068296039">
                <text:p>0.0997424068296039</text:p>
              </table:table-cell>
              <table:table-cell office:value-type="float" office:value="0.799043381505357">
                <text:p>0.79904338150535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56757487992803">
                <text:p>0.656757487992803</text:p>
              </table:table-cell>
              <table:table-cell office:value-type="float" office:value="0.0997424068296039">
                <text:p>0.0997424068296039</text:p>
              </table:table-cell>
              <table:table-cell office:value-type="float" office:value="0.799043381505357">
                <text:p>0.79904338150535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89537832936831">
                <text:p>0.0589537832936831</text:p>
              </table:table-cell>
              <table:table-cell office:value-type="float" office:value="0.0734271658386873">
                <text:p>0.0734271658386873</text:p>
              </table:table-cell>
              <table:table-cell office:value-type="float" office:value="0.799043381505357">
                <text:p>0.79904338150535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00594773530842">
                <text:p>0.600594773530842</text:p>
              </table:table-cell>
              <table:table-cell office:value-type="float" office:value="0.0734271658386873">
                <text:p>0.0734271658386873</text:p>
              </table:table-cell>
              <table:table-cell office:value-type="float" office:value="0.765941028215196">
                <text:p>0.765941028215196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31530810327497">
                <text:p>0.431530810327497</text:p>
              </table:table-cell>
              <table:table-cell office:value-type="float" office:value="0.0734271658386873">
                <text:p>0.0734271658386873</text:p>
              </table:table-cell>
              <table:table-cell office:value-type="float" office:value="0.765941028215196">
                <text:p>0.765941028215196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66000798357847">
                <text:p>0.966000798357847</text:p>
              </table:table-cell>
              <table:table-cell office:value-type="float" office:value="0.0734271658386873">
                <text:p>0.0734271658386873</text:p>
              </table:table-cell>
              <table:table-cell office:value-type="float" office:value="0.893774747156187">
                <text:p>0.89377474715618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48659328913509">
                <text:p>0.248659328913509</text:p>
              </table:table-cell>
              <table:table-cell office:value-type="float" office:value="0.0734271658386873">
                <text:p>0.0734271658386873</text:p>
              </table:table-cell>
              <table:table-cell office:value-type="float" office:value="0.893774747156187">
                <text:p>0.89377474715618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81197168362668">
                <text:p>0.481197168362668</text:p>
              </table:table-cell>
              <table:table-cell office:value-type="float" office:value="0.0734271658386873">
                <text:p>0.0734271658386873</text:p>
              </table:table-cell>
              <table:table-cell office:value-type="float" office:value="0.893774747156187">
                <text:p>0.89377474715618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17305806455127">
                <text:p>0.517305806455127</text:p>
              </table:table-cell>
              <table:table-cell office:value-type="float" office:value="0.0734271658386873">
                <text:p>0.0734271658386873</text:p>
              </table:table-cell>
              <table:table-cell office:value-type="float" office:value="0.893774747156187">
                <text:p>0.89377474715618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61173348788089">
                <text:p>0.361173348788089</text:p>
              </table:table-cell>
              <table:table-cell office:value-type="float" office:value="0.0734271658386873">
                <text:p>0.0734271658386873</text:p>
              </table:table-cell>
              <table:table-cell office:value-type="float" office:value="0.893774747156187">
                <text:p>0.89377474715618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03482089100414">
                <text:p>0.203482089100414</text:p>
              </table:table-cell>
              <table:table-cell office:value-type="float" office:value="0.0940380887010845">
                <text:p>0.0940380887010845</text:p>
              </table:table-cell>
              <table:table-cell office:value-type="float" office:value="0.784378129397745">
                <text:p>0.784378129397745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76128001317277">
                <text:p>0.876128001317277</text:p>
              </table:table-cell>
              <table:table-cell office:value-type="float" office:value="0.0940380887010845">
                <text:p>0.0940380887010845</text:p>
              </table:table-cell>
              <table:table-cell office:value-type="float" office:value="0.841901560068298">
                <text:p>0.841901560068298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0114434344636">
                <text:p>0.480114434344636</text:p>
              </table:table-cell>
              <table:table-cell office:value-type="float" office:value="0.0940380887010845">
                <text:p>0.0940380887010845</text:p>
              </table:table-cell>
              <table:table-cell office:value-type="float" office:value="0.841901560068298">
                <text:p>0.841901560068298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38545852102756">
                <text:p>0.0638545852102756</text:p>
              </table:table-cell>
              <table:table-cell office:value-type="float" office:value="0.0752321675230104">
                <text:p>0.0752321675230104</text:p>
              </table:table-cell>
              <table:table-cell office:value-type="float" office:value="0.841901560068298">
                <text:p>0.841901560068298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47332507507476">
                <text:p>0.147332507507476</text:p>
              </table:table-cell>
              <table:table-cell office:value-type="float" office:value="0.0752321675230104">
                <text:p>0.0752321675230104</text:p>
              </table:table-cell>
              <table:table-cell office:value-type="float" office:value="0.841901560068298">
                <text:p>0.841901560068298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50465666063364">
                <text:p>0.350465666063364</text:p>
              </table:table-cell>
              <table:table-cell office:value-type="float" office:value="0.0752321675230104">
                <text:p>0.0752321675230104</text:p>
              </table:table-cell>
              <table:table-cell office:value-type="float" office:value="0.841901560068298">
                <text:p>0.841901560068298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89082883906036">
                <text:p>0.689082883906036</text:p>
              </table:table-cell>
              <table:table-cell office:value-type="float" office:value="0.0752321675230104">
                <text:p>0.0752321675230104</text:p>
              </table:table-cell>
              <table:table-cell office:value-type="float" office:value="0.841901560068298">
                <text:p>0.841901560068298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31295737487562">
                <text:p>0.831295737487562</text:p>
              </table:table-cell>
              <table:table-cell office:value-type="float" office:value="0.0752321675230104">
                <text:p>0.0752321675230104</text:p>
              </table:table-cell>
              <table:table-cell office:value-type="float" office:value="0.841901560068298">
                <text:p>0.841901560068298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63355935690071">
                <text:p>0.863355935690071</text:p>
              </table:table-cell>
              <table:table-cell office:value-type="float" office:value="0.0752321675230104">
                <text:p>0.0752321675230104</text:p>
              </table:table-cell>
              <table:table-cell office:value-type="float" office:value="0.855063753701288">
                <text:p>0.855063753701288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33149717991664">
                <text:p>0.633149717991664</text:p>
              </table:table-cell>
              <table:table-cell office:value-type="float" office:value="0.0752321675230104">
                <text:p>0.0752321675230104</text:p>
              </table:table-cell>
              <table:table-cell office:value-type="float" office:value="0.855063753701288">
                <text:p>0.855063753701288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37102073221654">
                <text:p>0.137102073221654</text:p>
              </table:table-cell>
              <table:table-cell office:value-type="float" office:value="0.0752321675230104">
                <text:p>0.0752321675230104</text:p>
              </table:table-cell>
              <table:table-cell office:value-type="float" office:value="0.855063753701288">
                <text:p>0.855063753701288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80847505212529">
                <text:p>0.480847505212529</text:p>
              </table:table-cell>
              <table:table-cell office:value-type="float" office:value="0.0752321675230104">
                <text:p>0.0752321675230104</text:p>
              </table:table-cell>
              <table:table-cell office:value-type="float" office:value="0.855063753701288">
                <text:p>0.855063753701288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09838527001328">
                <text:p>0.309838527001328</text:p>
              </table:table-cell>
              <table:table-cell office:value-type="float" office:value="0.109481271096487">
                <text:p>0.109481271096487</text:p>
              </table:table-cell>
              <table:table-cell office:value-type="float" office:value="0.855063753701288">
                <text:p>0.855063753701288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57490715723978">
                <text:p>0.857490715723978</text:p>
              </table:table-cell>
              <table:table-cell office:value-type="float" office:value="0.109481271096487">
                <text:p>0.109481271096487</text:p>
              </table:table-cell>
              <table:table-cell office:value-type="float" office:value="0.85653019601107">
                <text:p>0.8565301960110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16291445437977">
                <text:p>0.616291445437977</text:p>
              </table:table-cell>
              <table:table-cell office:value-type="float" office:value="0.109481271096487">
                <text:p>0.109481271096487</text:p>
              </table:table-cell>
              <table:table-cell office:value-type="float" office:value="0.85653019601107">
                <text:p>0.8565301960110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9203778837184">
                <text:p>0.49203778837184</text:p>
              </table:table-cell>
              <table:table-cell office:value-type="float" office:value="0.109481271096487">
                <text:p>0.109481271096487</text:p>
              </table:table-cell>
              <table:table-cell office:value-type="float" office:value="0.85653019601107">
                <text:p>0.8565301960110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69357781740662">
                <text:p>0.0769357781740662</text:p>
              </table:table-cell>
              <table:table-cell office:value-type="float" office:value="0.0899929519812651">
                <text:p>0.0899929519812651</text:p>
              </table:table-cell>
              <table:table-cell office:value-type="float" office:value="0.85653019601107">
                <text:p>0.8565301960110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79834046345808">
                <text:p>0.179834046345808</text:p>
              </table:table-cell>
              <table:table-cell office:value-type="float" office:value="0.0899929519812651">
                <text:p>0.0899929519812651</text:p>
              </table:table-cell>
              <table:table-cell office:value-type="float" office:value="0.85653019601107">
                <text:p>0.8565301960110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03822951448716">
                <text:p>0.203822951448716</text:p>
              </table:table-cell>
              <table:table-cell office:value-type="float" office:value="0.0899929519812651">
                <text:p>0.0899929519812651</text:p>
              </table:table-cell>
              <table:table-cell office:value-type="float" office:value="0.85653019601107">
                <text:p>0.8565301960110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640792144603">
                <text:p>0.6640792144603</text:p>
              </table:table-cell>
              <table:table-cell office:value-type="float" office:value="0.0899929519812651">
                <text:p>0.0899929519812651</text:p>
              </table:table-cell>
              <table:table-cell office:value-type="float" office:value="0.85653019601107">
                <text:p>0.8565301960110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940592054067492">
                <text:p>0.0940592054067492</text:p>
              </table:table-cell>
              <table:table-cell office:value-type="float" office:value="0.0899929519812651">
                <text:p>0.0899929519812651</text:p>
              </table:table-cell>
              <table:table-cell office:value-type="float" office:value="0.85653019601107">
                <text:p>0.8565301960110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73012097296325">
                <text:p>0.573012097296325</text:p>
              </table:table-cell>
              <table:table-cell office:value-type="float" office:value="0.0899929519812651">
                <text:p>0.0899929519812651</text:p>
              </table:table-cell>
              <table:table-cell office:value-type="float" office:value="0.85653019601107">
                <text:p>0.8565301960110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13447374499911">
                <text:p>0.313447374499911</text:p>
              </table:table-cell>
              <table:table-cell office:value-type="float" office:value="0.0899929519812651">
                <text:p>0.0899929519812651</text:p>
              </table:table-cell>
              <table:table-cell office:value-type="float" office:value="0.85653019601107">
                <text:p>0.8565301960110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22229884721665">
                <text:p>0.522229884721665</text:p>
              </table:table-cell>
              <table:table-cell office:value-type="float" office:value="0.0899929519812651">
                <text:p>0.0899929519812651</text:p>
              </table:table-cell>
              <table:table-cell office:value-type="float" office:value="0.85653019601107">
                <text:p>0.8565301960110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6624304623517">
                <text:p>0.356624304623517</text:p>
              </table:table-cell>
              <table:table-cell office:value-type="float" office:value="0.0899929519812651">
                <text:p>0.0899929519812651</text:p>
              </table:table-cell>
              <table:table-cell office:value-type="float" office:value="0.85653019601107">
                <text:p>0.85653019601107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91239204267491">
                <text:p>0.891239204267491</text:p>
              </table:table-cell>
              <table:table-cell office:value-type="float" office:value="0.197759764662667">
                <text:p>0.197759764662667</text:p>
              </table:table-cell>
              <table:table-cell office:value-type="float" office:value="0.876768684790324">
                <text:p>0.876768684790324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30821632655765">
                <text:p>0.730821632655765</text:p>
              </table:table-cell>
              <table:table-cell office:value-type="float" office:value="0.269024720276718">
                <text:p>0.269024720276718</text:p>
              </table:table-cell>
              <table:table-cell office:value-type="float" office:value="0.876768684790324">
                <text:p>0.876768684790324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22527527916819">
                <text:p>0.222527527916819</text:p>
              </table:table-cell>
              <table:table-cell office:value-type="float" office:value="0.242069826155037">
                <text:p>0.242069826155037</text:p>
              </table:table-cell>
              <table:table-cell office:value-type="float" office:value="0.876768684790324">
                <text:p>0.876768684790324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10024466317113">
                <text:p>0.410024466317113</text:p>
              </table:table-cell>
              <table:table-cell office:value-type="float" office:value="0.264256700681071">
                <text:p>0.264256700681071</text:p>
              </table:table-cell>
              <table:table-cell office:value-type="float" office:value="0.876768684790324">
                <text:p>0.876768684790324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66483733848687">
                <text:p>0.366483733848687</text:p>
              </table:table-cell>
              <table:table-cell office:value-type="float" office:value="0.264256700681071">
                <text:p>0.264256700681071</text:p>
              </table:table-cell>
              <table:table-cell office:value-type="float" office:value="0.876768684790324">
                <text:p>0.876768684790324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86107439847995">
                <text:p>0.686107439847995</text:p>
              </table:table-cell>
              <table:table-cell office:value-type="float" office:value="0.264256700681071">
                <text:p>0.264256700681071</text:p>
              </table:table-cell>
              <table:table-cell office:value-type="float" office:value="0.876768684790324">
                <text:p>0.876768684790324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88628136058482">
                <text:p>0.288628136058482</text:p>
              </table:table-cell>
              <table:table-cell office:value-type="float" office:value="0.264256700681071">
                <text:p>0.264256700681071</text:p>
              </table:table-cell>
              <table:table-cell office:value-type="float" office:value="0.876768684790324">
                <text:p>0.876768684790324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05728637185671">
                <text:p>0.205728637185671</text:p>
              </table:table-cell>
              <table:table-cell office:value-type="float" office:value="0.230812092969414">
                <text:p>0.230812092969414</text:p>
              </table:table-cell>
              <table:table-cell office:value-type="float" office:value="0.876768684790324">
                <text:p>0.876768684790324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84790833137666">
                <text:p>0.284790833137666</text:p>
              </table:table-cell>
              <table:table-cell office:value-type="float" office:value="0.230812092969414">
                <text:p>0.230812092969414</text:p>
              </table:table-cell>
              <table:table-cell office:value-type="float" office:value="0.876768684790324">
                <text:p>0.876768684790324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87027779441704">
                <text:p>0.287027779441704</text:p>
              </table:table-cell>
              <table:table-cell office:value-type="float" office:value="0.230812092969414">
                <text:p>0.230812092969414</text:p>
              </table:table-cell>
              <table:table-cell office:value-type="float" office:value="0.876768684790324">
                <text:p>0.876768684790324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794080985835464">
                <text:p>0.0794080985835464</text:p>
              </table:table-cell>
              <table:table-cell office:value-type="float" office:value="0.230812092969414">
                <text:p>0.230812092969414</text:p>
              </table:table-cell>
              <table:table-cell office:value-type="float" office:value="0.876768684790324">
                <text:p>0.876768684790324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82733299232555">
                <text:p>0.482733299232555</text:p>
              </table:table-cell>
              <table:table-cell office:value-type="float" office:value="0.230812092969414">
                <text:p>0.230812092969414</text:p>
              </table:table-cell>
              <table:table-cell office:value-type="float" office:value="0.876768684790324">
                <text:p>0.876768684790324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56025243390733">
                <text:p>0.556025243390733</text:p>
              </table:table-cell>
              <table:table-cell office:value-type="float" office:value="0.230812092969414">
                <text:p>0.230812092969414</text:p>
              </table:table-cell>
              <table:table-cell office:value-type="float" office:value="0.876768684790324">
                <text:p>0.876768684790324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91942488241772">
                <text:p>0.691942488241772</text:p>
              </table:table-cell>
              <table:table-cell office:value-type="float" office:value="0.230812092969414">
                <text:p>0.230812092969414</text:p>
              </table:table-cell>
              <table:table-cell office:value-type="float" office:value="0.876768684790324">
                <text:p>0.876768684790324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83209754235874">
                <text:p>0.583209754235874</text:p>
              </table:table-cell>
              <table:table-cell office:value-type="float" office:value="0.230812092969414">
                <text:p>0.230812092969414</text:p>
              </table:table-cell>
              <table:table-cell office:value-type="float" office:value="0.876768684790324">
                <text:p>0.876768684790324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32092024620797">
                <text:p>0.832092024620797</text:p>
              </table:table-cell>
              <table:table-cell office:value-type="float" office:value="0.230812092969414">
                <text:p>0.230812092969414</text:p>
              </table:table-cell>
              <table:table-cell office:value-type="float" office:value="0.876768684790324">
                <text:p>0.876768684790324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93097689943577">
                <text:p>0.793097689943577</text:p>
              </table:table-cell>
              <table:table-cell office:value-type="float" office:value="0.299761890268514">
                <text:p>0.299761890268514</text:p>
              </table:table-cell>
              <table:table-cell office:value-type="float" office:value="0.876768684790324">
                <text:p>0.876768684790324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60517410146679">
                <text:p>0.960517410146679</text:p>
              </table:table-cell>
              <table:table-cell office:value-type="float" office:value="0.299761890268514">
                <text:p>0.299761890268514</text:p>
              </table:table-cell>
              <table:table-cell office:value-type="float" office:value="0.923295754432744">
                <text:p>0.923295754432744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20902211670713">
                <text:p>0.320902211670713</text:p>
              </table:table-cell>
              <table:table-cell office:value-type="float" office:value="0.299761890268514">
                <text:p>0.299761890268514</text:p>
              </table:table-cell>
              <table:table-cell office:value-type="float" office:value="0.923295754432744">
                <text:p>0.923295754432744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34754487431478">
                <text:p>0.234754487431478</text:p>
              </table:table-cell>
              <table:table-cell office:value-type="float" office:value="0.263846198093356">
                <text:p>0.263846198093356</text:p>
              </table:table-cell>
              <table:table-cell office:value-type="float" office:value="0.923295754432744">
                <text:p>0.923295754432744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52568841023171">
                <text:p>0.352568841023171</text:p>
              </table:table-cell>
              <table:table-cell office:value-type="float" office:value="0.263846198093356">
                <text:p>0.263846198093356</text:p>
              </table:table-cell>
              <table:table-cell office:value-type="float" office:value="0.923295754432744">
                <text:p>0.923295754432744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76797461723825">
                <text:p>0.576797461723825</text:p>
              </table:table-cell>
              <table:table-cell office:value-type="float" office:value="0.263846198093356">
                <text:p>0.263846198093356</text:p>
              </table:table-cell>
              <table:table-cell office:value-type="float" office:value="0.881947509479412">
                <text:p>0.881947509479412</text:p>
              </table:table-cell>
              <table:table-cell office:value-type="float" office:value="0.996515759970898">
                <text:p>0.9965157599708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85666504560731">
                <text:p>0.885666504560731</text:p>
              </table:table-cell>
              <table:table-cell office:value-type="float" office:value="0.263846198093356">
                <text:p>0.263846198093356</text:p>
              </table:table-cell>
              <table:table-cell office:value-type="float" office:value="0.883985315003423">
                <text:p>0.883985315003423</text:p>
              </table:table-cell>
              <table:table-cell office:value-type="float" office:value="0.984424213157681">
                <text:p>0.9844242131576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89231938368278">
                <text:p>0.289231938368278</text:p>
              </table:table-cell>
              <table:table-cell office:value-type="float" office:value="0.263846198093356">
                <text:p>0.263846198093356</text:p>
              </table:table-cell>
              <table:table-cell office:value-type="float" office:value="0.883985315003423">
                <text:p>0.883985315003423</text:p>
              </table:table-cell>
              <table:table-cell office:value-type="float" office:value="0.984424213157681">
                <text:p>0.9844242131576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96212370406206">
                <text:p>0.596212370406206</text:p>
              </table:table-cell>
              <table:table-cell office:value-type="float" office:value="0.263846198093356">
                <text:p>0.263846198093356</text:p>
              </table:table-cell>
              <table:table-cell office:value-type="float" office:value="0.883985315003423">
                <text:p>0.883985315003423</text:p>
              </table:table-cell>
              <table:table-cell office:value-type="float" office:value="0.984424213157681">
                <text:p>0.9844242131576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42145026920983">
                <text:p>0.442145026920983</text:p>
              </table:table-cell>
              <table:table-cell office:value-type="float" office:value="0.263846198093356">
                <text:p>0.263846198093356</text:p>
              </table:table-cell>
              <table:table-cell office:value-type="float" office:value="0.883985315003423">
                <text:p>0.883985315003423</text:p>
              </table:table-cell>
              <table:table-cell office:value-type="float" office:value="0.984424213157681">
                <text:p>0.9844242131576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22639210730703">
                <text:p>0.722639210730703</text:p>
              </table:table-cell>
              <table:table-cell office:value-type="float" office:value="0.263846198093356">
                <text:p>0.263846198093356</text:p>
              </table:table-cell>
              <table:table-cell office:value-type="float" office:value="0.883985315003423">
                <text:p>0.883985315003423</text:p>
              </table:table-cell>
              <table:table-cell office:value-type="float" office:value="0.984424213157681">
                <text:p>0.9844242131576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16848451479382">
                <text:p>0.716848451479382</text:p>
              </table:table-cell>
              <table:table-cell office:value-type="float" office:value="0.263846198093356">
                <text:p>0.263846198093356</text:p>
              </table:table-cell>
              <table:table-cell office:value-type="float" office:value="0.883985315003423">
                <text:p>0.883985315003423</text:p>
              </table:table-cell>
              <table:table-cell office:value-type="float" office:value="0.984424213157681">
                <text:p>0.9844242131576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11311325244709">
                <text:p>0.811311325244709</text:p>
              </table:table-cell>
              <table:table-cell office:value-type="float" office:value="0.263846198093356">
                <text:p>0.263846198093356</text:p>
              </table:table-cell>
              <table:table-cell office:value-type="float" office:value="0.883985315003423">
                <text:p>0.883985315003423</text:p>
              </table:table-cell>
              <table:table-cell office:value-type="float" office:value="0.984424213157681">
                <text:p>0.9844242131576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49381168710079">
                <text:p>0.349381168710079</text:p>
              </table:table-cell>
              <table:table-cell office:value-type="float" office:value="0.263846198093356">
                <text:p>0.263846198093356</text:p>
              </table:table-cell>
              <table:table-cell office:value-type="float" office:value="0.883985315003423">
                <text:p>0.883985315003423</text:p>
              </table:table-cell>
              <table:table-cell office:value-type="float" office:value="0.984424213157681">
                <text:p>0.9844242131576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45589148630519">
                <text:p>0.945589148630519</text:p>
              </table:table-cell>
              <table:table-cell office:value-type="float" office:value="0.263846198093356">
                <text:p>0.263846198093356</text:p>
              </table:table-cell>
              <table:table-cell office:value-type="float" office:value="0.917016861184172">
                <text:p>0.917016861184172</text:p>
              </table:table-cell>
              <table:table-cell office:value-type="float" office:value="0.984424213157681">
                <text:p>0.9844242131576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0673543786399">
                <text:p>0.60673543786399</text:p>
              </table:table-cell>
              <table:table-cell office:value-type="float" office:value="0.263846198093356">
                <text:p>0.263846198093356</text:p>
              </table:table-cell>
              <table:table-cell office:value-type="float" office:value="0.917016861184172">
                <text:p>0.917016861184172</text:p>
              </table:table-cell>
              <table:table-cell office:value-type="float" office:value="0.984424213157681">
                <text:p>0.9844242131576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95033984782579">
                <text:p>0.0195033984782579</text:p>
              </table:table-cell>
              <table:table-cell office:value-type="float" office:value="0.133530038298637">
                <text:p>0.133530038298637</text:p>
              </table:table-cell>
              <table:table-cell office:value-type="float" office:value="0.917016861184172">
                <text:p>0.917016861184172</text:p>
              </table:table-cell>
              <table:table-cell office:value-type="float" office:value="0.984424213157681">
                <text:p>0.9844242131576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40093912595646">
                <text:p>0.640093912595646</text:p>
              </table:table-cell>
              <table:table-cell office:value-type="float" office:value="0.133530038298637">
                <text:p>0.133530038298637</text:p>
              </table:table-cell>
              <table:table-cell office:value-type="float" office:value="0.917016861184172">
                <text:p>0.917016861184172</text:p>
              </table:table-cell>
              <table:table-cell office:value-type="float" office:value="0.984424213157681">
                <text:p>0.9844242131576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11893707646794">
                <text:p>0.311893707646794</text:p>
              </table:table-cell>
              <table:table-cell office:value-type="float" office:value="0.133530038298637">
                <text:p>0.133530038298637</text:p>
              </table:table-cell>
              <table:table-cell office:value-type="float" office:value="0.917016861184172">
                <text:p>0.917016861184172</text:p>
              </table:table-cell>
              <table:table-cell office:value-type="float" office:value="0.984424213157681">
                <text:p>0.9844242131576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31537770996791">
                <text:p>0.331537770996791</text:p>
              </table:table-cell>
              <table:table-cell office:value-type="float" office:value="0.133530038298637">
                <text:p>0.133530038298637</text:p>
              </table:table-cell>
              <table:table-cell office:value-type="float" office:value="0.852035830086793">
                <text:p>0.852035830086793</text:p>
              </table:table-cell>
              <table:table-cell office:value-type="float" office:value="0.984424213157681">
                <text:p>0.9844242131576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31576730554748">
                <text:p>0.431576730554748</text:p>
              </table:table-cell>
              <table:table-cell office:value-type="float" office:value="0.133530038298637">
                <text:p>0.133530038298637</text:p>
              </table:table-cell>
              <table:table-cell office:value-type="float" office:value="0.852035830086793">
                <text:p>0.852035830086793</text:p>
              </table:table-cell>
              <table:table-cell office:value-type="float" office:value="0.984424213157681">
                <text:p>0.9844242131576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87945649710798">
                <text:p>0.987945649710798</text:p>
              </table:table-cell>
              <table:table-cell office:value-type="float" office:value="0.133530038298637">
                <text:p>0.133530038298637</text:p>
              </table:table-cell>
              <table:table-cell office:value-type="float" office:value="0.923567314099427">
                <text:p>0.923567314099427</text:p>
              </table:table-cell>
              <table:table-cell office:value-type="float" office:value="0.987654888894485">
                <text:p>0.9876548888944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78851416622168">
                <text:p>0.878851416622168</text:p>
              </table:table-cell>
              <table:table-cell office:value-type="float" office:value="0.133530038298637">
                <text:p>0.133530038298637</text:p>
              </table:table-cell>
              <table:table-cell office:value-type="float" office:value="0.923567314099427">
                <text:p>0.923567314099427</text:p>
              </table:table-cell>
              <table:table-cell office:value-type="float" office:value="0.987654888894485">
                <text:p>0.9876548888944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44056759066707">
                <text:p>0.244056759066707</text:p>
              </table:table-cell>
              <table:table-cell office:value-type="float" office:value="0.133530038298637">
                <text:p>0.133530038298637</text:p>
              </table:table-cell>
              <table:table-cell office:value-type="float" office:value="0.849627101364637">
                <text:p>0.849627101364637</text:p>
              </table:table-cell>
              <table:table-cell office:value-type="float" office:value="0.987654888894485">
                <text:p>0.9876548888944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16967020257155">
                <text:p>0.916967020257155</text:p>
              </table:table-cell>
              <table:table-cell office:value-type="float" office:value="0.133530038298637">
                <text:p>0.133530038298637</text:p>
              </table:table-cell>
              <table:table-cell office:value-type="float" office:value="0.849627101364637">
                <text:p>0.849627101364637</text:p>
              </table:table-cell>
              <table:table-cell office:value-type="float" office:value="0.987654888894485">
                <text:p>0.9876548888944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48957996392148">
                <text:p>0.548957996392148</text:p>
              </table:table-cell>
              <table:table-cell office:value-type="float" office:value="0.133530038298637">
                <text:p>0.133530038298637</text:p>
              </table:table-cell>
              <table:table-cell office:value-type="float" office:value="0.849627101364637">
                <text:p>0.849627101364637</text:p>
              </table:table-cell>
              <table:table-cell office:value-type="float" office:value="0.987654888894485">
                <text:p>0.9876548888944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50378123411903">
                <text:p>0.450378123411903</text:p>
              </table:table-cell>
              <table:table-cell office:value-type="float" office:value="0.133530038298637">
                <text:p>0.133530038298637</text:p>
              </table:table-cell>
              <table:table-cell office:value-type="float" office:value="0.849627101364637">
                <text:p>0.849627101364637</text:p>
              </table:table-cell>
              <table:table-cell office:value-type="float" office:value="0.987654888894485">
                <text:p>0.9876548888944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35417960114969">
                <text:p>0.535417960114969</text:p>
              </table:table-cell>
              <table:table-cell office:value-type="float" office:value="0.133530038298637">
                <text:p>0.133530038298637</text:p>
              </table:table-cell>
              <table:table-cell office:value-type="float" office:value="0.849627101364637">
                <text:p>0.849627101364637</text:p>
              </table:table-cell>
              <table:table-cell office:value-type="float" office:value="0.987654888894485">
                <text:p>0.9876548888944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58793626589021">
                <text:p>0.558793626589021</text:p>
              </table:table-cell>
              <table:table-cell office:value-type="float" office:value="0.133530038298637">
                <text:p>0.133530038298637</text:p>
              </table:table-cell>
              <table:table-cell office:value-type="float" office:value="0.849627101364637">
                <text:p>0.849627101364637</text:p>
              </table:table-cell>
              <table:table-cell office:value-type="float" office:value="0.987654888894485">
                <text:p>0.9876548888944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15540983264632">
                <text:p>0.415540983264632</text:p>
              </table:table-cell>
              <table:table-cell office:value-type="float" office:value="0.133530038298637">
                <text:p>0.133530038298637</text:p>
              </table:table-cell>
              <table:table-cell office:value-type="float" office:value="0.849627101364637">
                <text:p>0.849627101364637</text:p>
              </table:table-cell>
              <table:table-cell office:value-type="float" office:value="0.987654888894485">
                <text:p>0.9876548888944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83949767758885">
                <text:p>0.283949767758885</text:p>
              </table:table-cell>
              <table:table-cell office:value-type="float" office:value="0.133530038298637">
                <text:p>0.133530038298637</text:p>
              </table:table-cell>
              <table:table-cell office:value-type="float" office:value="0.849627101364637">
                <text:p>0.849627101364637</text:p>
              </table:table-cell>
              <table:table-cell office:value-type="float" office:value="0.987654888894485">
                <text:p>0.9876548888944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61520198477707">
                <text:p>0.161520198477707</text:p>
              </table:table-cell>
              <table:table-cell office:value-type="float" office:value="0.133530038298637">
                <text:p>0.133530038298637</text:p>
              </table:table-cell>
              <table:table-cell office:value-type="float" office:value="0.849627101364637">
                <text:p>0.849627101364637</text:p>
              </table:table-cell>
              <table:table-cell office:value-type="float" office:value="0.987654888894485">
                <text:p>0.9876548888944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11088755034141">
                <text:p>0.411088755034141</text:p>
              </table:table-cell>
              <table:table-cell office:value-type="float" office:value="0.133530038298637">
                <text:p>0.133530038298637</text:p>
              </table:table-cell>
              <table:table-cell office:value-type="float" office:value="0.849627101364637">
                <text:p>0.849627101364637</text:p>
              </table:table-cell>
              <table:table-cell office:value-type="float" office:value="0.987654888894485">
                <text:p>0.9876548888944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15160008602522">
                <text:p>0.715160008602522</text:p>
              </table:table-cell>
              <table:table-cell office:value-type="float" office:value="0.133530038298637">
                <text:p>0.133530038298637</text:p>
              </table:table-cell>
              <table:table-cell office:value-type="float" office:value="0.849627101364637">
                <text:p>0.849627101364637</text:p>
              </table:table-cell>
              <table:table-cell office:value-type="float" office:value="0.987654888894485">
                <text:p>0.9876548888944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47945024629865">
                <text:p>0.747945024629865</text:p>
              </table:table-cell>
              <table:table-cell office:value-type="float" office:value="0.133530038298637">
                <text:p>0.133530038298637</text:p>
              </table:table-cell>
              <table:table-cell office:value-type="float" office:value="0.849627101364637">
                <text:p>0.849627101364637</text:p>
              </table:table-cell>
              <table:table-cell office:value-type="float" office:value="0.987654888894485">
                <text:p>0.9876548888944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13124077502752">
                <text:p>0.913124077502752</text:p>
              </table:table-cell>
              <table:table-cell office:value-type="float" office:value="0.133530038298637">
                <text:p>0.133530038298637</text:p>
              </table:table-cell>
              <table:table-cell office:value-type="float" office:value="0.881859068947437">
                <text:p>0.881859068947437</text:p>
              </table:table-cell>
              <table:table-cell office:value-type="float" office:value="0.987654888894485">
                <text:p>0.9876548888944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72392366121049">
                <text:p>0.872392366121049</text:p>
              </table:table-cell>
              <table:table-cell office:value-type="float" office:value="0.209116977206301">
                <text:p>0.209116977206301</text:p>
              </table:table-cell>
              <table:table-cell office:value-type="float" office:value="0.881859068947437">
                <text:p>0.881859068947437</text:p>
              </table:table-cell>
              <table:table-cell office:value-type="float" office:value="0.987654888894485">
                <text:p>0.9876548888944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86144282628011">
                <text:p>0.586144282628011</text:p>
              </table:table-cell>
              <table:table-cell office:value-type="float" office:value="0.209116977206301">
                <text:p>0.209116977206301</text:p>
              </table:table-cell>
              <table:table-cell office:value-type="float" office:value="0.881859068947437">
                <text:p>0.881859068947437</text:p>
              </table:table-cell>
              <table:table-cell office:value-type="float" office:value="0.987654888894485">
                <text:p>0.9876548888944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09341280059518">
                <text:p>0.409341280059518</text:p>
              </table:table-cell>
              <table:table-cell office:value-type="float" office:value="0.209116977206301">
                <text:p>0.209116977206301</text:p>
              </table:table-cell>
              <table:table-cell office:value-type="float" office:value="0.881859068947437">
                <text:p>0.881859068947437</text:p>
              </table:table-cell>
              <table:table-cell office:value-type="float" office:value="0.987654888894485">
                <text:p>0.9876548888944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50542068336369">
                <text:p>0.350542068336369</text:p>
              </table:table-cell>
              <table:table-cell office:value-type="float" office:value="0.209116977206301">
                <text:p>0.209116977206301</text:p>
              </table:table-cell>
              <table:table-cell office:value-type="float" office:value="0.881859068947437">
                <text:p>0.881859068947437</text:p>
              </table:table-cell>
              <table:table-cell office:value-type="float" office:value="0.987654888894485">
                <text:p>0.9876548888944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31085658557336">
                <text:p>0.731085658557336</text:p>
              </table:table-cell>
              <table:table-cell office:value-type="float" office:value="0.209116977206301">
                <text:p>0.209116977206301</text:p>
              </table:table-cell>
              <table:table-cell office:value-type="float" office:value="0.881859068947437">
                <text:p>0.881859068947437</text:p>
              </table:table-cell>
              <table:table-cell office:value-type="float" office:value="0.987654888894485">
                <text:p>0.9876548888944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88607526132079">
                <text:p>0.688607526132079</text:p>
              </table:table-cell>
              <table:table-cell office:value-type="float" office:value="0.209116977206301">
                <text:p>0.209116977206301</text:p>
              </table:table-cell>
              <table:table-cell office:value-type="float" office:value="0.881859068947437">
                <text:p>0.881859068947437</text:p>
              </table:table-cell>
              <table:table-cell office:value-type="float" office:value="0.960219351026375">
                <text:p>0.960219351026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66737722301718">
                <text:p>0.566737722301718</text:p>
              </table:table-cell>
              <table:table-cell office:value-type="float" office:value="0.209116977206301">
                <text:p>0.209116977206301</text:p>
              </table:table-cell>
              <table:table-cell office:value-type="float" office:value="0.881859068947437">
                <text:p>0.881859068947437</text:p>
              </table:table-cell>
              <table:table-cell office:value-type="float" office:value="0.960219351026375">
                <text:p>0.9602193510263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45180311385513">
                <text:p>0.745180311385513</text:p>
              </table:table-cell>
              <table:table-cell office:value-type="float" office:value="0.209116977206301">
                <text:p>0.209116977206301</text:p>
              </table:table-cell>
              <table:table-cell office:value-type="float" office:value="0.881859068947437">
                <text:p>0.881859068947437</text:p>
              </table:table-cell>
              <table:table-cell office:value-type="float" office:value="0.960219351026375">
                <text:p>0.9602193510263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89925393560934">
                <text:p>0.689925393560934</text:p>
              </table:table-cell>
              <table:table-cell office:value-type="float" office:value="0.209116977206301">
                <text:p>0.209116977206301</text:p>
              </table:table-cell>
              <table:table-cell office:value-type="float" office:value="0.881859068947437">
                <text:p>0.881859068947437</text:p>
              </table:table-cell>
              <table:table-cell office:value-type="float" office:value="0.960219351026375">
                <text:p>0.9602193510263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58661522986581">
                <text:p>0.758661522986581</text:p>
              </table:table-cell>
              <table:table-cell office:value-type="float" office:value="0.209116977206301">
                <text:p>0.209116977206301</text:p>
              </table:table-cell>
              <table:table-cell office:value-type="float" office:value="0.881859068947437">
                <text:p>0.881859068947437</text:p>
              </table:table-cell>
              <table:table-cell office:value-type="float" office:value="0.960219351026375">
                <text:p>0.9602193510263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97956709468547">
                <text:p>0.397956709468547</text:p>
              </table:table-cell>
              <table:table-cell office:value-type="float" office:value="0.209116977206301">
                <text:p>0.209116977206301</text:p>
              </table:table-cell>
              <table:table-cell office:value-type="float" office:value="0.834533654817472">
                <text:p>0.834533654817472</text:p>
              </table:table-cell>
              <table:table-cell office:value-type="float" office:value="0.960219351026375">
                <text:p>0.960219351026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32689700096755">
                <text:p>0.932689700096755</text:p>
              </table:table-cell>
              <table:table-cell office:value-type="float" office:value="0.209116977206301">
                <text:p>0.209116977206301</text:p>
              </table:table-cell>
              <table:table-cell office:value-type="float" office:value="0.834533654817472">
                <text:p>0.834533654817472</text:p>
              </table:table-cell>
              <table:table-cell office:value-type="float" office:value="0.960219351026375">
                <text:p>0.9602193510263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26449442436044">
                <text:p>0.626449442436044</text:p>
              </table:table-cell>
              <table:table-cell office:value-type="float" office:value="0.209116977206301">
                <text:p>0.209116977206301</text:p>
              </table:table-cell>
              <table:table-cell office:value-type="float" office:value="0.834533654817472">
                <text:p>0.834533654817472</text:p>
              </table:table-cell>
              <table:table-cell office:value-type="float" office:value="0.960219351026375">
                <text:p>0.9602193510263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55276183207975">
                <text:p>0.755276183207975</text:p>
              </table:table-cell>
              <table:table-cell office:value-type="float" office:value="0.209116977206301">
                <text:p>0.209116977206301</text:p>
              </table:table-cell>
              <table:table-cell office:value-type="float" office:value="0.834533654817472">
                <text:p>0.834533654817472</text:p>
              </table:table-cell>
              <table:table-cell office:value-type="float" office:value="0.960219351026375">
                <text:p>0.9602193510263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04907908385245">
                <text:p>0.504907908385245</text:p>
              </table:table-cell>
              <table:table-cell office:value-type="float" office:value="0.209116977206301">
                <text:p>0.209116977206301</text:p>
              </table:table-cell>
              <table:table-cell office:value-type="float" office:value="0.834533654817472">
                <text:p>0.834533654817472</text:p>
              </table:table-cell>
              <table:table-cell office:value-type="float" office:value="0.960219351026375">
                <text:p>0.9602193510263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71770786864913">
                <text:p>0.671770786864913</text:p>
              </table:table-cell>
              <table:table-cell office:value-type="float" office:value="0.209116977206301">
                <text:p>0.209116977206301</text:p>
              </table:table-cell>
              <table:table-cell office:value-type="float" office:value="0.834533654817472">
                <text:p>0.834533654817472</text:p>
              </table:table-cell>
              <table:table-cell office:value-type="float" office:value="0.960219351026375">
                <text:p>0.9602193510263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76448657269244">
                <text:p>0.976448657269244</text:p>
              </table:table-cell>
              <table:table-cell office:value-type="float" office:value="0.209116977206301">
                <text:p>0.209116977206301</text:p>
              </table:table-cell>
              <table:table-cell office:value-type="float" office:value="0.903592050171132">
                <text:p>0.903592050171132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74219190440733">
                <text:p>0.0674219190440733</text:p>
              </table:table-cell>
              <table:table-cell office:value-type="float" office:value="0.140332968389685">
                <text:p>0.140332968389685</text:p>
              </table:table-cell>
              <table:table-cell office:value-type="float" office:value="0.903592050171132">
                <text:p>0.903592050171132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96479736833889">
                <text:p>0.796479736833889</text:p>
              </table:table-cell>
              <table:table-cell office:value-type="float" office:value="0.140332968389685">
                <text:p>0.140332968389685</text:p>
              </table:table-cell>
              <table:table-cell office:value-type="float" office:value="0.903592050171132">
                <text:p>0.903592050171132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77933089944278">
                <text:p>0.077933089944278</text:p>
              </table:table-cell>
              <table:table-cell office:value-type="float" office:value="0.110188099575479">
                <text:p>0.110188099575479</text:p>
              </table:table-cell>
              <table:table-cell office:value-type="float" office:value="0.903592050171132">
                <text:p>0.903592050171132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18861192569895">
                <text:p>0.818861192569895</text:p>
              </table:table-cell>
              <table:table-cell office:value-type="float" office:value="0.110188099575479">
                <text:p>0.110188099575479</text:p>
              </table:table-cell>
              <table:table-cell office:value-type="float" office:value="0.903592050171132">
                <text:p>0.903592050171132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03639046297058">
                <text:p>0.703639046297058</text:p>
              </table:table-cell>
              <table:table-cell office:value-type="float" office:value="0.110188099575479">
                <text:p>0.110188099575479</text:p>
              </table:table-cell>
              <table:table-cell office:value-type="float" office:value="0.903592050171132">
                <text:p>0.903592050171132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52036376759093">
                <text:p>0.852036376759093</text:p>
              </table:table-cell>
              <table:table-cell office:value-type="float" office:value="0.110188099575479">
                <text:p>0.110188099575479</text:p>
              </table:table-cell>
              <table:table-cell office:value-type="float" office:value="0.903592050171132">
                <text:p>0.903592050171132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69091242118641">
                <text:p>0.669091242118641</text:p>
              </table:table-cell>
              <table:table-cell office:value-type="float" office:value="0.110188099575479">
                <text:p>0.110188099575479</text:p>
              </table:table-cell>
              <table:table-cell office:value-type="float" office:value="0.903592050171132">
                <text:p>0.903592050171132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933518233280552">
                <text:p>0.0933518233280552</text:p>
              </table:table-cell>
              <table:table-cell office:value-type="float" office:value="0.102151690865491">
                <text:p>0.102151690865491</text:p>
              </table:table-cell>
              <table:table-cell office:value-type="float" office:value="0.903592050171132">
                <text:p>0.903592050171132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43190231175484">
                <text:p>0.643190231175484</text:p>
              </table:table-cell>
              <table:table-cell office:value-type="float" office:value="0.102151690865491">
                <text:p>0.102151690865491</text:p>
              </table:table-cell>
              <table:table-cell office:value-type="float" office:value="0.903592050171132">
                <text:p>0.903592050171132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83735648157605">
                <text:p>0.883735648157605</text:p>
              </table:table-cell>
              <table:table-cell office:value-type="float" office:value="0.102151690865491">
                <text:p>0.102151690865491</text:p>
              </table:table-cell>
              <table:table-cell office:value-type="float" office:value="0.903592050171132">
                <text:p>0.903592050171132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933357430192327">
                <text:p>0.0933357430192327</text:p>
              </table:table-cell>
              <table:table-cell office:value-type="float" office:value="0.0979735165307717">
                <text:p>0.0979735165307717</text:p>
              </table:table-cell>
              <table:table-cell office:value-type="float" office:value="0.903592050171132">
                <text:p>0.903592050171132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70005663280701">
                <text:p>0.770005663280701</text:p>
              </table:table-cell>
              <table:table-cell office:value-type="float" office:value="0.0979735165307717">
                <text:p>0.0979735165307717</text:p>
              </table:table-cell>
              <table:table-cell office:value-type="float" office:value="0.903592050171132">
                <text:p>0.903592050171132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33756243257299">
                <text:p>0.833756243257299</text:p>
              </table:table-cell>
              <table:table-cell office:value-type="float" office:value="0.164379899809339">
                <text:p>0.164379899809339</text:p>
              </table:table-cell>
              <table:table-cell office:value-type="float" office:value="0.903592050171132">
                <text:p>0.903592050171132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38380125505717">
                <text:p>0.938380125505717</text:p>
              </table:table-cell>
              <table:table-cell office:value-type="float" office:value="0.164379899809339">
                <text:p>0.164379899809339</text:p>
              </table:table-cell>
              <table:table-cell office:value-type="float" office:value="0.919962909152113">
                <text:p>0.919962909152113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704766216391377">
                <text:p>0.0704766216391377</text:p>
              </table:table-cell>
              <table:table-cell office:value-type="float" office:value="0.120293853720043">
                <text:p>0.120293853720043</text:p>
              </table:table-cell>
              <table:table-cell office:value-type="float" office:value="0.843912211971005">
                <text:p>0.843912211971005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99613309185885">
                <text:p>0.699613309185885</text:p>
              </table:table-cell>
              <table:table-cell office:value-type="float" office:value="0.120293853720043">
                <text:p>0.120293853720043</text:p>
              </table:table-cell>
              <table:table-cell office:value-type="float" office:value="0.843912211971005">
                <text:p>0.843912211971005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8732003664106">
                <text:p>0.88732003664106</text:p>
              </table:table-cell>
              <table:table-cell office:value-type="float" office:value="0.120293853720043">
                <text:p>0.120293853720043</text:p>
              </table:table-cell>
              <table:table-cell office:value-type="float" office:value="0.864196242190657">
                <text:p>0.864196242190657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96229221879236">
                <text:p>0.496229221879236</text:p>
              </table:table-cell>
              <table:table-cell office:value-type="float" office:value="0.120293853720043">
                <text:p>0.120293853720043</text:p>
              </table:table-cell>
              <table:table-cell office:value-type="float" office:value="0.864196242190657">
                <text:p>0.864196242190657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1210347449439">
                <text:p>0.81210347449439</text:p>
              </table:table-cell>
              <table:table-cell office:value-type="float" office:value="0.120293853720043">
                <text:p>0.120293853720043</text:p>
              </table:table-cell>
              <table:table-cell office:value-type="float" office:value="0.864196242190657">
                <text:p>0.864196242190657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11790599797059">
                <text:p>0.511790599797059</text:p>
              </table:table-cell>
              <table:table-cell office:value-type="float" office:value="0.120293853720043">
                <text:p>0.120293853720043</text:p>
              </table:table-cell>
              <table:table-cell office:value-type="float" office:value="0.864196242190657">
                <text:p>0.864196242190657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23982527633867">
                <text:p>0.623982527633867</text:p>
              </table:table-cell>
              <table:table-cell office:value-type="float" office:value="0.120293853720043">
                <text:p>0.120293853720043</text:p>
              </table:table-cell>
              <table:table-cell office:value-type="float" office:value="0.864196242190657">
                <text:p>0.864196242190657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71733115494007">
                <text:p>0.371733115494007</text:p>
              </table:table-cell>
              <table:table-cell office:value-type="float" office:value="0.142186693230183">
                <text:p>0.142186693230183</text:p>
              </table:table-cell>
              <table:table-cell office:value-type="float" office:value="0.864196242190657">
                <text:p>0.864196242190657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01517198073315">
                <text:p>0.501517198073315</text:p>
              </table:table-cell>
              <table:table-cell office:value-type="float" office:value="0.142186693230183">
                <text:p>0.142186693230183</text:p>
              </table:table-cell>
              <table:table-cell office:value-type="float" office:value="0.864196242190657">
                <text:p>0.864196242190657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30558357145482">
                <text:p>0.930558357145482</text:p>
              </table:table-cell>
              <table:table-cell office:value-type="float" office:value="0.142186693230183">
                <text:p>0.142186693230183</text:p>
              </table:table-cell>
              <table:table-cell office:value-type="float" office:value="0.894707559411267">
                <text:p>0.894707559411267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98489426337636">
                <text:p>0.698489426337636</text:p>
              </table:table-cell>
              <table:table-cell office:value-type="float" office:value="0.142186693230183">
                <text:p>0.142186693230183</text:p>
              </table:table-cell>
              <table:table-cell office:value-type="float" office:value="0.894707559411267">
                <text:p>0.894707559411267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82558557036071">
                <text:p>0.482558557036071</text:p>
              </table:table-cell>
              <table:table-cell office:value-type="float" office:value="0.142186693230183">
                <text:p>0.142186693230183</text:p>
              </table:table-cell>
              <table:table-cell office:value-type="float" office:value="0.894707559411267">
                <text:p>0.894707559411267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82541644412849">
                <text:p>0.682541644412849</text:p>
              </table:table-cell>
              <table:table-cell office:value-type="float" office:value="0.142186693230183">
                <text:p>0.142186693230183</text:p>
              </table:table-cell>
              <table:table-cell office:value-type="float" office:value="0.876589206294408">
                <text:p>0.876589206294408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34433512628685">
                <text:p>0.234433512628685</text:p>
              </table:table-cell>
              <table:table-cell office:value-type="float" office:value="0.142186693230183">
                <text:p>0.142186693230183</text:p>
              </table:table-cell>
              <table:table-cell office:value-type="float" office:value="0.876589206294408">
                <text:p>0.876589206294408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80778439037714">
                <text:p>0.880778439037714</text:p>
              </table:table-cell>
              <table:table-cell office:value-type="float" office:value="0.142186693230183">
                <text:p>0.142186693230183</text:p>
              </table:table-cell>
              <table:table-cell office:value-type="float" office:value="0.876589206294408">
                <text:p>0.876589206294408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23029780396771">
                <text:p>0.423029780396771</text:p>
              </table:table-cell>
              <table:table-cell office:value-type="float" office:value="0.165896535962694">
                <text:p>0.165896535962694</text:p>
              </table:table-cell>
              <table:table-cell office:value-type="float" office:value="0.876589206294408">
                <text:p>0.876589206294408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11144245087787">
                <text:p>0.311144245087787</text:p>
              </table:table-cell>
              <table:table-cell office:value-type="float" office:value="0.178112491313837">
                <text:p>0.178112491313837</text:p>
              </table:table-cell>
              <table:table-cell office:value-type="float" office:value="0.876589206294408">
                <text:p>0.876589206294408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827356065977651">
                <text:p>0.00827356065977651</text:p>
              </table:table-cell>
              <table:table-cell office:value-type="float" office:value="0.101435773185593">
                <text:p>0.101435773185593</text:p>
              </table:table-cell>
              <table:table-cell office:value-type="float" office:value="0.876589206294408">
                <text:p>0.876589206294408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69509366348021">
                <text:p>0.269509366348021</text:p>
              </table:table-cell>
              <table:table-cell office:value-type="float" office:value="0.101435773185593">
                <text:p>0.101435773185593</text:p>
              </table:table-cell>
              <table:table-cell office:value-type="float" office:value="0.876589206294408">
                <text:p>0.876589206294408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16312437646695">
                <text:p>0.216312437646695</text:p>
              </table:table-cell>
              <table:table-cell office:value-type="float" office:value="0.101435773185593">
                <text:p>0.101435773185593</text:p>
              </table:table-cell>
              <table:table-cell office:value-type="float" office:value="0.876589206294408">
                <text:p>0.876589206294408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15685345187211">
                <text:p>0.615685345187211</text:p>
              </table:table-cell>
              <table:table-cell office:value-type="float" office:value="0.101435773185593">
                <text:p>0.101435773185593</text:p>
              </table:table-cell>
              <table:table-cell office:value-type="float" office:value="0.876589206294408">
                <text:p>0.876589206294408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12124057894096">
                <text:p>0.612124057894096</text:p>
              </table:table-cell>
              <table:table-cell office:value-type="float" office:value="0.101435773185593">
                <text:p>0.101435773185593</text:p>
              </table:table-cell>
              <table:table-cell office:value-type="float" office:value="0.876589206294408">
                <text:p>0.876589206294408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40627893597702">
                <text:p>0.940627893597702</text:p>
              </table:table-cell>
              <table:table-cell office:value-type="float" office:value="0.101435773185593">
                <text:p>0.101435773185593</text:p>
              </table:table-cell>
              <table:table-cell office:value-type="float" office:value="0.905177905983378">
                <text:p>0.905177905983378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37280699839934">
                <text:p>0.637280699839934</text:p>
              </table:table-cell>
              <table:table-cell office:value-type="float" office:value="0.101435773185593">
                <text:p>0.101435773185593</text:p>
              </table:table-cell>
              <table:table-cell office:value-type="float" office:value="0.905177905983378">
                <text:p>0.905177905983378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25978821815216">
                <text:p>0.625978821815216</text:p>
              </table:table-cell>
              <table:table-cell office:value-type="float" office:value="0.101435773185593">
                <text:p>0.101435773185593</text:p>
              </table:table-cell>
              <table:table-cell office:value-type="float" office:value="0.905177905983378">
                <text:p>0.905177905983378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53928933271847">
                <text:p>0.753928933271847</text:p>
              </table:table-cell>
              <table:table-cell office:value-type="float" office:value="0.101435773185593">
                <text:p>0.101435773185593</text:p>
              </table:table-cell>
              <table:table-cell office:value-type="float" office:value="0.905177905983378">
                <text:p>0.905177905983378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10096525237322">
                <text:p>0.210096525237322</text:p>
              </table:table-cell>
              <table:table-cell office:value-type="float" office:value="0.101435773185593">
                <text:p>0.101435773185593</text:p>
              </table:table-cell>
              <table:table-cell office:value-type="float" office:value="0.905177905983378">
                <text:p>0.905177905983378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18695976509009">
                <text:p>0.018695976509009</text:p>
              </table:table-cell>
              <table:table-cell office:value-type="float" office:value="0.0649060616286023">
                <text:p>0.0649060616286023</text:p>
              </table:table-cell>
              <table:table-cell office:value-type="float" office:value="0.905177905983378">
                <text:p>0.905177905983378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42940241930738">
                <text:p>0.342940241930738</text:p>
              </table:table-cell>
              <table:table-cell office:value-type="float" office:value="0.0649060616286023">
                <text:p>0.0649060616286023</text:p>
              </table:table-cell>
              <table:table-cell office:value-type="float" office:value="0.905177905983378">
                <text:p>0.905177905983378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81161840336592">
                <text:p>0.881161840336592</text:p>
              </table:table-cell>
              <table:table-cell office:value-type="float" office:value="0.0649060616286023">
                <text:p>0.0649060616286023</text:p>
              </table:table-cell>
              <table:table-cell office:value-type="float" office:value="0.90325277046059">
                <text:p>0.90325277046059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11877988029507">
                <text:p>0.811877988029507</text:p>
              </table:table-cell>
              <table:table-cell office:value-type="float" office:value="0.0649060616286023">
                <text:p>0.0649060616286023</text:p>
              </table:table-cell>
              <table:table-cell office:value-type="float" office:value="0.90325277046059">
                <text:p>0.90325277046059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22340127614096">
                <text:p>0.222340127614096</text:p>
              </table:table-cell>
              <table:table-cell office:value-type="float" office:value="0.0649060616286023">
                <text:p>0.0649060616286023</text:p>
              </table:table-cell>
              <table:table-cell office:value-type="float" office:value="0.849061553361784">
                <text:p>0.849061553361784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33372308042979">
                <text:p>0.333372308042979</text:p>
              </table:table-cell>
              <table:table-cell office:value-type="float" office:value="0.0649060616286023">
                <text:p>0.0649060616286023</text:p>
              </table:table-cell>
              <table:table-cell office:value-type="float" office:value="0.849061553361784">
                <text:p>0.849061553361784</text:p>
              </table:table-cell>
              <table:table-cell office:value-type="float" office:value="0.974899863231593">
                <text:p>0.97489986323159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8861531993885">
                <text:p>0.98861531993885</text:p>
              </table:table-cell>
              <table:table-cell office:value-type="float" office:value="0.137897705904402">
                <text:p>0.137897705904402</text:p>
              </table:table-cell>
              <table:table-cell office:value-type="float" office:value="0.909869294789699">
                <text:p>0.909869294789699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47417930749306">
                <text:p>0.347417930749306</text:p>
              </table:table-cell>
              <table:table-cell office:value-type="float" office:value="0.137897705904402">
                <text:p>0.137897705904402</text:p>
              </table:table-cell>
              <table:table-cell office:value-type="float" office:value="0.865581785810141">
                <text:p>0.865581785810141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27246113874799">
                <text:p>0.927246113874799</text:p>
              </table:table-cell>
              <table:table-cell office:value-type="float" office:value="0.137897705904402">
                <text:p>0.137897705904402</text:p>
              </table:table-cell>
              <table:table-cell office:value-type="float" office:value="0.892334205794808">
                <text:p>0.892334205794808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2345429987981">
                <text:p>0.72345429987981</text:p>
              </table:table-cell>
              <table:table-cell office:value-type="float" office:value="0.137897705904402">
                <text:p>0.137897705904402</text:p>
              </table:table-cell>
              <table:table-cell office:value-type="float" office:value="0.892334205794808">
                <text:p>0.892334205794808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86707859363157">
                <text:p>0.286707859363157</text:p>
              </table:table-cell>
              <table:table-cell office:value-type="float" office:value="0.137897705904402">
                <text:p>0.137897705904402</text:p>
              </table:table-cell>
              <table:table-cell office:value-type="float" office:value="0.892334205794808">
                <text:p>0.892334205794808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629877907296409">
                <text:p>0.0629877907296409</text:p>
              </table:table-cell>
              <table:table-cell office:value-type="float" office:value="0.105608949363557">
                <text:p>0.105608949363557</text:p>
              </table:table-cell>
              <table:table-cell office:value-type="float" office:value="0.892334205794808">
                <text:p>0.892334205794808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01524001609253">
                <text:p>0.0101524001609253</text:p>
              </table:table-cell>
              <table:table-cell office:value-type="float" office:value="0.0645523690613497">
                <text:p>0.0645523690613497</text:p>
              </table:table-cell>
              <table:table-cell office:value-type="float" office:value="0.892334205794808">
                <text:p>0.892334205794808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56317604271653">
                <text:p>0.856317604271653</text:p>
              </table:table-cell>
              <table:table-cell office:value-type="float" office:value="0.0645523690613497">
                <text:p>0.0645523690613497</text:p>
              </table:table-cell>
              <table:table-cell office:value-type="float" office:value="0.892334205794808">
                <text:p>0.892334205794808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78014855417829">
                <text:p>0.678014855417829</text:p>
              </table:table-cell>
              <table:table-cell office:value-type="float" office:value="0.0645523690613497">
                <text:p>0.0645523690613497</text:p>
              </table:table-cell>
              <table:table-cell office:value-type="float" office:value="0.892334205794808">
                <text:p>0.892334205794808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47302415335752">
                <text:p>0.447302415335752</text:p>
              </table:table-cell>
              <table:table-cell office:value-type="float" office:value="0.0645523690613497">
                <text:p>0.0645523690613497</text:p>
              </table:table-cell>
              <table:table-cell office:value-type="float" office:value="0.892334205794808">
                <text:p>0.892334205794808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37365245666566">
                <text:p>0.737365245666566</text:p>
              </table:table-cell>
              <table:table-cell office:value-type="float" office:value="0.0645523690613497">
                <text:p>0.0645523690613497</text:p>
              </table:table-cell>
              <table:table-cell office:value-type="float" office:value="0.892334205794808">
                <text:p>0.892334205794808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3482045130597">
                <text:p>0.13482045130597</text:p>
              </table:table-cell>
              <table:table-cell office:value-type="float" office:value="0.0645523690613497">
                <text:p>0.0645523690613497</text:p>
              </table:table-cell>
              <table:table-cell office:value-type="float" office:value="0.892334205794808">
                <text:p>0.892334205794808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42227700156618">
                <text:p>0.942227700156618</text:p>
              </table:table-cell>
              <table:table-cell office:value-type="float" office:value="0.0645523690613497">
                <text:p>0.0645523690613497</text:p>
              </table:table-cell>
              <table:table-cell office:value-type="float" office:value="0.913520402976044">
                <text:p>0.913520402976044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658003233397118">
                <text:p>0.658003233397118</text:p>
              </table:table-cell>
              <table:table-cell office:value-type="float" office:value="0.0645523690613497">
                <text:p>0.0645523690613497</text:p>
              </table:table-cell>
              <table:table-cell office:value-type="float" office:value="0.913520402976044">
                <text:p>0.913520402976044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58347774852213">
                <text:p>0.658347774852213</text:p>
              </table:table-cell>
              <table:table-cell office:value-type="float" office:value="0.0645523690613497">
                <text:p>0.0645523690613497</text:p>
              </table:table-cell>
              <table:table-cell office:value-type="float" office:value="0.894312828408951">
                <text:p>0.894312828408951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07880150798848">
                <text:p>0.407880150798848</text:p>
              </table:table-cell>
              <table:table-cell office:value-type="float" office:value="0.0645523690613497">
                <text:p>0.0645523690613497</text:p>
              </table:table-cell>
              <table:table-cell office:value-type="float" office:value="0.894312828408951">
                <text:p>0.894312828408951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79718004969046">
                <text:p>0.179718004969046</text:p>
              </table:table-cell>
              <table:table-cell office:value-type="float" office:value="0.0645523690613497">
                <text:p>0.0645523690613497</text:p>
              </table:table-cell>
              <table:table-cell office:value-type="float" office:value="0.840885178058304">
                <text:p>0.840885178058304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00133335890585">
                <text:p>0.100133335890585</text:p>
              </table:table-cell>
              <table:table-cell office:value-type="float" office:value="0.0645523690613497">
                <text:p>0.0645523690613497</text:p>
              </table:table-cell>
              <table:table-cell office:value-type="float" office:value="0.840885178058304">
                <text:p>0.840885178058304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69836977406389">
                <text:p>0.269836977406389</text:p>
              </table:table-cell>
              <table:table-cell office:value-type="float" office:value="0.0645523690613497">
                <text:p>0.0645523690613497</text:p>
              </table:table-cell>
              <table:table-cell office:value-type="float" office:value="0.840885178058304">
                <text:p>0.840885178058304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68150570450513">
                <text:p>0.668150570450513</text:p>
              </table:table-cell>
              <table:table-cell office:value-type="float" office:value="0.0645523690613497">
                <text:p>0.0645523690613497</text:p>
              </table:table-cell>
              <table:table-cell office:value-type="float" office:value="0.840885178058304">
                <text:p>0.840885178058304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58922916137048">
                <text:p>0.258922916137048</text:p>
              </table:table-cell>
              <table:table-cell office:value-type="float" office:value="0.0645523690613497">
                <text:p>0.0645523690613497</text:p>
              </table:table-cell>
              <table:table-cell office:value-type="float" office:value="0.840885178058304">
                <text:p>0.840885178058304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64016791171281">
                <text:p>0.564016791171281</text:p>
              </table:table-cell>
              <table:table-cell office:value-type="float" office:value="0.0645523690613497">
                <text:p>0.0645523690613497</text:p>
              </table:table-cell>
              <table:table-cell office:value-type="float" office:value="0.840885178058304">
                <text:p>0.840885178058304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20382666157793">
                <text:p>0.120382666157793</text:p>
              </table:table-cell>
              <table:table-cell office:value-type="float" office:value="0.0645523690613497">
                <text:p>0.0645523690613497</text:p>
              </table:table-cell>
              <table:table-cell office:value-type="float" office:value="0.840885178058304">
                <text:p>0.840885178058304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501117826970656">
                <text:p>0.0501117826970656</text:p>
              </table:table-cell>
              <table:table-cell office:value-type="float" office:value="0.0585604245118542">
                <text:p>0.0585604245118542</text:p>
              </table:table-cell>
              <table:table-cell office:value-type="float" office:value="0.783122329602406">
                <text:p>0.783122329602406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82992331997354">
                <text:p>0.682992331997354</text:p>
              </table:table-cell>
              <table:table-cell office:value-type="float" office:value="0.0585604245118542">
                <text:p>0.0585604245118542</text:p>
              </table:table-cell>
              <table:table-cell office:value-type="float" office:value="0.783122329602406">
                <text:p>0.783122329602406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49580282997273">
                <text:p>0.249580282997273</text:p>
              </table:table-cell>
              <table:table-cell office:value-type="float" office:value="0.0585604245118542">
                <text:p>0.0585604245118542</text:p>
              </table:table-cell>
              <table:table-cell office:value-type="float" office:value="0.783122329602406">
                <text:p>0.783122329602406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7219332207192">
                <text:p>0.67219332207192</text:p>
              </table:table-cell>
              <table:table-cell office:value-type="float" office:value="0.0585604245118542">
                <text:p>0.0585604245118542</text:p>
              </table:table-cell>
              <table:table-cell office:value-type="float" office:value="0.783122329602406">
                <text:p>0.783122329602406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85523834164283">
                <text:p>0.485523834164283</text:p>
              </table:table-cell>
              <table:table-cell office:value-type="float" office:value="0.0585604245118542">
                <text:p>0.0585604245118542</text:p>
              </table:table-cell>
              <table:table-cell office:value-type="float" office:value="0.761666057400667">
                <text:p>0.761666057400667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30355304370077">
                <text:p>0.230355304370077</text:p>
              </table:table-cell>
              <table:table-cell office:value-type="float" office:value="0.0585604245118542">
                <text:p>0.0585604245118542</text:p>
              </table:table-cell>
              <table:table-cell office:value-type="float" office:value="0.761666057400667">
                <text:p>0.761666057400667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65469127169649">
                <text:p>0.465469127169649</text:p>
              </table:table-cell>
              <table:table-cell office:value-type="float" office:value="0.0585604245118542">
                <text:p>0.0585604245118542</text:p>
              </table:table-cell>
              <table:table-cell office:value-type="float" office:value="0.761666057400667">
                <text:p>0.761666057400667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43274386469172">
                <text:p>0.743274386469172</text:p>
              </table:table-cell>
              <table:table-cell office:value-type="float" office:value="0.0585604245118542">
                <text:p>0.0585604245118542</text:p>
              </table:table-cell>
              <table:table-cell office:value-type="float" office:value="0.761666057400667">
                <text:p>0.761666057400667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51337500167852">
                <text:p>0.551337500167852</text:p>
              </table:table-cell>
              <table:table-cell office:value-type="float" office:value="0.0585604245118542">
                <text:p>0.0585604245118542</text:p>
              </table:table-cell>
              <table:table-cell office:value-type="float" office:value="0.761666057400667">
                <text:p>0.761666057400667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89242286015311">
                <text:p>0.489242286015311</text:p>
              </table:table-cell>
              <table:table-cell office:value-type="float" office:value="0.0585604245118542">
                <text:p>0.0585604245118542</text:p>
              </table:table-cell>
              <table:table-cell office:value-type="float" office:value="0.742338368760344">
                <text:p>0.742338368760344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26915624163433">
                <text:p>0.826915624163433</text:p>
              </table:table-cell>
              <table:table-cell office:value-type="float" office:value="0.0585604245118542">
                <text:p>0.0585604245118542</text:p>
              </table:table-cell>
              <table:table-cell office:value-type="float" office:value="0.776719366891681">
                <text:p>0.776719366891681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66436511219349">
                <text:p>0.866436511219349</text:p>
              </table:table-cell>
              <table:table-cell office:value-type="float" office:value="0.0585604245118542">
                <text:p>0.0585604245118542</text:p>
              </table:table-cell>
              <table:table-cell office:value-type="float" office:value="0.81311577432684">
                <text:p>0.81311577432684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35381512075346">
                <text:p>0.435381512075346</text:p>
              </table:table-cell>
              <table:table-cell office:value-type="float" office:value="0.0585604245118542">
                <text:p>0.0585604245118542</text:p>
              </table:table-cell>
              <table:table-cell office:value-type="float" office:value="0.81311577432684">
                <text:p>0.81311577432684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73965041690446">
                <text:p>0.773965041690446</text:p>
              </table:table-cell>
              <table:table-cell office:value-type="float" office:value="0.108676334646957">
                <text:p>0.108676334646957</text:p>
              </table:table-cell>
              <table:table-cell office:value-type="float" office:value="0.81311577432684">
                <text:p>0.81311577432684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03044454095972">
                <text:p>0.303044454095972</text:p>
              </table:table-cell>
              <table:table-cell office:value-type="float" office:value="0.108676334646957">
                <text:p>0.108676334646957</text:p>
              </table:table-cell>
              <table:table-cell office:value-type="float" office:value="0.81311577432684">
                <text:p>0.81311577432684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03509644673504">
                <text:p>0.0203509644673504</text:p>
              </table:table-cell>
              <table:table-cell office:value-type="float" office:value="0.0731329261239765">
                <text:p>0.0731329261239765</text:p>
              </table:table-cell>
              <table:table-cell office:value-type="float" office:value="0.81311577432684">
                <text:p>0.81311577432684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71140885335951">
                <text:p>0.971140885335951</text:p>
              </table:table-cell>
              <table:table-cell office:value-type="float" office:value="0.0731329261239765">
                <text:p>0.0731329261239765</text:p>
              </table:table-cell>
              <table:table-cell office:value-type="float" office:value="0.876579674330499">
                <text:p>0.876579674330499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697102044186908">
                <text:p>0.00697102044186908</text:p>
              </table:table-cell>
              <table:table-cell office:value-type="float" office:value="0.0466151282553964">
                <text:p>0.0466151282553964</text:p>
              </table:table-cell>
              <table:table-cell office:value-type="float" office:value="0.876579674330499">
                <text:p>0.876579674330499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0584458380008">
                <text:p>0.60584458380008</text:p>
              </table:table-cell>
              <table:table-cell office:value-type="float" office:value="0.0466151282553964">
                <text:p>0.0466151282553964</text:p>
              </table:table-cell>
              <table:table-cell office:value-type="float" office:value="0.876579674330499">
                <text:p>0.876579674330499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82450646672196">
                <text:p>0.782450646672196</text:p>
              </table:table-cell>
              <table:table-cell office:value-type="float" office:value="0.0466151282553964">
                <text:p>0.0466151282553964</text:p>
              </table:table-cell>
              <table:table-cell office:value-type="float" office:value="0.876579674330499">
                <text:p>0.876579674330499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985791421419221">
                <text:p>0.0985791421419221</text:p>
              </table:table-cell>
              <table:table-cell office:value-type="float" office:value="0.0466151282553964">
                <text:p>0.0466151282553964</text:p>
              </table:table-cell>
              <table:table-cell office:value-type="float" office:value="0.876579674330499">
                <text:p>0.876579674330499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80517180696461">
                <text:p>0.280517180696461</text:p>
              </table:table-cell>
              <table:table-cell office:value-type="float" office:value="0.0466151282553964">
                <text:p>0.0466151282553964</text:p>
              </table:table-cell>
              <table:table-cell office:value-type="float" office:value="0.876579674330499">
                <text:p>0.876579674330499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3570555631494">
                <text:p>0.73570555631494</text:p>
              </table:table-cell>
              <table:table-cell office:value-type="float" office:value="0.0466151282553964">
                <text:p>0.0466151282553964</text:p>
              </table:table-cell>
              <table:table-cell office:value-type="float" office:value="0.866983344765407">
                <text:p>0.866983344765407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95275279197878">
                <text:p>0.295275279197878</text:p>
              </table:table-cell>
              <table:table-cell office:value-type="float" office:value="0.0466151282553964">
                <text:p>0.0466151282553964</text:p>
              </table:table-cell>
              <table:table-cell office:value-type="float" office:value="0.866983344765407">
                <text:p>0.866983344765407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349301573576685">
                <text:p>0.0349301573576685</text:p>
              </table:table-cell>
              <table:table-cell office:value-type="float" office:value="0.0419965626831719">
                <text:p>0.0419965626831719</text:p>
              </table:table-cell>
              <table:table-cell office:value-type="float" office:value="0.810649344263867">
                <text:p>0.810649344263867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15957647238181">
                <text:p>0.115957647238181</text:p>
              </table:table-cell>
              <table:table-cell office:value-type="float" office:value="0.0419965626831719">
                <text:p>0.0419965626831719</text:p>
              </table:table-cell>
              <table:table-cell office:value-type="float" office:value="0.763758240853426">
                <text:p>0.763758240853426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38674125405067">
                <text:p>0.738674125405067</text:p>
              </table:table-cell>
              <table:table-cell office:value-type="float" office:value="0.0419965626831719">
                <text:p>0.0419965626831719</text:p>
              </table:table-cell>
              <table:table-cell office:value-type="float" office:value="0.763758240853426">
                <text:p>0.763758240853426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989747824305291">
                <text:p>0.00989747824305291</text:p>
              </table:table-cell>
              <table:table-cell office:value-type="float" office:value="0.0293839558304729">
                <text:p>0.0293839558304729</text:p>
              </table:table-cell>
              <table:table-cell office:value-type="float" office:value="0.763758240853426">
                <text:p>0.763758240853426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1212299264784">
                <text:p>0.91212299264784</text:p>
              </table:table-cell>
              <table:table-cell office:value-type="float" office:value="0.0293839558304729">
                <text:p>0.0293839558304729</text:p>
              </table:table-cell>
              <table:table-cell office:value-type="float" office:value="0.821940496459078">
                <text:p>0.821940496459078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69662671656363">
                <text:p>0.769662671656363</text:p>
              </table:table-cell>
              <table:table-cell office:value-type="float" office:value="0.0293839558304729">
                <text:p>0.0293839558304729</text:p>
              </table:table-cell>
              <table:table-cell office:value-type="float" office:value="0.821940496459078">
                <text:p>0.821940496459078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71548915729981">
                <text:p>0.671548915729981</text:p>
              </table:table-cell>
              <table:table-cell office:value-type="float" office:value="0.0293839558304729">
                <text:p>0.0293839558304729</text:p>
              </table:table-cell>
              <table:table-cell office:value-type="float" office:value="0.821940496459078">
                <text:p>0.821940496459078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133210663498134">
                <text:p>0.00133210663498134</text:p>
              </table:table-cell>
              <table:table-cell office:value-type="float" office:value="0.0184475623819382">
                <text:p>0.0184475623819382</text:p>
              </table:table-cell>
              <table:table-cell office:value-type="float" office:value="0.821940496459078">
                <text:p>0.821940496459078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8403237004424">
                <text:p>0.38403237004424</text:p>
              </table:table-cell>
              <table:table-cell office:value-type="float" office:value="0.0184475623819382">
                <text:p>0.0184475623819382</text:p>
              </table:table-cell>
              <table:table-cell office:value-type="float" office:value="0.821940496459078">
                <text:p>0.821940496459078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93207603344715">
                <text:p>0.893207603344715</text:p>
              </table:table-cell>
              <table:table-cell office:value-type="float" office:value="0.0760923756249548">
                <text:p>0.0760923756249548</text:p>
              </table:table-cell>
              <table:table-cell office:value-type="float" office:value="0.849617042822432">
                <text:p>0.849617042822432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56848793650944">
                <text:p>0.356848793650944</text:p>
              </table:table-cell>
              <table:table-cell office:value-type="float" office:value="0.0760923756249548">
                <text:p>0.0760923756249548</text:p>
              </table:table-cell>
              <table:table-cell office:value-type="float" office:value="0.849617042822432">
                <text:p>0.849617042822432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17243997576902">
                <text:p>0.917243997576902</text:p>
              </table:table-cell>
              <table:table-cell office:value-type="float" office:value="0.0760923756249548">
                <text:p>0.0760923756249548</text:p>
              </table:table-cell>
              <table:table-cell office:value-type="float" office:value="0.87577834059979">
                <text:p>0.87577834059979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90896756053226">
                <text:p>0.690896756053226</text:p>
              </table:table-cell>
              <table:table-cell office:value-type="float" office:value="0.0760923756249548">
                <text:p>0.0760923756249548</text:p>
              </table:table-cell>
              <table:table-cell office:value-type="float" office:value="0.87577834059979">
                <text:p>0.87577834059979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39660604723696">
                <text:p>0.0239660604723696</text:p>
              </table:table-cell>
              <table:table-cell office:value-type="float" office:value="0.056005163620105">
                <text:p>0.056005163620105</text:p>
              </table:table-cell>
              <table:table-cell office:value-type="float" office:value="0.87577834059979">
                <text:p>0.87577834059979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1666489608595">
                <text:p>0.41666489608595</text:p>
              </table:table-cell>
              <table:table-cell office:value-type="float" office:value="0.056005163620105">
                <text:p>0.056005163620105</text:p>
              </table:table-cell>
              <table:table-cell office:value-type="float" office:value="0.87577834059979">
                <text:p>0.87577834059979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85227581222909">
                <text:p>0.985227581222909</text:p>
              </table:table-cell>
              <table:table-cell office:value-type="float" office:value="0.056005163620105">
                <text:p>0.056005163620105</text:p>
              </table:table-cell>
              <table:table-cell office:value-type="float" office:value="0.917793404178722">
                <text:p>0.917793404178722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29360152793682">
                <text:p>0.129360152793682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917793404178722">
                <text:p>0.917793404178722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37470988613997">
                <text:p>0.337470988613997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917793404178722">
                <text:p>0.917793404178722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60235256657266">
                <text:p>0.160235256657266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917793404178722">
                <text:p>0.917793404178722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44015239996473">
                <text:p>0.744015239996473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917793404178722">
                <text:p>0.917793404178722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93109957706878">
                <text:p>0.393109957706878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917793404178722">
                <text:p>0.917793404178722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08945642277136">
                <text:p>0.208945642277136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917793404178722">
                <text:p>0.917793404178722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80184526896499">
                <text:p>0.980184526896499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941426405208183">
                <text:p>0.941426405208183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15719336038747">
                <text:p>0.315719336038747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941426405208183">
                <text:p>0.941426405208183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36096263055755">
                <text:p>0.536096263055755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941426405208183">
                <text:p>0.941426405208183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38172897042044">
                <text:p>0.338172897042044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941426405208183">
                <text:p>0.941426405208183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85411488799835">
                <text:p>0.285411488799835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941426405208183">
                <text:p>0.941426405208183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13758721872714">
                <text:p>0.813758721872714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941426405208183">
                <text:p>0.941426405208183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761102801613175">
                <text:p>0.761102801613175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941426405208183">
                <text:p>0.941426405208183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44481401756318">
                <text:p>0.144481401756318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891849733142748">
                <text:p>0.891849733142748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4413060187673">
                <text:p>0.74413060187673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891849733142748">
                <text:p>0.891849733142748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62762084682583">
                <text:p>0.162762084682583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891849733142748">
                <text:p>0.891849733142748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34475914957597">
                <text:p>0.734475914957597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891849733142748">
                <text:p>0.891849733142748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51740833027808">
                <text:p>0.851740833027808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891849733142748">
                <text:p>0.891849733142748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3063453951108">
                <text:p>0.13063453951108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845149414515038">
                <text:p>0.845149414515038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91106209840741">
                <text:p>0.691106209840741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845149414515038">
                <text:p>0.845149414515038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18824306998037">
                <text:p>0.918824306998037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872335721704337">
                <text:p>0.872335721704337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52226657822418">
                <text:p>0.752226657822418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872335721704337">
                <text:p>0.872335721704337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93426953768153">
                <text:p>0.893426953768153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880089851139563">
                <text:p>0.880089851139563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859051997133328">
                <text:p>0.0859051997133328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880089851139563">
                <text:p>0.880089851139563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744234320797454">
                <text:p>0.0744234320797454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880089851139563">
                <text:p>0.880089851139563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45464205648897">
                <text:p>0.145464205648897</text:p>
              </table:table-cell>
              <table:table-cell office:value-type="float" office:value="0.0607407988153004">
                <text:p>0.0607407988153004</text:p>
              </table:table-cell>
              <table:table-cell office:value-type="float" office:value="0.835875247137717">
                <text:p>0.835875247137717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88998675480702">
                <text:p>0.488998675480702</text:p>
              </table:table-cell>
              <table:table-cell office:value-type="float" office:value="0.0864465537171853">
                <text:p>0.0864465537171853</text:p>
              </table:table-cell>
              <table:table-cell office:value-type="float" office:value="0.835875247137717">
                <text:p>0.835875247137717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28462298290433">
                <text:p>0.628462298290433</text:p>
              </table:table-cell>
              <table:table-cell office:value-type="float" office:value="0.0864465537171853">
                <text:p>0.0864465537171853</text:p>
              </table:table-cell>
              <table:table-cell office:value-type="float" office:value="0.835875247137717">
                <text:p>0.835875247137717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17189102577027">
                <text:p>0.917189102577027</text:p>
              </table:table-cell>
              <table:table-cell office:value-type="float" office:value="0.0864465537171853">
                <text:p>0.0864465537171853</text:p>
              </table:table-cell>
              <table:table-cell office:value-type="float" office:value="0.865443921842921">
                <text:p>0.865443921842921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55811085963247">
                <text:p>0.755811085963247</text:p>
              </table:table-cell>
              <table:table-cell office:value-type="float" office:value="0.0864465537171853">
                <text:p>0.0864465537171853</text:p>
              </table:table-cell>
              <table:table-cell office:value-type="float" office:value="0.865443921842921">
                <text:p>0.865443921842921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91443662807447">
                <text:p>0.591443662807447</text:p>
              </table:table-cell>
              <table:table-cell office:value-type="float" office:value="0.0864465537171853">
                <text:p>0.0864465537171853</text:p>
              </table:table-cell>
              <table:table-cell office:value-type="float" office:value="0.865443921842921">
                <text:p>0.865443921842921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36895715460355">
                <text:p>0.836895715460355</text:p>
              </table:table-cell>
              <table:table-cell office:value-type="float" office:value="0.0864465537171853">
                <text:p>0.0864465537171853</text:p>
              </table:table-cell>
              <table:table-cell office:value-type="float" office:value="0.865443921842921">
                <text:p>0.865443921842921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38470830563353">
                <text:p>0.538470830563353</text:p>
              </table:table-cell>
              <table:table-cell office:value-type="float" office:value="0.0864465537171853">
                <text:p>0.0864465537171853</text:p>
              </table:table-cell>
              <table:table-cell office:value-type="float" office:value="0.865443921842921">
                <text:p>0.865443921842921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27203256666603">
                <text:p>0.527203256666603</text:p>
              </table:table-cell>
              <table:table-cell office:value-type="float" office:value="0.11241160249182">
                <text:p>0.11241160249182</text:p>
              </table:table-cell>
              <table:table-cell office:value-type="float" office:value="0.8455181094614">
                <text:p>0.8455181094614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16837394628656">
                <text:p>0.416837394628656</text:p>
              </table:table-cell>
              <table:table-cell office:value-type="float" office:value="0.11241160249182">
                <text:p>0.11241160249182</text:p>
              </table:table-cell>
              <table:table-cell office:value-type="float" office:value="0.8455181094614">
                <text:p>0.8455181094614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40578690266012">
                <text:p>0.640578690266012</text:p>
              </table:table-cell>
              <table:table-cell office:value-type="float" office:value="0.11241160249182">
                <text:p>0.11241160249182</text:p>
              </table:table-cell>
              <table:table-cell office:value-type="float" office:value="0.8455181094614">
                <text:p>0.8455181094614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51596438674445">
                <text:p>0.451596438674445</text:p>
              </table:table-cell>
              <table:table-cell office:value-type="float" office:value="0.11241160249182">
                <text:p>0.11241160249182</text:p>
              </table:table-cell>
              <table:table-cell office:value-type="float" office:value="0.8455181094614">
                <text:p>0.8455181094614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332729840367762">
                <text:p>0.0332729840367762</text:p>
              </table:table-cell>
              <table:table-cell office:value-type="float" office:value="0.0840972488406413">
                <text:p>0.0840972488406413</text:p>
              </table:table-cell>
              <table:table-cell office:value-type="float" office:value="0.8455181094614">
                <text:p>0.8455181094614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87077740455914">
                <text:p>0.187077740455914</text:p>
              </table:table-cell>
              <table:table-cell office:value-type="float" office:value="0.0840972488406413">
                <text:p>0.0840972488406413</text:p>
              </table:table-cell>
              <table:table-cell office:value-type="float" office:value="0.8455181094614">
                <text:p>0.8455181094614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35238920279004">
                <text:p>0.435238920279004</text:p>
              </table:table-cell>
              <table:table-cell office:value-type="float" office:value="0.0840972488406413">
                <text:p>0.0840972488406413</text:p>
              </table:table-cell>
              <table:table-cell office:value-type="float" office:value="0.8455181094614">
                <text:p>0.8455181094614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64475569397501">
                <text:p>0.064475569397501</text:p>
              </table:table-cell>
              <table:table-cell office:value-type="float" office:value="0.0771144447683494">
                <text:p>0.0771144447683494</text:p>
              </table:table-cell>
              <table:table-cell office:value-type="float" office:value="0.8455181094614">
                <text:p>0.8455181094614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46196747850254">
                <text:p>0.946196747850254</text:p>
              </table:table-cell>
              <table:table-cell office:value-type="float" office:value="0.0771144447683494">
                <text:p>0.0771144447683494</text:p>
              </table:table-cell>
              <table:table-cell office:value-type="float" office:value="0.881283167503622">
                <text:p>0.881283167503622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23722773179186">
                <text:p>0.923722773179186</text:p>
              </table:table-cell>
              <table:table-cell office:value-type="float" office:value="0.0771144447683494">
                <text:p>0.0771144447683494</text:p>
              </table:table-cell>
              <table:table-cell office:value-type="float" office:value="0.896332673062333">
                <text:p>0.896332673062333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94167414896877">
                <text:p>0.294167414896877</text:p>
              </table:table-cell>
              <table:table-cell office:value-type="float" office:value="0.0771144447683494">
                <text:p>0.0771144447683494</text:p>
              </table:table-cell>
              <table:table-cell office:value-type="float" office:value="0.896332673062333">
                <text:p>0.896332673062333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94905169428518">
                <text:p>0.494905169428518</text:p>
              </table:table-cell>
              <table:table-cell office:value-type="float" office:value="0.0771144447683494">
                <text:p>0.0771144447683494</text:p>
              </table:table-cell>
              <table:table-cell office:value-type="float" office:value="0.896332673062333">
                <text:p>0.896332673062333</text:p>
              </table:table-cell>
              <table:table-cell office:value-type="float" office:value="0.987042808523543">
                <text:p>0.98704280852354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88117472953385">
                <text:p>0.988117472953385</text:p>
              </table:table-cell>
              <table:table-cell office:value-type="float" office:value="0.0771144447683494">
                <text:p>0.0771144447683494</text:p>
              </table:table-cell>
              <table:table-cell office:value-type="float" office:value="0.928708263852827">
                <text:p>0.928708263852827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76039940533967">
                <text:p>0.576039940533967</text:p>
              </table:table-cell>
              <table:table-cell office:value-type="float" office:value="0.0771144447683494">
                <text:p>0.0771144447683494</text:p>
              </table:table-cell>
              <table:table-cell office:value-type="float" office:value="0.928708263852827">
                <text:p>0.928708263852827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47042118007314">
                <text:p>0.447042118007314</text:p>
              </table:table-cell>
              <table:table-cell office:value-type="float" office:value="0.0771144447683494">
                <text:p>0.0771144447683494</text:p>
              </table:table-cell>
              <table:table-cell office:value-type="float" office:value="0.928708263852827">
                <text:p>0.928708263852827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44058399344098">
                <text:p>0.344058399344098</text:p>
              </table:table-cell>
              <table:table-cell office:value-type="float" office:value="0.0771144447683494">
                <text:p>0.0771144447683494</text:p>
              </table:table-cell>
              <table:table-cell office:value-type="float" office:value="0.928708263852827">
                <text:p>0.928708263852827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481762155388154">
                <text:p>0.0481762155388154</text:p>
              </table:table-cell>
              <table:table-cell office:value-type="float" office:value="0.0669784625513497">
                <text:p>0.0669784625513497</text:p>
              </table:table-cell>
              <table:table-cell office:value-type="float" office:value="0.928708263852827">
                <text:p>0.928708263852827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86656110456965">
                <text:p>0.486656110456965</text:p>
              </table:table-cell>
              <table:table-cell office:value-type="float" office:value="0.0669784625513497">
                <text:p>0.0669784625513497</text:p>
              </table:table-cell>
              <table:table-cell office:value-type="float" office:value="0.928708263852827">
                <text:p>0.928708263852827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99644343963925">
                <text:p>0.699644343963925</text:p>
              </table:table-cell>
              <table:table-cell office:value-type="float" office:value="0.102551466847812">
                <text:p>0.102551466847812</text:p>
              </table:table-cell>
              <table:table-cell office:value-type="float" office:value="0.928708263852827">
                <text:p>0.928708263852827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797947586023733">
                <text:p>0.0797947586023733</text:p>
              </table:table-cell>
              <table:table-cell office:value-type="float" office:value="0.0946223002117704">
                <text:p>0.0946223002117704</text:p>
              </table:table-cell>
              <table:table-cell office:value-type="float" office:value="0.928708263852827">
                <text:p>0.928708263852827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52502803312593">
                <text:p>0.952502803312593</text:p>
              </table:table-cell>
              <table:table-cell office:value-type="float" office:value="0.0946223002117704">
                <text:p>0.0946223002117704</text:p>
              </table:table-cell>
              <table:table-cell office:value-type="float" office:value="0.93698462540405">
                <text:p>0.93698462540405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689711500707457">
                <text:p>0.689711500707457</text:p>
              </table:table-cell>
              <table:table-cell office:value-type="float" office:value="0.0946223002117704">
                <text:p>0.0946223002117704</text:p>
              </table:table-cell>
              <table:table-cell office:value-type="float" office:value="0.93698462540405">
                <text:p>0.93698462540405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43209239556802">
                <text:p>0.343209239556802</text:p>
              </table:table-cell>
              <table:table-cell office:value-type="float" office:value="0.108459591575257">
                <text:p>0.108459591575257</text:p>
              </table:table-cell>
              <table:table-cell office:value-type="float" office:value="0.93698462540405">
                <text:p>0.93698462540405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24619689442">
                <text:p>0.424619689442</text:p>
              </table:table-cell>
              <table:table-cell office:value-type="float" office:value="0.108459591575257">
                <text:p>0.108459591575257</text:p>
              </table:table-cell>
              <table:table-cell office:value-type="float" office:value="0.93698462540405">
                <text:p>0.93698462540405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77754648542533">
                <text:p>0.277754648542533</text:p>
              </table:table-cell>
              <table:table-cell office:value-type="float" office:value="0.108459591575257">
                <text:p>0.108459591575257</text:p>
              </table:table-cell>
              <table:table-cell office:value-type="float" office:value="0.93698462540405">
                <text:p>0.93698462540405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63971982082362">
                <text:p>0.163971982082362</text:p>
              </table:table-cell>
              <table:table-cell office:value-type="float" office:value="0.108459591575257">
                <text:p>0.108459591575257</text:p>
              </table:table-cell>
              <table:table-cell office:value-type="float" office:value="0.93698462540405">
                <text:p>0.93698462540405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71436197075411">
                <text:p>0.971436197075411</text:p>
              </table:table-cell>
              <table:table-cell office:value-type="float" office:value="0.108459591575257">
                <text:p>0.108459591575257</text:p>
              </table:table-cell>
              <table:table-cell office:value-type="float" office:value="0.948844030454433">
                <text:p>0.948844030454433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647191189025221">
                <text:p>0.647191189025221</text:p>
              </table:table-cell>
              <table:table-cell office:value-type="float" office:value="0.108459591575257">
                <text:p>0.108459591575257</text:p>
              </table:table-cell>
              <table:table-cell office:value-type="float" office:value="0.948844030454433">
                <text:p>0.948844030454433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07927141079528">
                <text:p>0.207927141079528</text:p>
              </table:table-cell>
              <table:table-cell office:value-type="float" office:value="0.108459591575257">
                <text:p>0.108459591575257</text:p>
              </table:table-cell>
              <table:table-cell office:value-type="float" office:value="0.948844030454433">
                <text:p>0.948844030454433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826641473776554">
                <text:p>0.0826641473776554</text:p>
              </table:table-cell>
              <table:table-cell office:value-type="float" office:value="0.0996255353432014">
                <text:p>0.0996255353432014</text:p>
              </table:table-cell>
              <table:table-cell office:value-type="float" office:value="0.948844030454433">
                <text:p>0.948844030454433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50720486625625">
                <text:p>0.150720486625625</text:p>
              </table:table-cell>
              <table:table-cell office:value-type="float" office:value="0.0996255353432014">
                <text:p>0.0996255353432014</text:p>
              </table:table-cell>
              <table:table-cell office:value-type="float" office:value="0.948844030454433">
                <text:p>0.948844030454433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26687606982116">
                <text:p>0.126687606982116</text:p>
              </table:table-cell>
              <table:table-cell office:value-type="float" office:value="0.0996255353432014">
                <text:p>0.0996255353432014</text:p>
              </table:table-cell>
              <table:table-cell office:value-type="float" office:value="0.948844030454433">
                <text:p>0.948844030454433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653415762728223">
                <text:p>0.0653415762728223</text:p>
              </table:table-cell>
              <table:table-cell office:value-type="float" office:value="0.0879444589989496">
                <text:p>0.0879444589989496</text:p>
              </table:table-cell>
              <table:table-cell office:value-type="float" office:value="0.948844030454433">
                <text:p>0.948844030454433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2477473287205">
                <text:p>0.42477473287205</text:p>
              </table:table-cell>
              <table:table-cell office:value-type="float" office:value="0.106190952708218">
                <text:p>0.106190952708218</text:p>
              </table:table-cell>
              <table:table-cell office:value-type="float" office:value="0.948844030454433">
                <text:p>0.948844030454433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59075902351851">
                <text:p>0.0159075902351851</text:p>
              </table:table-cell>
              <table:table-cell office:value-type="float" office:value="0.0755344629041323">
                <text:p>0.0755344629041323</text:p>
              </table:table-cell>
              <table:table-cell office:value-type="float" office:value="0.948844030454433">
                <text:p>0.948844030454433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42367292807793">
                <text:p>0.142367292807793</text:p>
              </table:table-cell>
              <table:table-cell office:value-type="float" office:value="0.0755344629041323">
                <text:p>0.0755344629041323</text:p>
              </table:table-cell>
              <table:table-cell office:value-type="float" office:value="0.948844030454433">
                <text:p>0.948844030454433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614099498243305">
                <text:p>0.0614099498243305</text:p>
              </table:table-cell>
              <table:table-cell office:value-type="float" office:value="0.0707545938415936">
                <text:p>0.0707545938415936</text:p>
              </table:table-cell>
              <table:table-cell office:value-type="float" office:value="0.948844030454433">
                <text:p>0.948844030454433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92374981366353">
                <text:p>0.192374981366353</text:p>
              </table:table-cell>
              <table:table-cell office:value-type="float" office:value="0.0772792927431365">
                <text:p>0.0772792927431365</text:p>
              </table:table-cell>
              <table:table-cell office:value-type="float" office:value="0.908260926962583">
                <text:p>0.908260926962583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92687771986418">
                <text:p>0.292687771986418</text:p>
              </table:table-cell>
              <table:table-cell office:value-type="float" office:value="0.0772792927431365">
                <text:p>0.0772792927431365</text:p>
              </table:table-cell>
              <table:table-cell office:value-type="float" office:value="0.908260926962583">
                <text:p>0.908260926962583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947261668927943">
                <text:p>0.0947261668927943</text:p>
              </table:table-cell>
              <table:table-cell office:value-type="float" office:value="0.0772792927431365">
                <text:p>0.0772792927431365</text:p>
              </table:table-cell>
              <table:table-cell office:value-type="float" office:value="0.908260926962583">
                <text:p>0.908260926962583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65133831898827">
                <text:p>0.465133831898827</text:p>
              </table:table-cell>
              <table:table-cell office:value-type="float" office:value="0.0772792927431365">
                <text:p>0.0772792927431365</text:p>
              </table:table-cell>
              <table:table-cell office:value-type="float" office:value="0.908260926962583">
                <text:p>0.908260926962583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852895882291272">
                <text:p>0.852895882291272</text:p>
              </table:table-cell>
              <table:table-cell office:value-type="float" office:value="0.118491651380126">
                <text:p>0.118491651380126</text:p>
              </table:table-cell>
              <table:table-cell office:value-type="float" office:value="0.908260926962583">
                <text:p>0.908260926962583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782605260568215">
                <text:p>0.782605260568215</text:p>
              </table:table-cell>
              <table:table-cell office:value-type="float" office:value="0.118491651380126">
                <text:p>0.118491651380126</text:p>
              </table:table-cell>
              <table:table-cell office:value-type="float" office:value="0.908260926962583">
                <text:p>0.908260926962583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85123616800412">
                <text:p>0.485123616800412</text:p>
              </table:table-cell>
              <table:table-cell office:value-type="float" office:value="0.118491651380126">
                <text:p>0.118491651380126</text:p>
              </table:table-cell>
              <table:table-cell office:value-type="float" office:value="0.908260926962583">
                <text:p>0.908260926962583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23436352486239">
                <text:p>0.523436352486239</text:p>
              </table:table-cell>
              <table:table-cell office:value-type="float" office:value="0.118491651380126">
                <text:p>0.118491651380126</text:p>
              </table:table-cell>
              <table:table-cell office:value-type="float" office:value="0.908260926962583">
                <text:p>0.908260926962583</text:p>
              </table:table-cell>
              <table:table-cell office:value-type="float" office:value="0.987950847754504">
                <text:p>0.9879508477545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78681336720271">
                <text:p>0.378681336720271</text:p>
              </table:table-cell>
              <table:table-cell office:value-type="float" office:value="0.118491651380126">
                <text:p>0.118491651380126</text:p>
              </table:table-cell>
              <table:table-cell office:value-type="float" office:value="0.908260926962583">
                <text:p>0.908260926962583</text:p>
              </table:table-cell>
              <table:table-cell office:value-type="float" office:value="0.987950847754504">
                <text:p>0.9879508477545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